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7-09</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中国军机再越台海中线 耶伦吁美中多沟通</text:span>
</text:h>
      <text:p text:style-name="P4">
Author: None (Language: zh)</text:p>
      <text:p text:style-name="P4">
Publisher: None</text:p>
      <text:p text:style-name="P4">
Time: 2023-07-08T10:04:00Z</text:p>
      <text:p text:style-name="P4">
Description: 美国财政部长耶伦访华第三天，她在气候专家圆桌会议表示两国应加强在气候方面的合作；在与中国副总理何立峰会面时也称美中应该直接沟通、减少误解。与此同时，台湾称又发现解放军机越过台海中线。</text:p>
      <text:p text:style-name="P4">
Videos: []</text:p>
      <text:p text:style-name="P4">
Images: []</text:p>
      <text:p text:style-name="P4">
Subject: 时政风云</text:p>
      <text:p text:style-name="P4">
Subjects: ['薄熙来', '专题报道：习近平访美', '中国共产党', '专题报道：全景观看“习马会”', '中国反腐风暴', '20国集团', '能源转型', '专题报道：中国经济何处去？', '温室效应气体', '毛泽东']</text:p>
      <text:p text:style-name="P4">
Keywords: ['耶伦', '中美关系', '中国经济', '温室气体', '可再生能源', '台海安全', '两岸关系', '习近平']</text:p>
      <text:p text:style-name="P4">
ID: 66164366</text:p>
      <!--METADATA-->
      <text:p text:style-name="P4">
<text:a xlink:type="simple" xlink:href="https://www.dw.com/zh/overlay/image/article/66164366/66164354" text:style-name="Internet_20_link" text:visited-style-name="Visited_20_Internet_20_Link">
 </text:a>
</text:p>
      <text:p text:style-name="P4">
耶伦（图左）在访华第三天下午会晤中国国务院副总理何立峰</text:p>
      <text:p text:style-name="P4">
（德国之声中文网）就在美国财政部长耶伦进行为期四天的访华之旅时，台湾海峡另一侧的台湾国防部周六（7月8日）报告称，从7日上午6时至8日上午6时的24小时内，一共侦获中国军机13架次。</text:p>
      <text:p text:style-name="P4">
其中逾越海峡中线及其延伸线进入西南空域4架次，分别为两架苏-30战斗机、一架BZK-005无人侦察机和一架运-8反潜战机；另侦获持续在台海周边活动的中国军舰6艘次。台湾国防部表示，已运用任务机、舰及岸置飞弹系统严密监控与应处。</text:p>
      <text:h text:style-name="P12" text:outline-level="3">
<text:span text:style-name="T4">
北京抨击美国新一波对台军售</text:span>
</text:h>
      <text:p text:style-name="P4">
中国声称台湾是其领土的一部分，如必要时不排除对台使用武力。近年来由于台湾政府与美国互动密切，中国对台湾的态度因此更加强硬。</text:p>
      <text:p text:style-name="P4">
北京强烈反对美国对台湾的军事支持，并在本周三美国国务院批准价值达4.4亿美元的对台军售之后进行了抨击，指责美方「加速把台湾变成『火药桶』、把台湾民众推向灾难深渊」。</text:p>
      <text:p text:style-name="P4">
</text:p>
      <text:p text:style-name="P4">
去年11月习近平（图中）视察军委联合作战指挥中心（资料照）</text:p>
      <text:h text:style-name="P12" text:outline-level="3">
<text:span text:style-name="T4">
耶伦访华前习近平视察军队</text:span>
</text:h>
      <text:p text:style-name="P4">
在耶伦抵达北京的同一天，中国国家领导人、中共中央军委主席习近平于周四稍早视察了中国人民解放军东部战区机关，该战区的管辖范围直接面向海峡对岸的台湾。据中国军方媒体《解放军报》报导，习近平在东部战区机关视察时表示：「世界进入新的动荡变革期，我国安全形势不稳定性不确定性增大」，呼吁军方要「深化战争和作战筹划，建强战区联合作战指挥体系，大抓实战化军事训练，加快提高打赢能力」。</text:p>
      <text:p text:style-name="P4">
周六是耶伦访华第三天， <text:a xlink:type="simple" xlink:href="https://www.dw.com/zh/zh/耶伦美国寻求良性竞争-李强两国关系风雨过后定见彩虹/a-66153705" text:style-name="Internet_20_link" text:visited-style-name="Visited_20_Internet_20_Link">
 继昨天会见中国国务院总理李强、央行行长易纲和前副总理刘鹤之后</text:a>
，今天上午耶伦接着与中国政府官员和气候专家举行圆桌会议。据称，耶伦此行不会与习近平会面。</text:p>
      <text:p text:style-name="P4">
在周六的气候专家圆桌会议上，耶伦表示：华盛顿和北京在气候融资问题上继续合作「至关重要」。她强调，作为世界上最大的两个温室气体排放国和可再生能源投资国，美中两国必须共同努力，应对气候变化带来的「生存威胁」。美国气候特使克里（JohnKerry）预计会是下一位访华的美国政府代表，将在下周前往中国讨论气候变迁方面的合作。</text:p>
      <text:p text:style-name="P4">
</text:p>
      <text:p text:style-name="P4">
耶伦（左二）与美方官员会晤中国国务院副总理何立峰，图中为美国驻华大使伯恩斯</text:p>
      <text:h text:style-name="P12" text:outline-level="3">
<text:span text:style-name="T4">
耶伦：美中需多沟通、少误解</text:span>
</text:h>
      <text:p text:style-name="P4">
<text:a xlink:type="simple" xlink:href="https://www.dw.com/zh/zh/耶伦与中国女性经济学家共进午餐促决策层性别多元/a-66164057" text:style-name="Internet_20_link" text:visited-style-name="Visited_20_Internet_20_Link">
 在与六位中国女性经济学家共进午餐之后</text:a>
，耶伦接着在周六下午会晤中国国务院副总理何立峰。耶伦在会上提到，美中在2022年贸易纪录仍创历史新高，这一事实表明「尽管近期局势紧张，我们的企业有足够的空间参与贸易和投资」。她重申美中之间不是「赢者通吃」，而是在公平的规则下良性竞争，同时也再度强调了直接沟通的重要性。</text:p>
      <text:p text:style-name="P4">
耶伦向中方表示，不要让任何分歧「导致误解，特别是那些因缺乏沟通而产生的误解，这会不必要地使双边经济和金融关系恶化」。而何立峰也称，对伤害中美关系的「意外事件」感到遗憾：「不幸的是，由于一些突发事件，<text:a xlink:type="simple" xlink:href="https://www.dw.com/zh/zh/五角大楼称中国气球没有收集情报/a-66066375" text:style-name="Internet_20_link" text:visited-style-name="Visited_20_Internet_20_Link">
 如涉及飞艇的事件，两国元首在去年的一次峰会上达成的共识在执行上出现了一些问题。</text:a>
 」</text:p>
      <ul>
        <li>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综合报导）</text:p>
      <text:p text:style-name="P4">
Source: <text:a xlink:type="simple" xlink:href="https://www.dw.com/zh/中国军机再越台海中线-耶伦吁美中多沟通/a-66164366" text:style-name="Internet_20_link" text:visited-style-name="Visited_20_Internet_20_Link">
https://www.dw.com/zh/中国军机再越台海中线-耶伦吁美中多沟通/a-66164366?maca=chi-rss-chi-all-1127-rdf</text:a>
</text:p>
      <!--NEWS-->
      <text:h text:style-name="P10" text:outline-level="1">
<text:span text:style-name="T4">
拜登提醒习近平： 中国仍仰赖西方投资</text:span>
</text:h>
      <text:p text:style-name="P4">
Author: None</text:p>
      <text:p text:style-name="P4">
Publisher: Radio Free Asia (Organization)</text:p>
      <text:p text:style-name="P4">
Published Time: 2023-07-08T11:39:00-04:00</text:p>
      <text:p text:style-name="P4">
Modified Time: 2023-07-09T09:55: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 text:anchor-type="as-char" svg:width="6.9236in" svg:height="4.612011in" draw:z-index="0">
<draw:image xlink:href="../Images/rfamandarin/2023-07-08T11-39-00-04-00/000000.png" xlink:type="simple" xlink:show="embed" xlink:actuate="onLoad" draw:mime-type="image/png"/>
</draw:frame>
 美国总统拜登 <text:a xlink:type="simple" xlink:href="https://www.rfa.org/mandarin/Xinwen/1-07082023113718.html/@@images/image" text:style-name="Internet_20_link" text:visited-style-name="Visited_20_Internet_20_Link">
</text:a>
路透社图片</text:p>
      <text:p text:style-name="P4">
据美国有线电视新闻网（CNN）报道，在俄罗斯总统普京与中国国家主席习近平会面后，美国总统拜登警告习近平要“当心”，因为北京仰赖西方的投资。</text:p>
      <text:p text:style-name="P4">
拜登表示：“我是说：这不是威胁，而是一种观察。 ”</text:p>
      <text:p text:style-name="P4">
据路透社报导，拜登表示：“自从俄罗斯进攻乌克兰以来，已有600家美国企业撤出俄罗斯。你告诉过我，你们的经济仰赖欧洲和美国的投资。所以要当心，要当心。”</text:p>
      <text:p text:style-name="P4">
被问及习近平的回应时，拜登说：“他在听，没有提出辩解。如果大家留意到的话，他没有全力抨击俄罗斯。 ”</text:p>
      <text:p text:style-name="P4">
拜登说：“所以我想我们可以找到一种方法来解决这个问题。”</text:p>
      <text:p text:style-name="P4">
普京（Vladimir Putin）和习近平今年3月举行了为期两天的会谈，双方展现彼此友谊并同声批评西方，但在乌克兰议题上，并无任何外交突破迹象。</text:p>
      <text:p text:style-name="P4">
普京和习近平本周也参加了以视讯方式举行的上海合作组织峰会。</text:p>
      <text:p text:style-name="P4">
外电的报道说，美中关系因国家安全议题变得紧张与悲观，这些议题包括台湾、俄乌战争、美国日益增加限制先进技术出口的禁令，以及中国以国家主导的产业政策。而美国财长耶伦（JanetYellen）仍在继续她在中国的访问行程。</text:p>
      <text:p text:style-name="P4">
（责编：梒青）</text:p>
      <text:p text:style-name="P4">
Source: <text:a xlink:type="simple" xlink:href="https://www.rfa.org/mandarin/Xinwen/1-07082023113718.html" text:style-name="Internet_20_link" text:visited-style-name="Visited_20_Internet_20_Link">
https://www.rfa.org/mandarin/Xinwen/1-07082023113718.html</text:a>
</text:p>
      <!--NEWS-->
      <text:h text:style-name="P10" text:outline-level="1">
<text:span text:style-name="T4">
中国军机军舰在耶伦访华期间持续在台湾周边抵近威吓</text:span>
</text:h>
      <text:p text:style-name="P4">
Author: None</text:p>
      <text:p text:style-name="P4">
Publisher: Radio Free Asia (Organization)</text:p>
      <text:p text:style-name="P4">
Published Time: 2023-07-08T16:43:00-04:00</text:p>
      <text:p text:style-name="P4">
Modified Time: 2023-07-09T09:56: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5.1927in" draw:z-index="0">
<draw:image xlink:href="../Images/rfamandarin/2023-07-08T16-43-00-04-00/000000.png" xlink:type="simple" xlink:show="embed" xlink:actuate="onLoad" draw:mime-type="image/png"/>
</draw:frame>
 中国解放军进入台湾周边空域活动示意图 <text:a xlink:type="simple" xlink:href="https://www.rfa.org/mandarin/Xinwen/6-07082023162913.html/@@images/image" text:style-name="Internet_20_link" text:visited-style-name="Visited_20_Internet_20_Link">
</text:a>
网络截图/台湾的国防部提供</text:p>
      <text:p text:style-name="P4">
据国际媒体8日消息，中国解放军在截至周六凌晨的过去24小时内，派出了13架次飞机和6艘次军舰进入台湾周围的空域和水域。此时，美国财政部长耶伦正在北京访问。</text:p>
      <text:p text:style-name="P4">
台湾国防部表示，目前正从空中和海上监视事态的发展，陆基导弹系统已做好应对准备。国防部的新闻稿称，四架中国飞机——两架SU-30战斗机、一架BZK-005侦察机和一架Y-8反潜战机——越过台湾海峡的中线，进入台湾西南防空识别区。台海中线曾经被视为是双方事实上的边界线，但是中国表示不承认所谓的中线。</text:p>
      <text:p text:style-name="P4">
中国声称台湾是其领土的一部分，必要时可以武力吞并，并几乎每天都派出空军和海军在台湾周边执行所谓的任务，试图削弱台湾的防御能力并恐吓台湾的2300万人民。然而，到目前为止，台湾人民似乎基本上没有受到中共武力威吓行动的影响。</text:p>
      <text:p text:style-name="P4">
预计在耶伦访华期间，习近平不会与她会面。</text:p>
      <text:p text:style-name="P4">
（责编：梒青）</text:p>
      <text:p text:style-name="P4">
Source: <text:a xlink:type="simple" xlink:href="https://www.rfa.org/mandarin/Xinwen/6-07082023162913.html" text:style-name="Internet_20_link" text:visited-style-name="Visited_20_Internet_20_Link">
https://www.rfa.org/mandarin/Xinwen/6-07082023162913.html</text:a>
</text:p>
      <!--NEWS-->
      <text:h text:style-name="P10" text:outline-level="1">
<text:span text:style-name="T4">
美韩核咨商小组会议将在首尔举行</text:span>
</text:h>
      <text:p text:style-name="P4">
Author: None</text:p>
      <text:p text:style-name="P4">
Publisher: Radio Free Asia (Organization)</text:p>
      <text:p text:style-name="P4">
Published Time: 2023-07-08T16:50:00-04:00</text:p>
      <text:p text:style-name="P4">
Modified Time: 2023-07-09T09:5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4.612011in" draw:z-index="0">
<draw:image xlink:href="../Images/rfamandarin/2023-07-08T16-50-00-04-00/000000.png" xlink:type="simple" xlink:show="embed" xlink:actuate="onLoad" draw:mime-type="image/png"/>
</draw:frame>
韩国总统尹锡悦访美和美国总统拜登在白宫会见，拍摄于2023年4月26日。 <text:a xlink:type="simple" xlink:href="https://www.rfa.org/mandarin/Xinwen/7-07082023164359.html/@@images/image" text:style-name="Internet_20_link" text:visited-style-name="Visited_20_Internet_20_Link">
</text:a>
美联社图片</text:p>
      <text:p text:style-name="P4">
韩国总统府办公室8日表示，韩国与美国召开的第一届“核咨商小组”（NCG）会议将于18日在首尔举行。</text:p>
      <text:p text:style-name="P4">
据路透社报道，这场会议将“为加强对朝鲜核威慑，讨论共享资讯、协商机制、共同策划及落实方案。”</text:p>
      <text:p text:style-name="P4">
韩国总统尹锡悦今年4月访美，和美国总统拜登共同发表华盛顿宣言，双方成立核咨商小组。华盛顿宣言还包括南韩重申不寻求自制核武器，虽然近来民调显示韩国民众希望拥核。</text:p>
      <text:p text:style-name="P4">
中国的朝鲜半岛特别事务代表刘晓明就此在推特发文说，“中方对美韩举行‘核磋商小组’首次会议，提升美国‘延伸威慑’执行力表示关切。朝鲜半岛问题本质上是政治安全问题。不走推动建立半岛和平机制的正道，却执迷于军事威慑施压的歧途，半岛形势就难以缓解紧张对立的安全困局”。</text:p>
      <text:p text:style-name="P4">
尹锡悦曾说，核咨商小组将提升韩国与美国的结盟关系。</text:p>
      <text:p text:style-name="P4">
据悉，核咨商小组首场会议将由韩国国家安保室第一次长金泰孝，和美国总统副助理兼印太事务协调员坎贝尔（Kurt Campbell）共同主持。</text:p>
      <text:p text:style-name="P4">
据韩联社报导，核咨商小组每年举行4次会议，会议结果将汇报给两国总统。</text:p>
      <text:p text:style-name="P4">
（责编：梒青）</text:p>
      <text:p text:style-name="P4">
Source: <text:a xlink:type="simple" xlink:href="https://www.rfa.org/mandarin/Xinwen/7-07082023164359.html" text:style-name="Internet_20_link" text:visited-style-name="Visited_20_Internet_20_Link">
https://www.rfa.org/mandarin/Xinwen/7-07082023164359.html</text:a>
</text:p>
      <!--NEWS-->
      <text:h text:style-name="P10" text:outline-level="1">
<text:span text:style-name="T4">
达赖喇嘛称北京方面有意与他接触　他对恢复对话没有任何问题</text:span>
</text:h>
      <text:p text:style-name="P4">
Author: None</text:p>
      <text:p text:style-name="P4">
Publisher: Radio Free Asia (Organization)</text:p>
      <text:p text:style-name="P4">
Published Time: 2023-07-08T17:02:00-04:00</text:p>
      <text:p text:style-name="P4">
Modified Time: 2023-07-09T10:03: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4.612011in" draw:z-index="0">
<draw:image xlink:href="../Images/rfamandarin/2023-07-08T17-02-00-04-00/000000.png" xlink:type="simple" xlink:show="embed" xlink:actuate="onLoad" draw:mime-type="image/png"/>
</draw:frame>
 西藏精神领袖达赖喇嘛 <text:a xlink:type="simple" xlink:href="https://www.rfa.org/mandarin/Xinwen/10-07082023165840.html/@@images/image" text:style-name="Internet_20_link" text:visited-style-name="Visited_20_Internet_20_Link">
</text:a>
法新社图片</text:p>
      <text:p text:style-name="P4">
西藏精神领袖达赖喇嘛近日向外界表示，中国正在发生变化，中国通过正式和非正式方法向他表达了与他接触的意愿。他还表示，希望自己活过百岁，为西藏、为人类做更多的工作。</text:p>
      <text:p text:style-name="P4">
据印度媒体印度斯坦时报8日报道，达赖喇嘛在前往印度德里和拉达克地区访问之前在达兰萨拉（Dharamshala）对媒体表示，中国方面通过“正式”或“非正式”方式表示愿意与他接触的意思。</text:p>
      <text:p text:style-name="P4">
不过，这篇报道没有说明达赖喇嘛讲话的具体日期。</text:p>
      <text:p text:style-name="P4">
达赖喇嘛周四在印度北部的喜马偕尔邦(HimachalPradesh)的山城达拉萨兰的住处度过了他88岁的生日。数百名支持者和流亡藏民参加了这次祝寿活动。达赖喇嘛本人担任生日宴会的主持人。</text:p>
      <text:p text:style-name="P4">
半岛电视台引用达赖喇嘛的话说，“我们庆祝我88岁的生日，但是，你们瞧，我看起来只有五十岁。”</text:p>
      <text:p text:style-name="P4">
达赖喇嘛说，“我祈祷能够通过人类一体的理解给世界带来和平。”</text:p>
      <text:p text:style-name="P4">
据印度斯坦时报报道，达赖喇嘛在最新一次谈话中回答了记者有关他是否有与北京恢复对话的意愿的问题时表示，“我们并不谋求独立，我们在许多年前就决定要留在中华人民共和国里面。”</text:p>
      <text:p text:style-name="P4">
“现在，中国正在发生变化，”达赖喇嘛说，“中国方面通过正式或非正式方式表示愿意与我接触。”</text:p>
      <text:p text:style-name="P4">
达赖喇嘛明确表示，“我从来都不拒绝对话。现在中国也意识到西藏人民的精神非常坚定。为了解决西藏问题，他们希望与我接触。我这里没有任何问题。”</text:p>
      <text:p text:style-name="P4">
达赖喇嘛表示，西藏的文化和宗教知识能够给全世界带来益处。但是，他还强调，他同时也尊重其他所有宗教传统，因为“那些宗教鼓励和培养它们的教众要有爱心和同情心”。</text:p>
      <text:p text:style-name="P4">
（责编：梒青）</text:p>
      <text:p text:style-name="P4">
Source: <text:a xlink:type="simple" xlink:href="https://www.rfa.org/mandarin/Xinwen/10-07082023165840.html" text:style-name="Internet_20_link" text:visited-style-name="Visited_20_Internet_20_Link">
https://www.rfa.org/mandarin/Xinwen/10-07082023165840.html</text:a>
</text:p>
      <!--NEWS-->
      <text:h text:style-name="P10" text:outline-level="1">
<text:span text:style-name="T4">
中国歼-20疑似更换涡扇-15并成功首飞 观察人士：追赶美军30年前科技</text:span>
</text:h>
      <text:p text:style-name="P4">
Author: chinese@voanews.com (陈筠)</text:p>
      <text:p text:style-name="P4">
Publisher: 美国之音中文网 (Type: NewsMediaOrganization)</text:p>
      <text:p text:style-name="P4">
Published Time: 2023-07-08T21:35:17+08:00</text:p>
      <text:p text:style-name="P4">
Modified Time: 2023-07-09 16:49:51Z</text:p>
      <text:p text:style-name="P4">
Description: 最近有迹象表明，中国最先进的第五代隐形战斗机歼-20疑似换上了期待已久的国产涡扇-15发动机并成功首飞，此举引发了包括军迷在内的外界的高度关注。分析人士表示，这对中国空军的意义，从科技上来说是一大飞跃，似乎可以跟美军F-22战机的发动机F-119一较高下，但是距离量产服役保守估计至少还要5年，况且中国追赶的是美国30年前的科技，也就是说，不论从科技还是空军整体战力上，中国其实跟美国还有相当一段差距。</text:p>
      <text:p text:style-name="P4">
Videos: []</text:p>
      <text:p text:style-name="P4">
Images: []</text:p>
      <text:p text:style-name="P4">
Categories: ['中国', '军事']</text:p>
      <text:p text:style-name="P4">
Type: None</text:p>
      <!--METADATA-->
      <text:p text:style-name="P4">
NoneNone</text:p>
      <text:p text:style-name="P4">
Source: <text:a xlink:type="simple" xlink:href="https://www.voachinese.com/a/china-s-ws-15-engine-may-have-installed-on-the-j-20-fighter-flying-successfully-20230708/7172466.html" text:style-name="Internet_20_link" text:visited-style-name="Visited_20_Internet_20_Link">
https://www.voachinese.com/a/china-s-ws-15-engine-may-have-installed-on-the-j-20-fighter-flying-successfully-20230708/7172466.html</text:a>
</text:p>
      <!--NEWS-->
      <text:h text:style-name="P10" text:outline-level="1">
<text:span text:style-name="T4">
热浪侵袭  德州监狱变烤箱</text:span>
</text:h>
      <text:p text:style-name="P4">
Publisher: 法新社</text:p>
      <text:p text:style-name="P4">
Published Time: 2023-07-09T-11:32:07+00:00</text:p>
      <text:p text:style-name="P4">
Modified Time: 2023-07-09T07:20:05+00:00</text:p>
      <text:p text:style-name="P4">
Description: （法新社休士顿8日电） 最近几天，美国南部大部分地区酷热难耐。7月4日下午，当美国人以精心制作的烟火庆祝国庆时，1个名叫马蒂尔（Josep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 text:anchor-type="as-char" svg:width="6.9236in" svg:height="3.617581in" draw:z-index="0">
<draw:image xlink:href="../Images/rficn/2023-07-09T-11-32-07-00-00/000000.png" xlink:type="simple" xlink:show="embed" xlink:actuate="onLoad" draw:mime-type="image/png"/>
</draw:frame>
</text:p>
      <text:p text:style-name="P4">
在混凝土、砖块和金属监狱中，工业电扇吹出热气，并没有真正冷却空气。</text:p>
      <text:p text:style-name="P4">
多数监狱没有空调，室外温度超过摄氏40度时，牢房内会感觉更热。</text:p>
      <text:p text:style-name="P4">
接受法新社采访的囚犯、刑满获释者和家属表示，一些囚犯破坏牢房的厕所，让水溢出，就这样睡在上面。也有人会弄湿衣服来保持凉爽。</text:p>
      <text:p text:style-name="P4">
最近几周，在亨兹市（Huntsville）埃斯特尔监狱（Estelle Prison）服刑16年、现年35岁的马蒂尔，已4度出现与高温相关的健康问题。</text:p>
      <text:p text:style-name="P4">
他打电话告诉家人，「我刚刚昏倒了，医务人员拒绝见我，我不知道该怎么办」，家人随即打电话给监狱管理人员寻求帮助。</text:p>
      <text:p text:style-name="P4">
马蒂尔说，囚犯意识到附近牢房里有人昏倒时，他们会大喊以引起警卫的注意，但因为人手短缺，常常会延误处理。</text:p>
      <text:p text:style-name="P4">
热昏的囚犯会被带到监狱有空调的行政区「喘息」，囚犯们会试图把逗留时间拉长。</text:p>
      <text:p text:style-name="P4">
「德州论坛报」（Texas Tribune）报导，6月至少9人因心脏病或其他可能与高温相关的原因死于州立监狱。</text:p>
      <text:p text:style-name="P4">
Source: <text:a xlink:type="simple" xlink:href="https://www.rfi.fr/cn/%E7%BC%A4%E7%BA%B7%E4%B8%96%E7%95%8C/20230709-%E7%83%AD%E6%B5%AA%E4%BE%B5%E8%A2%AD-%E5%BE%B7%E5%B7%9E%E7%9B%91%E7%8B%B1%E5%8F%98%E7%83%A4%E7%AE%B1" text:style-name="Internet_20_link" text:visited-style-name="Visited_20_Internet_20_Link">
https://www.rfi.fr/cn/%E7%BC%A4%E7%BA%B7%E4%B8%96%E7%95%8C/20230709-%E7%83%AD%E6%B5%AA%E4%BE%B5%E8%A2%AD-%E5%BE%B7%E5%B7%9E%E7%9B%91%E7%8B%B1%E5%8F%98%E7%83%A4%E7%AE%B1</text:a>
</text:p>
      <!--NEWS-->
      <text:h text:style-name="P10" text:outline-level="1">
<text:span text:style-name="T4">
巴西非法占用公寓建筑倒塌 罹难人数增至14人</text:span>
</text:h>
      <text:p text:style-name="P4">
Publisher: 法新社</text:p>
      <text:p text:style-name="P4">
Published Time: 2023-07-09T03:02:08+00:00</text:p>
      <text:p text:style-name="P4">
Modified Time: 2023-07-09T02:35:02+00:00</text:p>
      <text:p text:style-name="P4">
Description: （法新社圣保罗8日电） 巴西东北部一栋公寓建筑7日清晨倒塌，当局今天结束搜救行动时表示，这栋非法占用的建筑物有部分坍塌，死亡人数已增至14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 text:anchor-type="as-char" svg:width="6.9236in" svg:height="3.617581in" draw:z-index="0">
<draw:image xlink:href="../Images/rficn/2023-07-09T03-02-08-00-00/000000.png" xlink:type="simple" xlink:show="embed" xlink:actuate="onLoad" draw:mime-type="image/png"/>
</draw:frame>
</text:p>
      <text:p text:style-name="P4">
法新社报导，这起事故发生在巴西东北部培南布可州（Pernambuco）包利斯塔市（Paulista）一处社区，当局稍早宣布有11人死亡，但消防人员随后又在瓦砾堆中发现一名妇女和两名孩童的遗体。</text:p>
      <text:p text:style-name="P4">
培南布可州民防单位声明指出，死者包括男性、女性及孩童，年龄介于5岁至45岁。另有3人获救，分别是一名65岁妇女和2名青少年；当局并未提供关于他们现况的资讯。</text:p>
      <text:p text:style-name="P4">
当局表示，这栋3层楼建物隶属于一个大型住宅社区，因有倒塌之虞，早已于2010年关闭，但此后一直遭非法占用。今年4月，同样位于培南布可州的奥林达市（Olinda）也有一栋类似状况的建筑物倒塌，造成6人丧命。</text:p>
      <text:p text:style-name="P4">
巴西建筑物倒塌事件经常发生在违章建筑猖獗的贫困社区。2020年，里约热内卢（Rio de Janeiro）一个贫困社区的两栋违章建筑在连日豪雨后倒塌，造成24人罹难。 （译者：纪锦玲）</text:p>
      <text:p text:style-name="P4">
Source: <text:a xlink:type="simple" xlink:href="https://www.rfi.fr/cn/%E5%9B%BD%E9%99%85%E6%8A%A5%E9%81%93/20230709-%E5%B7%B4%E8%A5%BF%E9%9D%9E%E6%B3%95%E5%8D%A0%E7%94%A8%E5%85%AC%E5%AF%93%E5%BB%BA%E7%AD%91%E5%80%92%E5%A1%8C-%E7%BD%B9%E9%9A%BE%E4%BA%BA%E6%95%B0%E5%A2%9E%E8%87%B314%E4%BA%BA" text:style-name="Internet_20_link" text:visited-style-name="Visited_20_Internet_20_Link">
https://www.rfi.fr/cn/%E5%9B%BD%E9%99%85%E6%8A%A5%E9%81%93/20230709-%E5%B7%B4%E8%A5%BF%E9%9D%9E%E6%B3%95%E5%8D%A0%E7%94%A8%E5%85%AC%E5%AF%93%E5%BB%BA%E7%AD%91%E5%80%92%E5%A1%8C-%E7%BD%B9%E9%9A%BE%E4%BA%BA%E6%95%B0%E5%A2%9E%E8%87%B314%E4%BA%BA</text:a>
</text:p>
      <!--NEWS-->
      <text:h text:style-name="P10" text:outline-level="1">
<text:span text:style-name="T4">
墨西哥报纸：失踪记者已身亡</text:span>
</text:h>
      <text:p text:style-name="P4">
Publisher: 法新社</text:p>
      <text:p text:style-name="P4">
Published Time: 2023-07-09T05:32:07+00:00</text:p>
      <text:p text:style-name="P4">
Modified Time: 2023-07-09T05:05:01+00:00</text:p>
      <text:p text:style-name="P4">
Description: （法新社墨西哥市8日电） 墨西哥市主要媒体「每日新闻报」（La Jornada）指出，在西部纳耶瑞州（Nayarit）失踪的地方记者桑杰士，今天被人发现已经身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 text:anchor-type="as-char" svg:width="6.9236in" svg:height="3.617581in" draw:z-index="0">
<draw:image xlink:href="../Images/rficn/2023-07-09T05-32-07-00-00/000000.png" xlink:type="simple" xlink:show="embed" xlink:actuate="onLoad" draw:mime-type="image/png"/>
</draw:frame>
</text:p>
      <text:p text:style-name="P4">
法新社报导，每日新闻报在网站指出：「在泰比克（Tepic）瓦奇内斯村（Huachines）所发现的遗体，已确认是59岁每日新闻报记者桑杰士（LuisMartin Sanchez Iniguez）。」</text:p>
      <text:p text:style-name="P4">
每日新闻报引述地方当局报导，桑杰士的妻子罗培兹（Cecilia Lopez）告诉调查人员，她5日晚上过后就已经不知道丈夫的下落。</text:p>
      <text:p text:style-name="P4">
一些未经证实的当地媒体报导说，桑杰士的遗体今天早上在纳耶瑞州首府泰比克附近乡村被人发现，尸身被裹在塑料袋里，他的胸前有一条讯息。</text:p>
      <text:p text:style-name="P4">
过去已有多名每日新闻报记者沦为锁定目标，并遭谋杀，包括2017年3月在奇瓦瓦州（Chihuahua ）遇害的布瑞奇（MiroslavaBreach），以及同年5月在西那罗亚州（Sinaloa）被杀害的巴尔德斯（Javier Valdez），他也为法新社撰稿。</text:p>
      <text:p text:style-name="P4">
对新闻从业人员来说，墨西哥是全世界最危险的国家之一。 据无国界记者组织（RSF）通报，自2000年以来，墨西哥已有150多名记者遭谋杀。</text:p>
      <text:p text:style-name="P4">
根据政府资料，2022年发生了13起记者遇害案。一些针对记者的犯行，至今大多数都未受惩罚。 （译者：纪锦玲）</text:p>
      <text:p text:style-name="P4">
Source: <text:a xlink:type="simple" xlink:href="https://www.rfi.fr/cn/%E5%9B%BD%E9%99%85%E6%8A%A5%E9%81%93/20230709-%E5%A2%A8%E8%A5%BF%E5%93%A5%E6%8A%A5%E7%BA%B8-%E5%A4%B1%E8%B8%AA%E8%AE%B0%E8%80%85%E5%B7%B2%E8%BA%AB%E4%BA%A1" text:style-name="Internet_20_link" text:visited-style-name="Visited_20_Internet_20_Link">
https://www.rfi.fr/cn/%E5%9B%BD%E9%99%85%E6%8A%A5%E9%81%93/20230709-%E5%A2%A8%E8%A5%BF%E5%93%A5%E6%8A%A5%E7%BA%B8-%E5%A4%B1%E8%B8%AA%E8%AE%B0%E8%80%85%E5%B7%B2%E8%BA%AB%E4%BA%A1</text:a>
</text:p>
      <!--NEWS-->
      <text:h text:style-name="P10" text:outline-level="1">
<text:span text:style-name="T4">
司改关键议案将表决 以色列人涌上街头抗议</text:span>
</text:h>
      <text:p text:style-name="P4">
Publisher: 法新社</text:p>
      <text:p text:style-name="P4">
Published Time: 2023-07-09T06:02:07+00:00</text:p>
      <text:p text:style-name="P4">
Modified Time: 2023-07-09T05:50:01+00:00</text:p>
      <text:p text:style-name="P4">
Description: （法新社特拉维夫8日电） 以色列示威人士认为，政府研议中的司法改革，可能意味着将有一个更为专制的政府，因此今天再度涌上特拉维夫（Te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617581in" draw:z-index="0">
<draw:image xlink:href="../Images/rficn/2023-07-09T06-02-07-00-00/000000.png" xlink:type="simple" xlink:show="embed" xlink:actuate="onLoad" draw:mime-type="image/png"/>
</draw:frame>
</text:p>
      <text:p text:style-name="P4">
群众透过每周抗议的方式，持续向总理尼坦雅胡（BenjaminNetanyahu）政府施压。尼坦雅胡去年率领联合党（Likud）和极右派与极端正统派（Ultra-Orthodox）政党结盟，在大选后回锅掌权，成为以色列史上最右翼政府领导人。</text:p>
      <text:p text:style-name="P4">
以色列国会10日即将针对司改一项重要议案进行表决。今天在特拉维夫的抗议活动是政府1月公布司改案以来的第27次，媒体估计吸引15万人参与。</text:p>
      <text:p text:style-name="P4">
警方并未透露参与示威的人数。</text:p>
      <text:p text:style-name="P4">
历史学家哈拉瑞（Yuval Noah Harari）在集会上说：「我们必需采取行动，以抗议尼坦雅胡政府对我们国家、对以色列梦想所做的事。」</text:p>
      <text:p text:style-name="P4">
他说：「如果尼坦雅胡政府不罢手，他们很快就会知道人民愤怒的后果。」</text:p>
      <text:p text:style-name="P4">
这次的司法改革将赋予政治人物高于法院的权力，而尼坦雅胡政府主张，这在确保更好的权力平衡上有其必要。</text:p>
      <text:p text:style-name="P4">
尼坦雅胡3月底宣布「暂缓」这项司法改革的立法程序，以和反对派进行协商，但多次谈判未果后，其政府本周再次采取攻势。</text:p>
      <text:p text:style-name="P4">
以色列国会预计10日进行司改计画中一项议案的一读。这项议案目的在限缩司法部门裁决政府决策「合理性」的权力。</text:p>
      <text:p text:style-name="P4">
潜在影响之一将会是部长级的人事案。例如，今年1月，在最高法院干预下，尼坦雅胡不得不开革有犯罪前科的内阁成员戴瑞（AryehDeri），但尼坦雅胡当时即矢言将找寻「所有的法律工具」，俾以在日后保住戴瑞的公职。</text:p>
      <text:p text:style-name="P4">
示威主办单位已经宣布，11日将会有抗议行动。</text:p>
      <text:p text:style-name="P4">
Source: <text:a xlink:type="simple" xlink:href="https://www.rfi.fr/cn/%E5%9B%BD%E9%99%85%E6%8A%A5%E9%81%93/20230709-%E5%8F%B8%E6%94%B9%E5%85%B3%E9%94%AE%E8%AE%AE%E6%A1%88%E5%B0%86%E8%A1%A8%E5%86%B3-%E4%BB%A5%E8%89%B2%E5%88%97%E4%BA%BA%E6%B6%8C%E4%B8%8A%E8%A1%97%E5%A4%B4%E6%8A%97%E8%AE%AE" text:style-name="Internet_20_link" text:visited-style-name="Visited_20_Internet_20_Link">
https://www.rfi.fr/cn/%E5%9B%BD%E9%99%85%E6%8A%A5%E9%81%93/20230709-%E5%8F%B8%E6%94%B9%E5%85%B3%E9%94%AE%E8%AE%AE%E6%A1%88%E5%B0%86%E8%A1%A8%E5%86%B3-%E4%BB%A5%E8%89%B2%E5%88%97%E4%BA%BA%E6%B6%8C%E4%B8%8A%E8%A1%97%E5%A4%B4%E6%8A%97%E8%AE%AE</text:a>
</text:p>
      <!--NEWS-->
      <text:h text:style-name="P10" text:outline-level="1">
<text:span text:style-name="T4">
叙利亚控BBC报导偏颇 取消其记者证件</text:span>
</text:h>
      <text:p text:style-name="P4">
Publisher: 法新社</text:p>
      <text:p text:style-name="P4">
Published Time: 2023-07-09T07:02:07+00:00</text:p>
      <text:p text:style-name="P4">
Modified Time: 2023-07-09T06:50:01+00:00</text:p>
      <text:p text:style-name="P4">
Description: （法新社大马士革8日电） 叙利亚今天罕见地对国际媒体做出大动作，该国称英国广播公司（BBC）有「误导性报导」，因此取消该公司记者的证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617581in" draw:z-index="0">
<draw:image xlink:href="../Images/rficn/2023-07-09T07-02-07-00-00/000000.png" xlink:type="simple" xlink:show="embed" xlink:actuate="onLoad" draw:mime-type="image/png"/>
</draw:frame>
</text:p>
      <text:p text:style-name="P4">
叙利亚资讯部在声明中说，「鉴于这间广播业者未能遵守专业标准，并坚持提供偏颇且误导性的报导」，本部门决定撤销BBC文字和摄影记者的证件。</text:p>
      <text:p text:style-name="P4">
资讯部补充，英国广播公司电台（BBC Radio）驻叙利亚记者的证件同样被撤销。</text:p>
      <text:p text:style-name="P4">
BBC发言人并未直接对叙利亚的举措做出评论，但称「BBC新闻阿拉伯版（BBC NewsArabic）提供公正独立的新闻报导」，并向「不同政治派系的人接触、确立真相」。</text:p>
      <text:p text:style-name="P4">
发言人在声明中提到：「我们将继续向阿拉伯语世界的阅听众提供公正的新闻和讯息」。</text:p>
      <text:p text:style-name="P4">
叙利亚资讯部表示，自2011年叙利亚战争爆发以来，BBC「不时在报导叙利亚现况时，提供主观、虚假的资讯和报导」。</text:p>
      <text:p text:style-name="P4">
叙利亚内战已造成逾50万人丧生，数百万人流离失所，并摧毁该国绝大部分的基础建设和工业。</text:p>
      <text:p text:style-name="P4">
叙利亚资讯部补充道，BBC「不止一次」接获警告，但仍「持续依据恐怖组织和叙利亚敌方的声明，放送具误导性的报导」。</text:p>
      <text:p text:style-name="P4">
对于叙利亚政府来说，撤销国际媒体的媒体证是十分罕见的，因为在当地有驻地记者的外媒已所剩无几。</text:p>
      <text:p text:style-name="P4">
随着战乱升温，牵扯愈来愈多的外国势力及全球各地圣战士，许多外国记者都已离境。</text:p>
      <text:p text:style-name="P4">
Source: <text:a xlink:type="simple" xlink:href="https://www.rfi.fr/cn/%E5%9B%BD%E9%99%85%E6%8A%A5%E9%81%93/20230709-%E5%8F%99%E5%88%A9%E4%BA%9A%E6%8E%A7bbc%E6%8A%A5%E5%AF%BC%E5%81%8F%E9%A2%87-%E5%8F%96%E6%B6%88%E5%85%B6%E8%AE%B0%E8%80%85%E8%AF%81%E4%BB%B6" text:style-name="Internet_20_link" text:visited-style-name="Visited_20_Internet_20_Link">
https://www.rfi.fr/cn/%E5%9B%BD%E9%99%85%E6%8A%A5%E9%81%93/20230709-%E5%8F%99%E5%88%A9%E4%BA%9A%E6%8E%A7bbc%E6%8A%A5%E5%AF%BC%E5%81%8F%E9%A2%87-%E5%8F%96%E6%B6%88%E5%85%B6%E8%AE%B0%E8%80%85%E8%AF%81%E4%BB%B6</text:a>
</text:p>
      <!--NEWS-->
      <text:h text:style-name="P10" text:outline-level="1">
<text:span text:style-name="T4">
福岛核处理水排海真的安全吗？</text:span>
</text:h>
      <text:p text:style-name="P4">
Author: None (Language: zh)</text:p>
      <text:p text:style-name="P4">
Publisher: None</text:p>
      <text:p text:style-name="P4">
Time: 2023-07-09T07:21:00Z</text:p>
      <text:p text:style-name="P4">
Description: 日本政府正在努力说服本国国民及其邻国，经过处理的福岛第一核电站污水排放进海洋不会危害人类健康或者自然环境。然而，反对的声音仍然此起彼伏。</text:p>
      <text:p text:style-name="P4">
Videos: []</text:p>
      <text:p text:style-name="P4">
Images: []</text:p>
      <text:p text:style-name="P4">
Subject: 科技环境</text:p>
      <text:p text:style-name="P4">
Subjects: []</text:p>
      <text:p text:style-name="P4">
Keywords: ['伊朗', '绿色和平', '能源转型', '穹顶之下', '环境保护', '福岛']</text:p>
      <text:p text:style-name="P4">
ID: 66156631</text:p>
      <!--METADATA-->
      <text:p text:style-name="P4">
<text:a xlink:type="simple" xlink:href="https://www.dw.com/zh/overlay/image/article/66156631/64968774" text:style-name="Internet_20_link" text:visited-style-name="Visited_20_Internet_20_Link">
 </text:a>
</text:p>
      <text:p text:style-name="P4">
福岛第一核电站超过120万吨处理水排入海洋的计划在日本国内外都引起不安。</text:p>
      <text:p text:style-name="P4">
（德国之声中文网）周二（7月4日）， <text:a xlink:type="simple" xlink:href="https://www.dw.com/zh/zh/福岛废水排海iaea评估为安全-中国反对/a-66111067" text:style-name="Internet_20_link" text:visited-style-name="Visited_20_Internet_20_Link">
 国际原子能机构 </text:a>
 （IAEA）最终批准了东京将福岛第一核电站超过120万吨处理水排入海洋的计划，称其处理方法“一致”符合国际安全标准。国际原子能机构的 <text:a xlink:type="simple" xlink:href="https://www.dw.com/zh/zh/路透社iaea总干事暗示福岛报告专家组内部存在意见分歧/a-66153690" text:style-name="Internet_20_link" text:visited-style-name="Visited_20_Internet_20_Link">
 报告的结论</text:a>
认为，排放水对环境的“放射性影响可以忽略不计”。</text:p>
      <text:p text:style-name="P4">
日本政府和在2011年地震和海啸中福岛受损的核电站运营商东京电力公司（TEPCO）对国际原子能机构的认可表示欢迎。</text:p>
      <text:p text:style-name="P4">
虽然大多数日本民众似乎已经认为污水中几乎所有放射性物质都已被清除，因此将其排放到太平洋是最合适的行动方案，但仍有许多人表示异议，特别是日本的邻国。</text:p>
      <text:p text:style-name="P4">
韩国反对党共同民主党周四（7月6日）在国会举行抗议活动，并计划周六在国会大楼外举行集会。</text:p>
      <text:p text:style-name="P4">
</text:p>
      <text:p text:style-name="P4">
日本的计划是，利用ALPS（先进液体处理系统）将污水中的绝大多数放射性核素去除，在稀释后排放到海洋中。</text:p>
      <text:h text:style-name="P12" text:outline-level="3">
<text:span text:style-name="T4">
来自中国的反对</text:span>
</text:h>
      <text:p text:style-name="P4">
中国驻日本大使吴江浩在周二的新闻发布会上强调了 <text:a xlink:type="simple" xlink:href="https://www.dw.com/zh/zh/中国海关宣布禁止进口日本福岛等地食品/a-66142401" text:style-name="Internet_20_link" text:visited-style-name="Visited_20_Internet_20_Link">
 北京对该计划的反对</text:a>
，称“将核事故产生的核污染水向大海排放，自人类和平利用核能以来，这种做法没有先例。”</text:p>
      <text:p text:style-name="P4">
中国从2011年开始禁止从日本47个县中的10个县（包括福岛县和首都东京）进口海鲜，并禁止从其中9个县进口所有食品和饲料；允许从其他县进口海鲜，但必须进行放射性测试。</text:p>
      <text:p text:style-name="P4">
他说：“下一阶段中方将采取什么行动以及如何采取行动，取决于日本排放计划的进展。”</text:p>
      <text:h text:style-name="P12" text:outline-level="3">
<text:span text:style-name="T4">
环保主义者的抗议</text:span>
</text:h>
      <text:p text:style-name="P4">
环保组织也公开反对该计划。周三首尔的抗议者要求国际原子能机构撤回支持日本政府计划的报告，绿色和平组织则指责东京违反了《联合国海洋法公约》。</text:p>
      <text:p text:style-name="P4">
总部位于东京的公民核资讯中心秘书长松久保（HajimeMatsukubo）也表达了对该项排水计划的担忧，并表示对于福岛受损核电站的运营商东京电力公司（TEPCO）来说，有许多可行的替代解决方案。</text:p>
      <text:p text:style-name="P4">
他告诉德国之声：“我们强烈反对这一决定，并且相信政府还有很多更好的选择。”他补充说：“没有理由不能在现场建造更多的储水罐，还可以建造地下水库，还可以引入更好的处理系统来去除更多的放射性核素。”</text:p>
      <text:p text:style-name="P4">
“相反，他们选择了最简单、最便宜的方案。”他说，“我认为计划一直如此，因为将水排放进大海总是比其他替代方案成本更低。”</text:p>
      <ul>
        <li>
</li>
      </ul>
      <h5>
福岛的渔民们</h5>
      <text:h text:style-name="P12" text:outline-level="3">
<text:span text:style-name="T4">
老人与海</text:span>
</text:h>
      <text:p text:style-name="P4">
当71岁的渔民小野春夫在新町的小港口卸下他的渔获时，天已经亮了。小野是第三代渔民，半个世纪以来一直在新町出海。这里距离福岛第一核电站以北仅55公里，2011年在那里发生了世界上最严重的核事故之一。</text:p>
      <ul>
        <li>
</li>
      </ul>
      <h5>
福岛的渔民们</h5>
      <text:h text:style-name="P12" text:outline-level="3">
<text:span text:style-name="T4">
捕鱼和生存</text:span>
</text:h>
      <text:p text:style-name="P4">
清洗白银鱼的时候，小野想起了改变世界的那一天：2011年3月11日，一场九级地震在日本东海岸引发了巨大的海啸。小野在他的船上得以幸存，但他在陆地上的家遭到摧毁。他失去了一个弟弟。海啸还冲击了福岛核电站，引发了爆炸和熔毁。</text:p>
      <ul>
        <li>
</li>
      </ul>
      <h5>
福岛的渔民们</h5>
      <text:h text:style-name="P12" text:outline-level="3">
<text:span text:style-name="T4">
受困的渔业</text:span>
</text:h>
      <text:p text:style-name="P4">
反应堆发生灾难期间释放的辐射使该地区的渔业完全陷入停滞状态，直到12年之后才有所复苏，鱼价慢慢回升。小野认为，东京电力公司将被污染的水再次排入大海的计划“令人无法忍受”。他担心，“我们恐怕再次回到原点”。</text:p>
      <ul>
        <li>
</li>
      </ul>
      <h5>
福岛的渔民们</h5>
      <text:h text:style-name="P12" text:outline-level="3">
<text:span text:style-name="T4">
冷却水的去处</text:span>
</text:h>
      <text:p text:style-name="P4">
受损的福岛第一核电站现场的众多储水罐是一个争论的焦点。根据当局的说法，这些储水罐必须在重建之前被移除。这些水在灾难发生后主要用于冷却反应堆。</text:p>
      <ul>
        <li>
</li>
      </ul>
      <h5>
福岛的渔民们</h5>
      <text:h text:style-name="P12" text:outline-level="3">
<text:span text:style-name="T4">
冷却水安全吗？</text:span>
</text:h>
      <text:p text:style-name="P4">
东京电力公司的一名员工将处理后的水样举到镜头前。这些水是经过处理、过滤和稀释的。东电和政府声称它现在是安全的。然而，它含有微量的氚。尽管这种放射性同位素被认为是相对无害的，但渔民们担心，将这些水排入大海会再次破坏他们的生意。</text:p>
      <ul>
        <li>
</li>
      </ul>
      <h5>
福岛的渔民们</h5>
      <text:h text:style-name="P12" text:outline-level="3">
<text:span text:style-name="T4">
尽在掌控之中？</text:span>
</text:h>
      <text:p text:style-name="P4">
东京电力公司和东京政府引用的辐射测试标准，比其他同样排放处理过的水的国家更加严格。这次释放也得到了国际原子能机构（IAEA）的批准。“我们有设备可以让水变得安全。”东京电力公司发言人黄泉友彦（TomohikoMayuzum）告诉路透社。</text:p>
      <ul>
        <li>
</li>
      </ul>
      <h5>
福岛的渔民们</h5>
      <text:h text:style-name="P12" text:outline-level="3">
<text:span text:style-name="T4">
废水箱中养鱼</text:span>
</text:h>
      <text:p text:style-name="P4">
为了证明处理后的水清白无害，东京电力公司正在废弃的福岛第一核电站的水箱中养殖比目鱼。福岛大学的和田利浩（ToshihiroWada）表示可以理解渔民们的担忧。他说，东京电力公司宣布排放被污染的水，对该地区刚刚恢复的渔业来说是“不幸的”。</text:p>
      <ul>
        <li>
</li>
      </ul>
      <h5>
福岛的渔民们</h5>
      <text:h text:style-name="P12" text:outline-level="3">
<text:span text:style-name="T4">
伤口上撒盐？</text:span>
</text:h>
      <text:p text:style-name="P4">
渔民小野春夫将他捕获到的鱼倒入一个水箱。他对东京电力公司感到愤怒：“海洋不是一个垃圾桶。”他在接受路透社的采访时说，并问道：“为什么向福岛海域放水，为什么不向东京或大阪放水？”他说，该地区的人民已经遭受了足够的痛苦，现在又让他们遭受更多的痛苦。</text:p>
      <ul>
        <li>
</li>
      </ul>
      <h5>
福岛的渔民们</h5>
      <text:h text:style-name="P12" text:outline-level="3">
<text:span text:style-name="T4">
渔民的未来</text:span>
</text:h>
      <text:p text:style-name="P4">
小野春夫站在曾经的房屋所在的位置。海啸过后，该地区被变成了一个公园。尽管他的新家在内陆，但这位71岁的老人不得不“在海上工作”到生命终点。他对捕鱼业的未来前景感到暗淡。他问道：“那些上小学和初中的孩子怎么办？”对他们来说，以此作为生计太不稳定了。</text:p>
      <text:p text:style-name="P4">
作者: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国际原子能机构受到质疑</text:span>
</text:h>
      <text:p text:style-name="P4">
松久保表示，日本政府正在利用国际原子能机构表达的支持来推动排水工作，几乎肯定会在夏末之前开始排放，尽管还没有明确的核电站最终退役路线图。</text:p>
      <text:p text:style-name="P4">
“东京电力一直在说排水对于整个退役计划至关重要，但从未有过让电站稳定和退役的详细时间表，那么为什么有必要这么做呢？” 他问。</text:p>
      <text:p text:style-name="P4">
松久保还质疑国际原子能机构的独立性，指出该机构由核电生产国资助，其主要任务是促进原子能发展。他补充说，鉴于日本核发展部门的失败，尤其是福岛核电站的失败，人们还必须对东京电力和日本政府提供的信息的准确性提出质疑。</text:p>
      <text:p text:style-name="P4">
他说：“政府表示ALPS（先进液体处理系统）正在从水中去除不同的放射性核素，将其稀释，然后排放到海洋中。但尚未对这些水进行独立测试，所以我们如何确定？ ”</text:p>
      <text:p text:style-name="P4">
东京电力公司6月初发布的一份报告显示，即使经过ALPS系统处理，仍有超过70%的待排放水不符合辐射净化的法定标准。该公司称污水将经过净化过程，直到达到要求的标准，以减轻人们的担忧。</text:p>
      <text:p text:style-name="P4">
尽管如此，在仅次于苏联切尔诺贝利事故的核灾难发生12年之后，日本人民希望污水排放能成为该核电站旷日持久的退役过程中的一个标志事件——预计这个退役过程至少需要40年，并且需要安全地收集和清除核燃料的技术，而这些技术尚未开发。</text:p>
      <text:h text:style-name="P12" text:outline-level="3">
<text:span text:style-name="T4">
当地人的反对声音</text:span>
</text:h>
      <text:p text:style-name="P4">
天普大学东京校区的政治学教授村上弘美（Hiromi Murakami）说：“日本东北部的当地人和渔民一直反对这项计划，因为他们预计这将严重影响他们的生意和生活方式；但日本其他地方的人们的感觉是，目前已经具备处理废水的能力，并且没有别的更好选择。</text:p>
      <text:p text:style-name="P4">
她指出，要重新获得公众信任，东京电力仍有大量工作需要去做。她说：“日本政界和商界之间的密切联系总会受到质疑，但这就是我们现在面临的情况。我们只能期望这确实是最好的行动方案。”</text:p>
      <ul>
        <li>
</li>
      </ul>
      <h5>
日本福岛“3·11”核难6年祭</h5>
      <text:h text:style-name="P12" text:outline-level="3">
<text:span text:style-name="T4">
广岛原子弹的500多倍</text:span>
</text:h>
      <text:p text:style-name="P4">
6年前“3·11”地震海啸引发的福岛核危机给日本这个不得不依赖核能的国家带来了跨入新世纪以来最大的灾难。福岛核电站中的三个反应堆堆芯全部熔毁，四个反应堆爆炸。悲剧发生前，许多人都认为这样的核灾难不会在日本发生。事故中散发的放射性物质铯-137比广岛原子弹所释放的同类物质多500倍。</text:p>
      <ul>
        <li>
</li>
      </ul>
      <h5>
日本福岛“3·11”核难6年祭</h5>
      <text:h text:style-name="P12" text:outline-level="3">
<text:span text:style-name="T4">
慢性死亡</text:span>
</text:h>
      <text:p text:style-name="P4">
灾难带来了严重后果。海啸本身导致近19000人丧生或者失踪。由于核泄漏造成辐射污染，福岛核电站灾区的超过10万居民被迫离开家园。至于福岛核灾难中的死亡人数，迄今说法不一，有说15人的，有说人数更多的，但因许多癌症患者可能今后几年将会陆续死亡，因此受害者数字很可能会上升到数千。</text:p>
      <ul>
        <li>
</li>
      </ul>
      <h5>
日本福岛“3·11”核难6年祭</h5>
      <text:h text:style-name="P12" text:outline-level="3">
<text:span text:style-name="T4">
默哀一分钟</text:span>
</text:h>
      <text:p text:style-name="P4">
本周六（2017年3月11日），在福岛核难爆发6周年纪念日到来之际。日本的东京以及事故发生的东北各地将举行一系列哀悼仪式。当地时间下午14：46分，许多日本人将在6年前灾难发生的这一时刻为死难者默哀一分钟。</text:p>
      <ul>
        <li>
</li>
      </ul>
      <h5>
日本福岛“3·11”核难6年祭</h5>
      <text:h text:style-name="P12" text:outline-level="3">
<text:span text:style-name="T4">
沉重回家</text:span>
</text:h>
      <text:p text:style-name="P4">
福岛核事故当年导致16万人被强制疏散流离失所。而六年之后的今天，仍有数万人生活在临时性的住所内。绿色和平组织在今年2月公布的一份报告指出，尽管福岛核灾难发生地附近"鬼村"饭馆村（Iitate）的辐射指标仍超过国际标准，但此前疏散的居民仍被迫重返家园。</text:p>
      <ul>
        <li>
</li>
      </ul>
      <h5>
日本福岛“3·11”核难6年祭</h5>
      <text:h text:style-name="P12" text:outline-level="3">
<text:span text:style-name="T4">
无法估算的损失</text:span>
</text:h>
      <text:p text:style-name="P4">
灾难也带来了巨大的经济损失。日本政府宣称福岛核难造成的直接经济损失大约为1770亿欧元。辐射对周边地区国家所造成的影响和损失则无法准确估算。</text:p>
      <ul>
        <li>
</li>
      </ul>
      <h5>
日本福岛“3·11”核难6年祭</h5>
      <text:h text:style-name="P12" text:outline-level="3">
<text:span text:style-name="T4">
两大核难</text:span>
</text:h>
      <text:p text:style-name="P4">
人类进入原子能时代后，曾发生过两起灾难性核事故，最严重的当属1986年发生在前苏联切尔诺贝利的核电站事故，其次是2011年发生在日本福岛的核灾难，两次均属七级，属于“灾难性事故”。</text:p>
      <ul>
        <li>
</li>
      </ul>
      <h5>
日本福岛“3·11”核难6年祭</h5>
      <text:h text:style-name="P12" text:outline-level="3">
<text:span text:style-name="T4">
放射性垃圾</text:span>
</text:h>
      <text:p text:style-name="P4">
福岛核电站的运营方东京电力公司在2011年的核灾后因为危机处理不力遭到严厉批评。该公司如今被指责继续掩盖核灾程度，未向公众和盘托出真相。在福岛省一个临时存储地，放满了装有放射性垃圾的塑料袋，这是六年前那场灾难的见证。运营商东京电力公司后来承认没有充分做好应对自然灾害的准备。2012年7月，该公司被国有化，以避免破产的威胁。</text:p>
      <ul>
        <li>
</li>
      </ul>
      <h5>
日本福岛“3·11”核难6年祭</h5>
      <text:h text:style-name="P12" text:outline-level="3">
<text:span text:style-name="T4">
增加患癌症的风险？</text:span>
</text:h>
      <text:p text:style-name="P4">
医生在对幼儿进行甲状腺检查。核事故对人的健康的长期风险有多大？根据世界卫生组织的预测，受污染地区居民的患癌症风险只是略有增加。而一个国际医疗组织则预计，仅因为放射性物质泄漏到外部环境，就额外增加8万例癌症风险。</text:p>
      <ul>
        <li>
</li>
      </ul>
      <h5>
日本福岛“3·11”核难6年祭</h5>
      <text:h text:style-name="P12" text:outline-level="3">
<text:span text:style-name="T4">
清理仍在继续</text:span>
</text:h>
      <text:p text:style-name="P4">
据经营福岛核电站的日本东京电力公司估计，要彻底恢复核电站的安全，至少需要30至40年的时间。该公司的1200名员工以及协约公司的大约7000名工人每天都在清理着福岛核电站的废墟。</text:p>
      <ul>
        <li>
</li>
      </ul>
      <h5>
日本福岛“3·11”核难6年祭</h5>
      <text:h text:style-name="P12" text:outline-level="3">
<text:span text:style-name="T4">
核难后的灾害</text:span>
</text:h>
      <text:p text:style-name="P4">
在核事故地区，已经有数十万吨受到核辐射污染的水被储存在储水罐内。这些污水在经过处理后将被再次作为冷却之用。问题在于，每天厂区内都冒出地下水，与冷却的污水混合在一起。收集辐射污水的储水槽也不断出现问题：多数的储水槽是以钢板组成，经常发现裂缝。根据推测，辐射污水便是由此流入下水道后进入海中。2013年8月，人们得知已有300吨的辐射污水外泄，大量流入海中。这是自堆芯熔毁后最严重的事故。</text:p>
      <ul>
        <li>
</li>
      </ul>
      <h5>
日本福岛“3·11”核难6年祭</h5>
      <text:h text:style-name="P12" text:outline-level="3">
<text:span text:style-name="T4">
吃一堑长一智？</text:span>
</text:h>
      <text:p text:style-name="P4">
“3·11”地震海啸引发的福岛核危机改变了世界许多国家对使用核电的态度。和德国一样，一些国家相继计划退出核电，但与此同时也有其他国家不为日本核灾难所动，坚持发展核电，其中包括美国、中国、英国等国家。今年的福岛核难纪念日到来前不久，日本民进党通过了准备向国会提交的《零核电基本法案》。</text:p>
      <text:p text:style-name="P4">
作者: 任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福岛核处理水排海真的安全吗？/a-66156631" text:style-name="Internet_20_link" text:visited-style-name="Visited_20_Internet_20_Link">
https://www.dw.com/zh/福岛核处理水排海真的安全吗？/a-66156631?maca=chi-rss-chi-all-1127-rdf</text:a>
</text:p>
      <!--NEWS-->
      <text:h text:style-name="P10" text:outline-level="1">
<text:span text:style-name="T4">
少年之死怒气未消 法国民众不顾禁令上街头示威</text:span>
</text:h>
      <text:p text:style-name="P4">
Publisher: 法新社</text:p>
      <text:p text:style-name="P4">
Published Time: 2023-07-09T07:32:07+00:00</text:p>
      <text:p text:style-name="P4">
Modified Time: 2023-07-09T07:20:04+00:00</text:p>
      <text:p text:style-name="P4">
Description: （法新社巴黎8日电） 非裔青少年奈尔在巴黎郊区被员警射杀引发法国各地动乱，今天仍见数百名抗议者不顾禁令走上巴黎市中心街头，抗议警察暴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7-09T07-32-07-00-00/000000.png" xlink:type="simple" xlink:show="embed" xlink:actuate="onLoad" draw:mime-type="image/png"/>
</draw:frame>
</text:p>
      <text:p text:style-name="P4">
警察从巴黎市广大的共和国广场（Place de la Republique）驱散人群，数百人被赶到宽广的马真塔大道（BoulevardMagenta），在那里可见到他们和平游行。在示威活动后，巴黎警方表示，有两人被捕。</text:p>
      <text:p text:style-name="P4">
巴黎警局在网站公告一项决定指出，已经禁止这项安排好的示威活动，理由是「局势紧张」。</text:p>
      <text:p text:style-name="P4">
法国连日暴动的起因，与6月27日员警击毙拒绝拦检的17岁非裔青少年奈尔（Nahel）有关。事件中有一名警官已因蓄意杀人罪嫌遭受调查；这名警官的律师说，他的委托人并无意杀死这名青少年。</text:p>
      <text:p text:style-name="P4">
法国内政部表示，今天全国各地约有5900人走上街头。</text:p>
      <text:p text:style-name="P4">
法国各地有约30场反警察暴力的示威活动，包括南部港市马赛（Marseille）和东部史特拉斯堡（Strasbourg）。在里尔（Lille），当局则已禁止集会。</text:p>
      <text:p text:style-name="P4">
法新社报导官方数据指出，奈尔丧生以来，已有3700多人因抗议活动被警方拘留，其中至少有1160名是未成年人。（译者：纪锦玲）</text:p>
      <text:p text:style-name="P4">
Source: <text:a xlink:type="simple" xlink:href="https://www.rfi.fr/cn/%E5%9B%BD%E9%99%85%E6%8A%A5%E9%81%93/20230709-%E5%B0%91%E5%B9%B4%E4%B9%8B%E6%AD%BB%E6%80%92%E6%B0%94%E6%9C%AA%E6%B6%88-%E6%B3%95%E5%9B%BD%E6%B0%91%E4%BC%97%E4%B8%8D%E9%A1%BE%E7%A6%81%E4%BB%A4%E4%B8%8A%E8%A1%97%E5%A4%B4%E7%A4%BA%E5%A8%81" text:style-name="Internet_20_link" text:visited-style-name="Visited_20_Internet_20_Link">
https://www.rfi.fr/cn/%E5%9B%BD%E9%99%85%E6%8A%A5%E9%81%93/20230709-%E5%B0%91%E5%B9%B4%E4%B9%8B%E6%AD%BB%E6%80%92%E6%B0%94%E6%9C%AA%E6%B6%88-%E6%B3%95%E5%9B%BD%E6%B0%91%E4%BC%97%E4%B8%8D%E9%A1%BE%E7%A6%81%E4%BB%A4%E4%B8%8A%E8%A1%97%E5%A4%B4%E7%A4%BA%E5%A8%81</text:a>
</text:p>
      <!--NEWS-->
      <text:h text:style-name="P10" text:outline-level="1">
<text:span text:style-name="T4">
中国：越来越多年轻人抗拒结婚</text:span>
</text:h>
      <text:p text:style-name="P4">
Author: None (Language: zh)</text:p>
      <text:p text:style-name="P4">
Publisher: None</text:p>
      <text:p text:style-name="P4">
Time: 2023-07-09T07:38:00Z</text:p>
      <text:p text:style-name="P4">
Description: 尽管有政府的激励措施，但居高不下的青年失业率和经济压力使年轻人不愿选择结婚和组建家庭。</text:p>
      <text:p text:style-name="P4">
Videos: []</text:p>
      <text:p text:style-name="P4">
Images: []</text:p>
      <text:p text:style-name="P4">
Subject: 时政风云</text:p>
      <text:p text:style-name="P4">
Subjects: []</text:p>
      <text:p text:style-name="P4">
Keywords: ['岛屿主权争端', '专题报道：全景观看“习马会”', '中国', '中共十九大', '亚洲', '德中关系']</text:p>
      <text:p text:style-name="P4">
ID: 66123913</text:p>
      <!--METADATA-->
      <text:p text:style-name="P4">
<text:a xlink:type="simple" xlink:href="https://www.dw.com/zh/overlay/image/article/66123913/62703272" text:style-name="Internet_20_link" text:visited-style-name="Visited_20_Internet_20_Link">
 </text:a>
</text:p>
      <text:p text:style-name="P4">
这样的场景在中国越来越少见了吗？研究表明越来越多的人选择推迟结婚。</text:p>
      <text:p text:style-name="P4">
（德国之声中文网）对于中国北方山西省的一位29岁的教师侯静宜来说，婚姻并非首要选择。</text:p>
      <text:p text:style-name="P4">
尽管过去三年里她的父母坚持为她安排了约20次相亲，但静宜目前仍然单身，也不觉得迫切需要找一个结婚对象。</text:p>
      <text:p text:style-name="P4">
她告诉德国之声：“婚姻关乎自由。并非每个人都需要尽快结婚。”</text:p>
      <text:p text:style-name="P4">
不是静宜一个人有这种想法。根据中国民政部6月发布的一份报告，全国婚姻登记数在连续8年下降后， <text:a xlink:type="simple" xlink:href="https://www.dw.com/zh/zh/去年中国结婚登记人数创下37年来新低/a-65888380" text:style-name="Internet_20_link" text:visited-style-name="Visited_20_Internet_20_Link">
 降至37年来的最低水平</text:a>
 。去年仅有683万对新人登记结婚。</text:p>
      <text:p text:style-name="P4">
据最新的中国人口普查年鉴，2020年中国的初婚平均年龄为28.6岁，比2010提高了将近四岁。</text:p>
      <text:h text:style-name="P12" text:outline-level="3">
<text:span text:style-name="T4">
婚姻去制度化</text:span>
</text:h>
      <text:p text:style-name="P4">
在中国，越来越多的年轻人，特别是90后和00后女性，对于早婚这个社会期望变得越来越无动于衷。她们接受过更多的教育，也更有可能在经济上独立。因而不太可能将婚姻看作一种规范或一种安全模式。</text:p>
      <text:p text:style-name="P4">
另一方面，中国推行的二胎、三胎政策对女性并不友好，中国的劳动立法也不够健全以保护女性生育权力以及劳动力市场的平等竞争权力。由此生育对于女性而言是一个巨大的机会成本。</text:p>
      <text:p text:style-name="P4">
此外，当前的经济大环境下，90后和00后面临着“学位通胀”，有时必须要接受一些大材小用的工作机会，造成没有足够的收入去支撑房产购置。</text:p>
      <text:p text:style-name="P4">
种种因素加在一起无怪乎年轻人抗拒婚姻。这也可能是中国第一次有机会，将婚姻去制度化。婚姻已经变得有些有点制度化——“每个人都接受婚姻”一直以来都作为一种常态存在。但现在确实是一个让婚姻去制度化的分水岭。</text:p>
      <text:h text:style-name="P12" text:outline-level="3">
<text:span text:style-name="T4">
为什么中国女性尤其抗拒结婚？</text:span>
</text:h>
      <text:p text:style-name="P4">
一位化名为克丽丝塔（Christa）的女性在接受德国之声采访时表示，“结婚并不是必需的。”</text:p>
      <text:p text:style-name="P4">
克丽丝塔今年25岁，在中国一家制造公司担任项目经理。她补充说：“我相信结婚会影响我的个人成就，尤其是我的事业。”</text:p>
      <text:p text:style-name="P4">
伦敦国王学院刘氏中国研究院高级讲师刘叶（音LiuYe）告诉德国之声，性别不平等在中国职场中仍然根深蒂固，包括歧视性的性别配额以及根据怀孕和对产假需求的可能性来对女性候选人进行筛选评估。</text:p>
      <text:p text:style-name="P4">
这使许多年轻女性被迫在事业和组建家庭之间做出选择。</text:p>
      <text:p text:style-name="P4">
叶说:“女性接受教育的时间越长，她们结婚和生育的年龄自然就会推迟。”</text:p>
      <text:h text:style-name="P12" text:outline-level="3">
<text:span text:style-name="T4">
抵制婚姻是无声的革命</text:span>
</text:h>
      <text:p text:style-name="P4">
对于抗拒婚姻是否会对北京的统治产生影响的问题，叶表示随着时间的推移，这完全有可能。鼓励人们结婚实际上已超越社会议题本身，而成为一项政治工程，目的在于维持、延续男性占主导地位的父权社会。</text:p>
      <text:p text:style-name="P4">
一个父权社会不仅控制其公民，也控制其生活的选择权和机会。因而抵制婚姻几乎就像是一场无声的革命。</text:p>
      <text:p text:style-name="P4">
</text:p>
      <text:p text:style-name="P4">
2023年，中国的青年失业率(年龄在16岁至24岁之间)达到创纪录的20.8%。</text:p>
      <text:h text:style-name="P12" text:outline-level="3">
<text:span text:style-name="T4">
中国年轻人面临经济压力</text:span>
</text:h>
      <text:p text:style-name="P4">
中国最近的经济下滑也导致年轻人对婚姻缺乏兴趣。</text:p>
      <text:p text:style-name="P4">
2023年，中国的青年失业率(年龄在16岁至24岁之间)达到创纪录的20.8%。</text:p>
      <text:p text:style-name="P4">
化名为珊珊（Shan Shan）的一位中国女性告诉德国之声，在当前的就业市场很难谋生。找工作的压力让她没有精力考虑婚姻的事情。</text:p>
      <text:p text:style-name="P4">
同样，化名为小刚（XiaoGang）的软件工程师也告诉德国之声说，科技行业的大规模裁员迫使他经常加班，因为担心被解雇。“当朋友邀请我和女孩一起出去玩时，我根本没有精力去。”他说。</text:p>
      <text:h text:style-name="P12" text:outline-level="3">
<text:span text:style-name="T4">
迫在眉睫的人口问题</text:span>
</text:h>
      <text:p text:style-name="P4">
随着越来越多的年轻人不愿结婚，中国的出生率持续下降。</text:p>
      <text:p text:style-name="P4">
据人权观察组织数据，中国的总生育率从上世纪80年代末的每位女性生育2.6个孩子下降到2021年的1.15个。</text:p>
      <text:p text:style-name="P4">
此外，去年是中国近60年来首次出现人口下降。</text:p>
      <text:p text:style-name="P4">
德州农工大学（ Texas A&amp;M University）社会学名誉教授达德利·波斯顿(DudleyPoston)表示：“中国正在陷入严重的人口危机...越来越成为一个人口老龄化的国家。”</text:p>
      <text:p text:style-name="P4">
他补充道，目前中国人口的年龄中位数是38岁。今年早些时候，联合国预测印度将超过中国，成为世界上人口最多的国家，印度人口平均年龄为28岁。</text:p>
      <text:p text:style-name="P4">
今年5月，中国计划生育协会在20多个城市启动了试点项目，为有两个或两个以上孩子的家庭提供住房、税收和教育方面的补贴。</text:p>
      <text:p text:style-name="P4">
但政府的努力在社交媒体上遭到了普遍的冷嘲热讽，几乎没有年轻人认为这些项目能对他们有所帮助。</text:p>
      <text:p text:style-name="P4">
克丽丝塔说：“我觉得这很荒谬。很多像我这样的年轻人都面临着找工作上的困难。当一个人在经济上都无法照顾好自己，拿什么来组建家庭呢？”</text:p>
      <text:p text:style-name="P4">
</text:p>
      <text:p text:style-name="P4">
中国也可以依靠国际移民来增加其劳动年龄人口吗？</text:p>
      <text:h text:style-name="P12" text:outline-level="3">
<text:span text:style-name="T4">
出路在哪？</text:span>
</text:h>
      <text:p text:style-name="P4">
波斯顿认为实行三孩政策并不是解决问题的办法，而是必须经由国际移民来解决这个问题。几十年来，美国和许多欧洲国家一直依靠国际移民来增加其劳动年龄人口。中国现在很少有出生在外国的居民。中国只有大约100万外国出生的居民，仅占中国人口的0.1%左右。</text:p>
      <text:p text:style-name="P4">
相比之下，美国为15%，德国为19%。甚至日本和韩国的外国出生人口比例都更高，日本为2%，韩国为3%。中国在吸引外国移民方面做得很少，中国必须改变其移民政策。</text:p>
      <text:p text:style-name="P4">
为此，一种“信仰种族纯洁性”的心态需要改变。中国的许多领导人、韩国、日本以及一些欧洲（例如匈牙利）人都向往种族纯洁性。他们不想让外国人的血统和当地人的血统混在一起。保持这种种族纯洁性的最好办法是限制或禁止国际移民。《经济学人》最近发表的一篇报道中(2023年5月6日)写道，中国“官员们吹嘘自己拥有几千年的单一中国血统。称自己为龙的传人。”</text:p>
      <text:p text:style-name="P4">
而国际移民可能是中国解决严重人口问题的唯一途径。中共或可以通过改变其关于维护种族纯洁性的观念来帮助实Bevoelkerungswachstum现这一目标。</text:p>
      <text:p text:style-name="P4">
Source: <text:a xlink:type="simple" xlink:href="https://www.dw.com/zh/中国：越来越多年轻人抗拒结婚/a-66123913" text:style-name="Internet_20_link" text:visited-style-name="Visited_20_Internet_20_Link">
https://www.dw.com/zh/中国：越来越多年轻人抗拒结婚/a-66123913?maca=chi-rss-chi-all-1127-rdf</text:a>
</text:p>
      <!--NEWS-->
      <text:h text:style-name="P10" text:outline-level="1">
<text:span text:style-name="T4">
机构预测：中国国产汽车品牌将首次占据中国市场过半份额</text:span>
</text:h>
      <text:p text:style-name="P4">
Author: None (Language: zh)</text:p>
      <text:p text:style-name="P4">
Publisher: None</text:p>
      <text:p text:style-name="P4">
Time: 2023-07-09T07:52:00Z</text:p>
      <text:p text:style-name="P4">
Description: 国际商业咨询公司艾睿铂（AlixPartners）表示，中国国产品牌2023年将占据中国国内市场汽车销量的50%以上，这将是国产品牌首次控制中国这个全球最大汽车市场的多数份额。同时中国市场也面临着巨大的产能过剩。</text:p>
      <text:p text:style-name="P4">
Videos: []</text:p>
      <text:p text:style-name="P4">
Images: []</text:p>
      <text:p text:style-name="P4">
Subject: 经济纵横</text:p>
      <text:p text:style-name="P4">
Subjects: ['德国汽车工业', '法兰克福车展']</text:p>
      <text:p text:style-name="P4">
Keywords: ['预测', '国产品牌', '汽车', '中国市场', '份额', '艾睿铂', '产能过剩']</text:p>
      <text:p text:style-name="P4">
ID: 66140455</text:p>
      <!--METADATA-->
      <text:p text:style-name="P4">
<text:a xlink:type="simple" xlink:href="https://www.dw.com/zh/overlay/image/article/66140455/65609330" text:style-name="Internet_20_link" text:visited-style-name="Visited_20_Internet_20_Link">
 </text:a>
</text:p>
      <text:p text:style-name="P4">
比亚迪、蔚来汽车和小鹏汽车等国内电动汽车制造商的崛起改变了中国汽车市场的现状。</text:p>
      <text:p text:style-name="P4">
（德国之声中文网）国际商业咨询公司艾睿铂（AlixPartners）周三（7月5日）表示，由于电动汽车领域的主导地位不断增强，中国国产品牌2023年将占据中国国内市场汽车销量的50%以上，这将是国产品牌首次控制中国这个全球最大汽车市场的多数份额。</text:p>
      <text:p text:style-name="P4">
过去四十年来，中国市场一直由大众和丰田等合资品牌主导。但具有竞争力的价格、车型更新更快以及 <text:a xlink:type="simple" xlink:href="https://www.dw.com/zh/zh/比亚迪欲在德国市场加速扩张/a-65948560" text:style-name="Internet_20_link" text:visited-style-name="Visited_20_Internet_20_Link">
 比亚迪</text:a>
 、 <text:a xlink:type="simple" xlink:href="https://www.dw.com/zh/zh/蔚来扩展欧洲业务-匈牙利工厂9月投入运营/a-62674025" text:style-name="Internet_20_link" text:visited-style-name="Visited_20_Internet_20_Link">
 蔚来</text:a>
汽车和小鹏汽车等国内电动汽车制造商的崛起改变了中国汽车市场的现状。今年第一季度，中国超越日本，成为全球最大的汽车出口国。</text:p>
      <text:p text:style-name="P4">
艾睿铂公司预测，中国今年的汽车总体销量将增长3%，达到2490万辆，恢复到 <text:a xlink:type="simple" xlink:href="https://www.dw.com/zh/zh/专题报道新冠疫情与疫苗/t-55795902" text:style-name="Internet_20_link" text:visited-style-name="Visited_20_Internet_20_Link">
 新冠疫情</text:a>
之前的销量水平。该公司预计到2030年，中国汽车年销售量将增长至3060万辆，届时中国销售的汽车中一半以上将是电动汽车。</text:p>
      <text:p text:style-name="P4">
该咨询公司表示，2016年至2022年期间，中国的“新能源汽车”市场，包括插电式混合动力汽车和纯电动汽车，受益于政府相当于570亿美元的补贴。</text:p>
      <text:p text:style-name="P4">
艾睿铂公司称，同期美国政府对该行业提供了120亿美元的补贴。</text:p>
      <text:p text:style-name="P4">
更多阅读： <text:a xlink:type="simple" xlink:href="https://www.dw.com/zh/zh/德国电动车在中国市场步履蹒跚/a-65359971" text:style-name="Internet_20_link" text:visited-style-name="Visited_20_Internet_20_Link">
 德国电动车在中国市场步履蹒跚 </text:a>
</text:p>
      <text:p text:style-name="P4">
但该公司表示，中国电动汽车制造商也通过对先进驾驶辅助系统等功能的关注以及制造更便宜的汽车等方面赢得了优势。</text:p>
      <text:h text:style-name="P12" text:outline-level="3">
<text:span text:style-name="T4">
上海已成电动之城</text:span>
</text:h>
      <text:p text:style-name="P4">
艾睿铂公司亚洲汽车咨询主管戴尔（Stephen Dyer）表示，这种竞争力将使中国汽车制造商在未来几年对全球老牌汽车制造商产生像特斯拉一样的颠覆性影响。</text:p>
      <text:p text:style-name="P4">
戴尔在新闻发布会上表示：“如果外国品牌想在中国生存，或者在本国市场迎战这些品牌的颠覆性影响，那么最好向中国新成立的电动汽车初创公司学习。”</text:p>
      <text:p text:style-name="P4">
戴尔还预测，到2030年，中国品牌汽车在海外市场的年销量将增长到900万辆，这将使中国品牌的全球份额达到30%，其中在欧洲市场份额为15%，南美为19%，东南亚和南亚也为19%。</text:p>
      <text:p text:style-name="P4">
中国市场也面临着巨大的产能过剩，戴尔预测将会出现一波整合浪潮。他表示，到2030年，现有的167个新能源汽车品牌中只有25至30个能够生存。他说，其中超过三分之二的品牌去年没有任何销售业绩。</text:p>
      <text:p text:style-name="P4">
“即使拥有一流的运营能力，年产量也需要高达40万辆才能达到盈亏平衡。”他说。</text:p>
      <text:h text:style-name="P12" text:outline-level="3">
<text:span text:style-name="T4">
德国人会购买中国电动车吗？</text:span>
</text:h>
      <text:p text:style-name="P4">
（路透社）</text:p>
      <text:p text:style-name="P4">
Source: <text:a xlink:type="simple" xlink:href="https://www.dw.com/zh/机构预测：中国国产汽车品牌将首次占据中国市场过半份额/a-66140455" text:style-name="Internet_20_link" text:visited-style-name="Visited_20_Internet_20_Link">
https://www.dw.com/zh/机构预测：中国国产汽车品牌将首次占据中国市场过半份额/a-66140455?maca=chi-rss-chi-all-1127-rdf</text:a>
</text:p>
      <!--NEWS-->
      <text:h text:style-name="P10" text:outline-level="1">
<text:span text:style-name="T4">
事实核查：我们为什么会相信假新闻？</text:span>
</text:h>
      <text:p text:style-name="P4">
Author: None (Language: zh)</text:p>
      <text:p text:style-name="P4">
Publisher: None</text:p>
      <text:p text:style-name="P4">
Time: 2023-07-09T07:59:00Z</text:p>
      <text:p text:style-name="P4">
Description: 虚假新闻已对社会构成真正的威胁。心理和社会因素如何影响我们判断其真假？为了不轻信受骗，我们该如何应对？</text:p>
      <text:p text:style-name="P4">
Videos: []</text:p>
      <text:p text:style-name="P4">
Images: []</text:p>
      <text:p text:style-name="P4">
Subject: 文化经纬</text:p>
      <text:p text:style-name="P4">
Subjects: []</text:p>
      <text:p text:style-name="P4">
Keywords: ['假新闻', '认知偏差', '事实', '真相', '黑暗人格', '情绪']</text:p>
      <text:p text:style-name="P4">
ID: 66128219</text:p>
      <!--METADATA-->
      <text:p text:style-name="P4">
<text:a xlink:type="simple" xlink:href="https://www.dw.com/zh/overlay/image/article/66128219/64798592" text:style-name="Internet_20_link" text:visited-style-name="Visited_20_Internet_20_Link">
 </text:a>
</text:p>
      <text:p text:style-name="P4">
我们所看到的究竟是事实还是假象？我们经常高估自己区分这二者的能力</text:p>
      <text:p text:style-name="P4">
（德国之声中文网）无论是有关 <text:a xlink:type="simple" xlink:href="https://www.dw.com/zh/zh/俄罗斯入侵乌克兰/t-60868685" text:style-name="Internet_20_link" text:visited-style-name="Visited_20_Internet_20_Link">
 乌克兰战争 </text:a>
 、 <text:a xlink:type="simple" xlink:href="https://www.dw.com/zh/zh/专题报道新型冠状病毒/t-52123766" text:style-name="Internet_20_link" text:visited-style-name="Visited_20_Internet_20_Link">
新冠病毒 </text:a>
还是性别平等的议题，近年来互联网上流传的假新闻越来越多，尤其是当涉及到情感和有争议的话题时。有时真假难辨。而另一些时候，事实和虚假新闻其实很容易辨认。</text:p>
      <text:p text:style-name="P4">
每人情况不同，一些互联网用户总是更容易相信假消息和假新闻。在这篇德国之声事实核查中，我们将探讨其中的原因。</text:p>
      <text:h text:style-name="P12" text:outline-level="3">
<text:span text:style-name="T4">
认知偏差让我们轻信受骗</text:span>
</text:h>
      <text:p text:style-name="P4">
一个经常出现的术语是“认知偏差”（cognitive bias）。它描述了存在于我们人类思维中的那些难以摆脱的错误倾向。</text:p>
      <text:p text:style-name="P4">
当我们轻信假新闻时，我们的已有观点、预先形成的世界观在其中起着重要作用，有时在一些专业文章中也将其称为“partisanship”（党派偏见/偏袒性）或“confirmationbias”（确认偏差）。</text:p>
      <text:p text:style-name="P4">
认知心理学家斯蒂芬·勒万多夫斯基（StephanLewandowsky）是该领域著名专业文献的作者，他解释说：“如果我听到一些与自己的政治观点相符的东西，也就是我想听到的东西时，我就会更相信它。”我们总是带着偏见。例如，如果一个人认为德国接纳了太多难民，那么他就更倾向于去相信有关社区负担过重或对于这一群体持负面态度的新闻报道。</text:p>
      <text:p text:style-name="P4">
</text:p>
      <text:p text:style-name="P4">
未经核实就点赞分享——互联网上的常见行为</text:p>
      <text:p text:style-name="P4">
我们还有另一个重要的“认知偏差”是常常过早地相信自己的直觉。我们在内化、评论和转发内容之前不愿再次检查，仿佛再次核查事实是多余且令人厌烦的。很多用户仅仅是阅读文章标题，而不是实际内容。</text:p>
      <text:p text:style-name="P4">
《科学邮报》和美国国家公共电台（NPR）就通过发布误导性标题来测试了这一点。读者点击链接后就会发现这其实只是一个玩笑性的实验，但大多数人连链接都没有点开。</text:p>
      <text:h text:style-name="P12" text:outline-level="3">
<text:span text:style-name="T4">
负面信息最能触发我们</text:span>
</text:h>
      <text:p text:style-name="P4">
“从众效应”（或“跟风效应”BandwagonEffect）也会误导我们：人们通常以他人为导向，而不是靠自己形成观点意见。就假新闻而言，这意味着我们更有可能去相信其他很多人都相信的信息。</text:p>
      <text:p text:style-name="P4">
当一个社交媒体帖子被大量分享和点赞时，我们便倾向于相信所谓“群体智慧”。问题是，其他人在点赞分享时也是这么想的，并且如前面提到的，其中大部分人在没有具体了解内容的情况下就分享和点赞了。</text:p>
      <text:p text:style-name="P4">
我们的记忆力对于正确记住所看到或所读到的内容也没有太大帮助，这就是所谓的"持续性不准确"（Persistence ofInaccuracy）。我们经常不太记得某件事的真假。一个很常见的现象是，人们依然声称某条虚假信息为真——即使后来通过事实核查的方式已被纠正为假。</text:p>
      <text:p text:style-name="P4">
除了这些偏差外，假新闻传播之所以如此成功，是因为我们在无意识的情况下，更多地是让情绪来主导自己。勒万多夫斯基表示，虚假消息比真实信息的传播快六倍，这正是由于情绪所致，“我们知道人们对于引发负面情绪（例如愤怒）的信息反应特别强烈。”这类假新闻最有可能被迅速传播。</text:p>
      <text:h text:style-name="P12" text:outline-level="3">
<text:span text:style-name="T4">
信息真假在其次，能为己所用最重要</text:span>
</text:h>
      <text:p text:style-name="P4">
维尔茨堡大学去年进行了一项研究，令600名参与者评估不同陈述内容的真实性。该研究发现：黑暗型人格特质和所谓的“后真相认识论”使我们更容易受到虚假新闻的影响。</text:p>
      <text:p text:style-name="P4">
该研究的首席作者、心理学家扬·菲利普·鲁德洛夫（Jan PhilippRudloff）在接受德国之声采访时解释说：“为了了解受访者对知识和事实的看法，我们问了他们如下问题：遇到信息时，你相信自己的直觉吗？你认为证据有多重要？你是否相信存在独立的事实？”</text:p>
      <text:p text:style-name="P4">
评估结果显示，那些越相信自己的直觉，越不相信事实存在的人，就越难以区分信息的真假。</text:p>
      <text:p text:style-name="P4">
“然后我们还研究了‘黑暗人格的因素'，也就是所有黑暗人格特质的核心，比如自恋或精神变态，”鲁德洛夫说。“之所以称其为‘黑暗’，是因为这些人格特质与我们社会所不认可的行为相关。”</text:p>
      <text:p text:style-name="P4">
对于那些具有较强黑暗人格特质的人来说，自身利益才是最重要的。其他一切，包括可能在某些情况下是事实的东西，都是次要的。</text:p>
      <text:p text:style-name="P4">
“那么问题就不在于信息是否真实，而在于这些信息是否对他们有益、能为他们所用，或者成为某种行为正当化的理由。”鲁德洛夫说道，黑暗人格特质和对事物知识的不恰当认知往往是并存的，并且通常在很小的时候就显现出来。</text:p>
      <text:p text:style-name="P4">
</text:p>
      <text:p text:style-name="P4">
互联网上驱动我们的是对社会互动的渴望</text:p>
      <text:h text:style-name="P12" text:outline-level="3">
<text:span text:style-name="T4">
对关注和认可的渴望</text:span>
</text:h>
      <text:p text:style-name="P4">
美国加州大学传播学研究员乔·沃尔特（JoeWalther）指出了促进假新闻传播的另一个重要因素。他认为，点赞、评论和转发消息根本而言是一种社交互动：“人们活跃在社交网络，是为了拥有某种参与感，以获得关注和被认可的感觉。”</text:p>
      <text:p text:style-name="P4">
沃尔特说：“比如我可以转发这样一则新闻给您：研究发现，小个子比大个子的人更容易相信假新闻。我这样做并不是因为我相信这是真的，而是因为我认为您会喜欢并且会高兴我给您发了这么个有趣而疯狂的故事。”</text:p>
      <text:p text:style-name="P4">
这个例子也就清楚地表明：有时网络用户分享假新闻并不是因为他们信以为真。相反，他们只是想逗乐自己或者娱乐他人。甚至，他们会分享转发，就是因为他们不相信那是真的。</text:p>
      <text:h text:style-name="P12" text:outline-level="3">
<text:span text:style-name="T4">
展望未来：我们能做些什么？</text:span>
</text:h>
      <text:p text:style-name="P4">
我们对假新闻信以为真的原因非常复杂。它们与我们的个性和对知识与事实的态度有关。假新闻也可以成为一种充满吸引力的工具，籍此与他人进行交流，并获得认可和关注。此外，还有一些会扭曲我们感知的认知机制。</text:p>
      <text:p text:style-name="P4">
问题是：我们如何提高甄别假新闻的能力？第一步应该是能意识到我们很容易受到操纵以及主观意识的影响。鲁德洛夫主张向学生传授更多有关事实和科学的元知识。</text:p>
      <text:p text:style-name="P4">
“在科学中，我们只能找到一种共识，也就是在尽可能多的专家中找到某种共同意见。一旦有新的信息加入，以前被认为是事实或共识的东西就会发生变化。” 鲁德洛夫说。</text:p>
      <text:p text:style-name="P4">
这非常复杂，一些人因此认为事实似乎是由“精英”任意设定的。就像在新冠大流行期间，一开始说孩子不太可能传播新冠病毒，后来突然又改变了说法。</text:p>
      <text:p text:style-name="P4">
还有一个方法是所谓的“事前预防”（Prebunking）。通过事先提供有关虚假和错误消息的信息，可以让用户在遇到这些信息前便提高认知和警觉性。例如，在选举前，预计会出现很多虚假消息来操纵选民，可以考虑提前进行相关信息的宣传活动。</text:p>
      <text:p text:style-name="P4">
Source: <text:a xlink:type="simple" xlink:href="https://www.dw.com/zh/事实核查：我们为什么会相信假新闻？/a-66128219" text:style-name="Internet_20_link" text:visited-style-name="Visited_20_Internet_20_Link">
https://www.dw.com/zh/事实核查：我们为什么会相信假新闻？/a-66128219?maca=chi-rss-chi-all-1127-rdf</text:a>
</text:p>
      <!--NEWS-->
      <text:h text:style-name="P10" text:outline-level="1">
<text:span text:style-name="T4">
叶伦：世界够大 能让美中一同繁荣</text:span>
</text:h>
      <text:p text:style-name="P4">
Publisher: 法新社</text:p>
      <text:p text:style-name="P4">
Published Time: 2023-07-09T08:02:10+00:00</text:p>
      <text:p text:style-name="P4">
Modified Time: 2023-07-09T07:35:03+00:00</text:p>
      <text:p text:style-name="P4">
Description: （法新社北京9日电） 美国财政部长叶伦今天结束旨在稳定世界前两大经济体紧张关系的中国行程时表示，她与中国官员的会谈「直接」且「富有成效」，让两国关系「更站稳脚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7-09T08-02-10-00-00/000000.png" xlink:type="simple" xlink:show="embed" xlink:actuate="onLoad" draw:mime-type="image/png"/>
</draw:frame>
</text:p>
      <text:p text:style-name="P4">
叶伦（Janet Yellen）是在美国国务卿布林肯（AntonyBlinken）离开后紧接着展开4天访问；她强调，尽管美中存在极大的歧见，仍有必要加强交流与合作。</text:p>
      <text:p text:style-name="P4">
她今天在美国驻北京大使馆对记者说：「我们相信世界够大，足以让我们两国繁荣发展。」</text:p>
      <text:p text:style-name="P4">
「两国都有义务负责任地管理这种关系：找到在全球繁荣中共生并分享的方式。」</text:p>
      <text:p text:style-name="P4">
虽然此行没有取得具体突破，但中国官方新华社昨晚表示，叶伦与国务院副总理何立峰的会晤，「就两国和世界经济金融形势、合作应对全球共同挑战等进行了深入、坦诚、务实的交流，会谈具有建设性」。</text:p>
      <text:p text:style-name="P4">
叶伦今天表示，虽然两国之间存在「重大分歧」，但她和中国官员举行了「直接、实质性和富有成果」的会谈。</text:p>
      <text:p text:style-name="P4">
她说：「我的双边会晤两天来总共进行了约10小时，让我们为巩固美中关系向前迈出的步伐更站稳脚步。」</text:p>
      <text:p text:style-name="P4">
Source: <text:a xlink:type="simple" xlink:href="https://www.rfi.fr/cn/%E5%9B%BD%E9%99%85%E6%8A%A5%E9%81%93/20230709-%E5%8F%B6%E4%BC%A6-%E4%B8%96%E7%95%8C%E5%A4%9F%E5%A4%A7-%E8%83%BD%E8%AE%A9%E7%BE%8E%E4%B8%AD%E4%B8%80%E5%90%8C%E7%B9%81%E8%8D%A3" text:style-name="Internet_20_link" text:visited-style-name="Visited_20_Internet_20_Link">
https://www.rfi.fr/cn/%E5%9B%BD%E9%99%85%E6%8A%A5%E9%81%93/20230709-%E5%8F%B6%E4%BC%A6-%E4%B8%96%E7%95%8C%E5%A4%9F%E5%A4%A7-%E8%83%BD%E8%AE%A9%E7%BE%8E%E4%B8%AD%E4%B8%80%E5%90%8C%E7%B9%81%E8%8D%A3</text:a>
</text:p>
      <!--NEWS-->
      <text:h text:style-name="P10" text:outline-level="1">
<text:span text:style-name="T4">
希腊米佐塔基斯政府通过信任投票</text:span>
</text:h>
      <text:p text:style-name="P4">
Publisher: 法新社</text:p>
      <text:p text:style-name="P4">
Published Time: 2023-07-09T08:02:16+00:00</text:p>
      <text:p text:style-name="P4">
Modified Time: 2023-07-09T07:35:02+00:00</text:p>
      <text:p text:style-name="P4">
Description: （法新社雅典8日电） 希腊政府今天在国会赢得信任投票，展开第二个4年任期。两周前，保守派总理米佐塔基斯（Kyriakos Mitsotakis）领导的新民主党（New……</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7-09T08-02-16-00-00/000000.png" xlink:type="simple" xlink:show="embed" xlink:actuate="onLoad" draw:mime-type="image/png"/>
</draw:frame>
</text:p>
      <text:p text:style-name="P4">
经过3天关于米佐塔基斯政府第2任期政策声明的辩论后，执政党在唱名投票中，获得300位议员中158位的信任票。</text:p>
      <text:p text:style-name="P4">
新民主党在国会拥有158席，只有新民主党的国会议员投票支持政府。</text:p>
      <text:p text:style-name="P4">
新民主党誓言加快体制和经济改革。</text:p>
      <text:p text:style-name="P4">
新民主党以40.56%得票率，击败得票率17.83%的「极左联盟」（SYRIZA），以及11.84%的社会主义派「泛希腊社会运动党」（PASOK），赢得6月25日大选。</text:p>
      <text:p text:style-name="P4">
米佐塔基斯今天发布政府政策声明后表示：「选举显示希腊已进入巨大变革的时代，多数党收到的授权是迅速向这些变革迈进。」</text:p>
      <text:p text:style-name="P4">
Source: <text:a xlink:type="simple" xlink:href="https://www.rfi.fr/cn/%E5%9B%BD%E9%99%85%E6%8A%A5%E9%81%93/20230709-%E5%B8%8C%E8%85%8A%E7%B1%B3%E4%BD%90%E5%A1%94%E5%9F%BA%E6%96%AF%E6%94%BF%E5%BA%9C%E9%80%9A%E8%BF%87%E4%BF%A1%E4%BB%BB%E6%8A%95%E7%A5%A8" text:style-name="Internet_20_link" text:visited-style-name="Visited_20_Internet_20_Link">
https://www.rfi.fr/cn/%E5%9B%BD%E9%99%85%E6%8A%A5%E9%81%93/20230709-%E5%B8%8C%E8%85%8A%E7%B1%B3%E4%BD%90%E5%A1%94%E5%9F%BA%E6%96%AF%E6%94%BF%E5%BA%9C%E9%80%9A%E8%BF%87%E4%BF%A1%E4%BB%BB%E6%8A%95%E7%A5%A8</text:a>
</text:p>
      <!--NEWS-->
      <text:h text:style-name="P10" text:outline-level="1">
<text:span text:style-name="T4">
极端高温加剧印度家庭暴力现象</text:span>
</text:h>
      <text:p text:style-name="P4">
Author: None (Language: zh)</text:p>
      <text:p text:style-name="P4">
Publisher: None</text:p>
      <text:p text:style-name="P4">
Time: 2023-07-09T08:05:00Z</text:p>
      <text:p text:style-name="P4">
Description: 最新的研究发现，气候变化引发的危机已经加剧了家庭暴力问题。南亚国家针对女性的家庭暴力案件增加与该地区出现越来越多的高温天之间存在关联性。而这一问题在印度尤为严重。</text:p>
      <text:p text:style-name="P4">
Videos: []</text:p>
      <text:p text:style-name="P4">
Images: []</text:p>
      <text:p text:style-name="P4">
Subject: 科技环境</text:p>
      <text:p text:style-name="P4">
Subjects: ['气候变化', '印度', '环境保护', '亚洲']</text:p>
      <text:p text:style-name="P4">
Keywords: ['亚洲', '印度', '家庭暴力', '气候变化', '高温天', '女性权益']</text:p>
      <text:p text:style-name="P4">
ID: 66124993</text:p>
      <!--METADATA-->
      <text:p text:style-name="P4">
<text:a xlink:type="simple" xlink:href="https://www.dw.com/zh/overlay/image/article/66124993/65380522" text:style-name="Internet_20_link" text:visited-style-name="Visited_20_Internet_20_Link">
 </text:a>
</text:p>
      <text:p text:style-name="P4">
预计南亚地区在未来几十年将经历更加极端的高温天气。</text:p>
      <text:p text:style-name="P4">
（德国之声中文网）上周《美国医学会精神病学》（JAMAPsychiatry）杂志上发表的一项研究表明，针对女性的家庭暴力案件增加与南亚地区气温升高有关，而印度或将面临最大的 <text:a xlink:type="simple" xlink:href="https://www.dw.com/zh/zh/触目惊心全球五万女性死于家暴/a-49513735" text:style-name="Internet_20_link" text:visited-style-name="Visited_20_Internet_20_Link">
 家暴</text:a>
 增幅。</text:p>
      <text:p text:style-name="P4">
这项研究调查了印度、尼泊尔和巴基斯坦等国“环境温度”与“亲密伴侣暴力发生率”的关联性。</text:p>
      <text:p text:style-name="P4">
研究人员追踪了超过194800名年龄在15至49岁之间的女性，以研究亲密伴侣暴力的发生率，其中包括身体虐待、性虐待和情感虐待。</text:p>
      <text:p text:style-name="P4">
总体而言，该研究发现，年平均气温每升高1摄氏度，亲密伴侣暴力行为就会增加4.5%。</text:p>
      <text:p text:style-name="P4">
尽管研究显示，高温与暴力事件增加呈正相关在所有收入群体中均有体现，但增幅最大的是低收入家庭和农村家庭。</text:p>
      <text:h text:style-name="P12" text:outline-level="3">
<text:span text:style-name="T4">
印度是家庭暴力高发地区</text:span>
</text:h>
      <text:p text:style-name="P4">
在所调查的三个国家中，印度显示出与温度上升相关的虐待事件的增幅最大。研究发现，在印度，气温每上升1摄氏度，针对女性的身体暴力就会增加8%，性暴力也会增加7.3%。</text:p>
      <text:p text:style-name="P4">
该研究指出：“在碳排放不受限制的情况下，预计到2090年，印度亲密伴侣暴力发生率增幅最高，达到23.5%，尼泊尔增长14.8%，巴基斯坦为5.9%。”</text:p>
      <text:p text:style-name="P4">
在印度，前所未有的高温热浪正在成为每年的常态。今年5月，酷热天气席卷了该国大部分地区，气温高达45摄氏度。</text:p>
      <text:p text:style-name="P4">
国际发展组织IPE-Global气候变化和可持续发展部门负责人阿比纳什·莫汉蒂（AbinashMohanty）告诉德国之声：“极端气候正变得越来越严峻，破坏人们的生活和生计，对最贫困、最脆弱的社区产生了极大的影响，助长了针对女童和妇女的性别暴力。</text:p>
      <text:p text:style-name="P4">
气候科学家认为南亚是世界上最容易受到气候变化影响的地区之一。</text:p>
      <text:p text:style-name="P4">
研究极端高温天气来源的学术团体“世界天气归因”(World WeatherAttribution)最近发表的一项研究发现，气候变化使南亚出现热浪天气的可能性增加了30倍。</text:p>
      <text:p text:style-name="P4">
莫汉蒂表示，该地区为应对气候变化而制定的社会福利计划应将极端高温与性别暴力之间的关联性考虑进去。</text:p>
      <text:p text:style-name="P4">
“尽管经验证据和数据限制在量化气候变化与性别暴力的影响方面仍然存在盲点，但对印度这样脆弱的国家来说，确保气候行动计划能够相互融合、整合一致，以应对这些挑战至关重要。”莫汉蒂表示。</text:p>
      <text:p text:style-name="P4">
</text:p>
      <text:p text:style-name="P4">
“低收入家庭和社区的女性承担了照顾家庭的重担。在经济衰退和就业机会减少时，她们更加脆弱，因为还要承受来自其男性伴侣的暴力。”</text:p>
      <text:h text:style-name="P12" text:outline-level="3">
<text:span text:style-name="T4">
将极端高温与家庭暴力联系起来</text:span>
</text:h>
      <text:p text:style-name="P4">
社会组织也认识到，气候变化引发的危机已经加剧了家庭暴力问题。</text:p>
      <text:p text:style-name="P4">
“从我们与印度北部移民社区的妇女和女孩合作的经验来看，气候变化导致的移民迁徙只会加剧性别暴力，”致力于终结性别暴力的印度基金会Protsahan的创始人索纳尔·卡普尔（Sonal Kapoor）告诉德国之声。</text:p>
      <text:p text:style-name="P4">
“气候引发的脆弱性不仅仅是城市居民需要更多空调的问题。它还意味着整个社区因过度受到自然灾害的严重影响而不复存在，甚至无法获得最基本资源来应对灾害。”卡普尔说道。</text:p>
      <text:p text:style-name="P4">
研究发现，极端高温还会减少日薪工人的工作时间，从而减少收入，并迫使家庭成员花更多时间待在家中。这一方面增加了女性的家务负担，也令那些感到自己无法养家糊口的男性产生紧张和愤怒的情绪。</text:p>
      <text:p text:style-name="P4">
“低收入家庭和社区的女性承担了照顾家庭的重担。在经济衰退和就业机会减少时，她们更加脆弱，因为还要承受来自其男性伴侣的暴力。”性别包容城市化研究员卡尔帕娜·维斯瓦纳特（KalpanaViswanath）告诉德国之声。</text:p>
      <text:p text:style-name="P4">
美国医学会的研究还发现，农业生产和劳动效率下降带来的经济压力，以及极端天气造成的破坏所导致的生活环境恶化，也可能加剧家庭暴力。</text:p>
      <text:p text:style-name="P4">
“任何形式的压力都会引发家庭暴力。由于南亚的空调普及率最低，高温带来的压力会导致更多的家庭暴力。我相信气候危机将导致更多家庭不和和社会纷争。”国际环境、可持续发展和技术论坛首席执行官钱德拉·布山（ChandraBhushan）告诉德国之声。</text:p>
      <text:p text:style-name="P4">
Source: <text:a xlink:type="simple" xlink:href="https://www.dw.com/zh/极端高温加剧印度家庭暴力现象/a-66124993" text:style-name="Internet_20_link" text:visited-style-name="Visited_20_Internet_20_Link">
https://www.dw.com/zh/极端高温加剧印度家庭暴力现象/a-66124993?maca=chi-rss-chi-all-1127-rdf</text:a>
</text:p>
      <!--NEWS-->
      <text:h text:style-name="P10" text:outline-level="1">
<text:span text:style-name="T4">
德国右翼民粹“选项党”影响力扩大</text:span>
</text:h>
      <text:p text:style-name="P4">
Author: None (Language: zh)</text:p>
      <text:p text:style-name="P4">
Publisher: None</text:p>
      <text:p text:style-name="P4">
Time: 2023-07-09T08:12:00Z</text:p>
      <text:p text:style-name="P4">
Description: 右翼民粹主义的选项党近日两度在德国市县选举中获胜。该党公开发表种族主义言论，为何还会得到那么多选民支持？</text:p>
      <text:p text:style-name="P4">
Videos: []</text:p>
      <text:p text:style-name="P4">
Images: []</text:p>
      <text:p text:style-name="P4">
Subject: 德国新闻</text:p>
      <text:p text:style-name="P4">
Subjects: []</text:p>
      <text:p text:style-name="P4">
Keywords: ['刘晓波', '选举', '人权', '零八宪章']</text:p>
      <text:p text:style-name="P4">
ID: 66113667</text:p>
      <!--METADATA-->
      <text:p text:style-name="P4">
<text:a xlink:type="simple" xlink:href="https://www.dw.com/zh/overlay/image/article/66113667/66045718" text:style-name="Internet_20_link" text:visited-style-name="Visited_20_Internet_20_Link">
 </text:a>
</text:p>
      <text:p text:style-name="P4">
（德国之声中文网）周日（7月2日）晚间，在属于 <text:a xlink:type="simple" xlink:href="https://www.dw.com/zh/zh/调查三分之一的德东居民希望有个领袖/a-66072389" text:style-name="Internet_20_link" text:visited-style-name="Visited_20_Internet_20_Link">
 前东德地区</text:a>
 的萨克森-安哈尔特州人口8800人的小城市拉古恩-耶斯尼茨（Raguhn-Jessnitz），极右翼的选项党（AfD）候选人洛特（HannesLoth）战胜了无党派的竞争对手瑙曼（Nils Naumann），成为德国首位选项党籍的市长。就在一周前， <text:a xlink:type="simple" xlink:href="https://www.dw.com/zh/zh/德国极右翼选项党首次赢得区议会选举/a-66033353" text:style-name="Internet_20_link" text:visited-style-name="Visited_20_Internet_20_Link">
 选项党候选人赛瑟曼</text:a>
 （RobertSesselmann）在同为前东德地区的图林根州索讷贝格（Sonneberg）当选县长。</text:p>
      <text:p text:style-name="P4">
这似乎体现出与德国民调结果的一致性。有民调显示， <text:a xlink:type="simple" xlink:href="https://www.dw.com/zh/zh/德国向右转选项党与社民党的支持率齐平/a-65809300" text:style-name="Internet_20_link" text:visited-style-name="Visited_20_Internet_20_Link">
 该右翼民粹政党拥有20%的德国选民支持率，与总理肖尔茨所在社民党相当</text:a>
 。</text:p>
      <text:p text:style-name="P4">
但原因何在？专家意见不一。有人认为，这与德国三党联合执政的政府新近的内部冲突有关，特别是在气候保护以及旨在向可再生能源转型的暖气设备更换政策方面。巴伐利亚州图青政治教育学院院长明希（UrsulaMünch）说：“执政联盟的政策让民众感到不安。我想，再加上对政治普遍不满的人，他们如今更多会受到选项党的鼓动。”</text:p>
      <text:p text:style-name="P4">
</text:p>
      <text:p text:style-name="P4">
（图中）当选索讷贝格县长的赛瑟曼</text:p>
      <text:h text:style-name="P12" text:outline-level="3">
<text:span text:style-name="T4">
调查研究证实民粹主义抬头</text:span>
</text:h>
      <text:p text:style-name="P4">
上周莱比锡大学发表的一份研究中，提供了一个简单但令人不安的解释：许多德国选民，特别是在德东地区，存在种族主义倾向。  而6月29日公布的另一项调查结果也令人警惕。该研究显示，选项党的民粹主义路线正日益得到民众中间阶层的支持。Sinus社会研究所正在进行的该研究显示，56%的受访者赞成民粹主义的一些说法，两年前这一比例还为43%。</text:p>
      <text:p text:style-name="P4">
Sinus研究所所长伯格施泰特（SilkeBorgstedt）向德国之声表示：“我们目前观察到的是，一些受到更高教育的年轻、现代的中间阶层，也对选项党表现出好感。但我们不清楚的是，这究竟是因为其它政党没能提供好的政策方案，还是他们有意识地做出这样的选择。”  德国总理肖尔茨坚称，选项党的崛起不能归咎于他所在社民党存在的问题。不过，受到最大挑战的应属基民盟。尽管该党在民调中还处领先，但联合政府的内部争执并未能让该党从中获利。</text:p>
      <text:p text:style-name="P4">
基民盟主席梅尔茨2019年曾誓言要让支持选项党的选民减半，如今他不得不与这一表态保持距离。近日选项党两次获胜后，他上周称，基民盟主要的对手仍是绿党——尽管在德国16个联邦州政府中，有6个是基民盟与绿党联合执政。</text:p>
      <text:p text:style-name="P4">
专家明希不确定，对基民盟来说，攻击绿党是否是良好的战略。但她说，比如对移民等特定的议题，其他政党不应沉默。“我想，这些政党应当尝试在政策上与选项党竞争，而不是后退，然后说，这是个极右翼政党，我们不想跟它沾边。”</text:p>
      <text:p text:style-name="P4">
</text:p>
      <text:p text:style-name="P4">
巴伐利亚州图青政治教育学院院长明希（Ursula Münch）</text:p>
      <text:h text:style-name="P12" text:outline-level="3">
<text:span text:style-name="T4">
如何面对选项党？</text:span>
</text:h>
      <text:p text:style-name="P4">
在德国，许多保守派政界人士对于采取何种路线应对选项党意见不一。一些人试图避免情绪化的言辞，将自身呈现为负责任的政党。而巴伐利亚州南部保守派、部分立场有民粹主义倾向的“自由选民党”选择了另一种战略。</text:p>
      <text:p text:style-name="P4">
不久前，与基社盟联合执政的较小伙伴“自由选民党”主席、巴伐利亚州经济部长埃旺厄（HubertAiwanger）在一次反对联邦政府气候保护政策的示威活动上说：“这个国家沉默的大多数重新夺回民主的时刻到了。”</text:p>
      <text:p text:style-name="P4">
这种让人联想起选项党表态的用词引发要求他辞职的呼声。但埃旺厄称，他是在捍卫民主中间派：“要不是有我在，这里的两极分化还会更严重。”他指出，巴伐利亚的选项党民调支持率仅有10%，是德国平均水平的一半。</text:p>
      <text:p text:style-name="P4">
</text:p>
      <text:p text:style-name="P4">
基民盟主席梅尔茨时常受到批评，因为他自己有些言论也有民粹主义色彩</text:p>
      <text:h text:style-name="P12" text:outline-level="3">
<text:span text:style-name="T4">
对民主的威胁？</text:span>
</text:h>
      <text:p text:style-name="P4">
对许多人来说，特别令人忧虑的一点是，尽管选项党公开发表种族主义言论，仍得到那么多德国选民的支持。该党也被视为对德国的宪法秩序构成威胁。德国联邦宪法保护局负责对极端主义分子进行监控，<text:a xlink:type="simple" xlink:href="https://www.dw.com/zh/zh/联邦宪法保护局加强对选项党青年组织的监控/a-65450508" text:style-name="Internet_20_link" text:visited-style-name="Visited_20_Internet_20_Link">
 宪法保护局将选项党的一部分定为右翼极端主义</text:a>
 ，选项党整体定为“可疑情况”。</text:p>
      <text:p text:style-name="P4">
在不久前的一次新闻发布会上，宪法保护局局长哈尔登旺（ThomasHaldenwang）暗示，德国人在投票给选项党之前应三思。专家明希批评说，这并不是宪法保护局的任务。“在选项党选民眼中，这样的立场让宪法保护局失去权威，特别是在德东地区。他们会说，我们过去与史塔西（东德秘密警察）打的交道够多了。我们不要别人告诉我们什么是对、什么是错。”</text:p>
      <text:p text:style-name="P4">
Sinus研究所的伯格施泰特则认为，德国传统的政党无须因目前的民调数字而陷入恐慌。“有一部分是右翼极端分子，但还有一部分选民是受到当前氛围的影响而作出反应。”她认为，这种氛围在2025年联邦议会选举之前可能还会发生改变。</text:p>
      <text:p text:style-name="P4">
Source: <text:a xlink:type="simple" xlink:href="https://www.dw.com/zh/德国右翼民粹-选项党-影响力扩大/a-66113667" text:style-name="Internet_20_link" text:visited-style-name="Visited_20_Internet_20_Link">
https://www.dw.com/zh/德国右翼民粹-选项党-影响力扩大/a-66113667?maca=chi-rss-chi-all-1127-rdf</text:a>
</text:p>
      <!--NEWS-->
      <text:h text:style-name="P10" text:outline-level="1">
<text:span text:style-name="T4">
NBA季中锦标赛分组出炉  12月9日拉斯维加斯争冠</text:span>
</text:h>
      <text:p text:style-name="P4">
Publisher: 法新社</text:p>
      <text:p text:style-name="P4">
Published Time: 2023-07-09T09:02:08+00:00</text:p>
      <text:p text:style-name="P4">
Modified Time: 2023-07-09T08:35:02+00:00</text:p>
      <text:p text:style-name="P4">
Description: （法新社拉斯维加斯8日电） 美国职篮NBA今天正式推出季中锦标赛，并公布30支球队的分组。这项定名为NBA杯（NBA Cup）的比赛，预定将于12月9日在拉斯维加斯进行冠军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7-09T09-02-08-00-00/000000.png" xlink:type="simple" xlink:show="embed" xlink:actuate="onLoad" draw:mime-type="image/png"/>
</draw:frame>
</text:p>
      <text:p text:style-name="P4">
NBA总裁席佛（Adam Silver）表示，联盟已经针对这个想法讨论了15年，如今才确定赛制将仿照英格兰和西班牙足球杯赛的方式定下。</text:p>
      <text:p text:style-name="P4">
席佛说：「这对NBA这样全球性的联盟来说，是多完美的机会啊；这是非常适合我们的赛制。」</text:p>
      <text:p text:style-name="P4">
席佛希望在新的比赛开始前，球迷能保持耐心。</text:p>
      <text:p text:style-name="P4">
席佛说：「建立一个新的传统，需要一点时间。在整个体育圈，我们都看到有许多新的创举。而现在是举办季中锦标赛的时候了，所以就开始做吧。」</text:p>
      <text:p text:style-name="P4">
30支球队依前一季的成绩随机抽选分成6组，每组5队。东、西区各有3组。</text:p>
      <text:p text:style-name="P4">
每支球队要打两场主场赛事、两场客场赛事，会与同组的对手各交手1次。</text:p>
      <text:p text:style-name="P4">
赛事将从11月3日开始，在每周二和周五进行，但原本的例行赛会照常举行，只有11月7日的美国州长、州议会和市长选举日除外。</text:p>
      <text:p text:style-name="P4">
6个小组的冠军，以及东、西区除了6个小组冠军外的战绩次佳2支球队，将可打8强赛，赛事时间是12月4日、5日。</text:p>
      <text:p text:style-name="P4">
晋级的球队将于12月7日在拉斯维加斯打4强赛，获胜者将在两天后争冠。</text:p>
      <text:p text:style-name="P4">
季中锦标赛冠军球队的每名球员都能获得50万美元奖金。</text:p>
      <text:p text:style-name="P4">
金州勇士总教练柯尔（Steve Kerr）说：「我很期待。我认为这将增添球员、教练和球迷的兴奋之情，这真的是个好主意。」</text:p>
      <text:p text:style-name="P4">
季中锦标赛的两个阶段共打67场比赛，其中只有冠军战不列入例行赛战绩、数据计算，其他比赛都是例行赛的一部分。最终每队2023至24年球季，还是会打满82场例行赛。</text:p>
      <text:p text:style-name="P4">
西区A组有曼菲斯灰熊、凤凰城太阳、洛杉矶湖人、犹他爵士、波特兰拓荒者。</text:p>
      <text:p text:style-name="P4">
B组有本季拿下总冠军的丹佛金块，和洛杉矶快艇、纽奥良鹈鹕、达拉斯独行侠、休士顿火箭；C组则有沙加缅度国王、勇士、明尼苏达灰狼、奥克拉荷马雷霆、圣安东尼奥马刺。</text:p>
      <text:p text:style-name="P4">
东区的A组有费城76人、克里夫兰骑士、亚特兰大老鹰、印第安纳溜马、底特律活塞；B组有密尔瓦基公鹿、纽约尼克、迈阿密热火、华盛顿巫师、夏洛特黄蜂。</text:p>
      <text:p text:style-name="P4">
C组则是波士顿塞尔蒂克、布鲁克林篮网、多伦多暴龙、芝加哥公牛、奥兰多魔术。</text:p>
      <text:p text:style-name="P4">
Source: <text:a xlink:type="simple" xlink:href="https://www.rfi.fr/cn/%E8%BF%90%E5%8A%A8%E5%A4%A9%E5%9C%B0/20230709-nba%E5%AD%A3%E4%B8%AD%E9%94%A6%E6%A0%87%E8%B5%9B%E5%88%86%E7%BB%84%E5%87%BA%E7%82%89-12%E6%9C%889%E6%97%A5%E6%8B%89%E6%96%AF%E7%BB%B4%E5%8A%A0%E6%96%AF%E4%BA%89%E5%86%A0" text:style-name="Internet_20_link" text:visited-style-name="Visited_20_Internet_20_Link">
https://www.rfi.fr/cn/%E8%BF%90%E5%8A%A8%E5%A4%A9%E5%9C%B0/20230709-nba%E5%AD%A3%E4%B8%AD%E9%94%A6%E6%A0%87%E8%B5%9B%E5%88%86%E7%BB%84%E5%87%BA%E7%82%89-12%E6%9C%889%E6%97%A5%E6%8B%89%E6%96%AF%E7%BB%B4%E5%8A%A0%E6%96%AF%E4%BA%89%E5%86%A0</text:a>
</text:p>
      <!--NEWS-->
      <text:h text:style-name="P10" text:outline-level="1">
<text:span text:style-name="T4">
纽约街头枪击案酿一死三伤 87岁老汉丧命</text:span>
</text:h>
      <text:p text:style-name="P4">
Author: 联合早报 (Person)</text:p>
      <text:p text:style-name="P4">
Publisher: 联合早报 (Organization)</text:p>
      <text:p text:style-name="P4">
Published Time: 2023-07-09T09:05</text:p>
      <text:p text:style-name="P4">
Modified Time: 2023-07-09T15:17</text:p>
      <text:p text:style-name="P4">
Description: 美国纽约星期六（7月8日）发生随机枪击事件，一男子半小时内枪击四人，造成一名87岁老汉丧命，三人受伤。美国广播公司（ABC）报道，根据纽约市警察局的通报，星期六的随机枪击案发生在布...</text:p>
      <text:p text:style-name="P4">
Videos: []</text:p>
      <text:p text:style-name="P4">
Audios: []</text:p>
      <text:p text:style-name="P4">
Images: []</text:p>
      <text:p text:style-name="P4">
Type: NewsArticle</text:p>
      <text:p text:style-name="P4">
Breadcrumbs: ['即时', '国际']</text:p>
      <text:p text:style-name="P4">
Keywords: ['枪击案', '纽约', '美国']</text:p>
      <!--METADATA-->
      <text:p text:style-name="P4">
美国纽约星期六（7月8日）发生随机枪击事件，一男子半小时内枪击四人，造成一名87岁老汉丧命，三人受伤。</text:p>
      <text:p text:style-name="P4">
美国广播公司（ABC）报道，根据纽约市警察局的通报，星期六的随机枪击案发生在布鲁克林和皇后区的街头，枪手在第一起枪击事件发生两小时后被捕。</text:p>
      <text:p text:style-name="P4">
第一起枪击事件发生于当地时间星期六上午11时10分（新加坡时间星期六晚上11时10分），枪手骑电动滑板车接近受害人并向其开枪。受害人送院治疗，没有生命危险。</text:p>
      <text:p text:style-name="P4">
17分钟后，枪手在皇后区击中第二名受害者的背部。这名87岁老汉送医后宣告不治。</text:p>
      <text:p text:style-name="P4">
十几分钟后又出现第三名受害者。一名44岁男子在皇后区街角处被枪击，脸部中弹，情况危殆。紧接着在两分钟后出现了第四名受害者，一名63岁男子右肩中了一枪，目前住院治疗，情况稳定。</text:p>
      <text:p text:style-name="P4">
警方说，许多目击者都对嫌犯做了一致描述，称是一名骑着电动滑板车的男子开枪。纽约警方当天下午1时10分在皇后区逮捕了嫌犯，并找到一辆滑板车和一把九毫米半自动手枪。</text:p>
      <text:p text:style-name="P4">
据了解，嫌犯是一名25岁的男性，曾在纽约市被捕过一次。纽约警局探长肯尼说，警方目前还未掌握男子的犯案动机，判断这场枪案是随机事件。</text:p>
      <text:p text:style-name="P4">
肯尼指出，视频显示枪手没有针对任何人，也没有跟踪任何人，他在街头骑着滑板车随意朝路人开枪。受害者的族裔身份也各不相同，包括西班牙裔和亚太裔。</text:p>
      <text:p text:style-name="P4">
男子所骑的滑板车没有牌照，他犯案用的手枪上也没有序列号，警方还在鉴定手枪是否被污损或可能是一把幽灵枪。</text:p>
      <text:p text:style-name="P4">
Source: <text:a xlink:type="simple" xlink:href="https://www.zaobao.com.sg/realtime/world/story20230709-1412087" text:style-name="Internet_20_link" text:visited-style-name="Visited_20_Internet_20_Link">
https://www.zaobao.com.sg/realtime/world/story20230709-1412087</text:a>
</text:p>
      <!--NEWS-->
      <text:h text:style-name="P10" text:outline-level="1">
<text:span text:style-name="T4">
苏丹军队发动空袭 至少22人死亡</text:span>
</text:h>
      <text:p text:style-name="P4">
Author: 联合早报 (Person)</text:p>
      <text:p text:style-name="P4">
Publisher: 联合早报 (Organization)</text:p>
      <text:p text:style-name="P4">
Published Time: 2023-07-09T09:27</text:p>
      <text:p text:style-name="P4">
Modified Time: 2023-07-09T09:36</text:p>
      <text:p text:style-name="P4">
Description: 苏丹军队星期六（7月8日）对乌姆杜尔曼市（Omdurman）西部发动空袭，造成至少22人死亡、数十人受伤。路透社报道，苏丹4月15日爆发政变冲突后，准军事组织快速支援部队（RSF）...</text:p>
      <text:p text:style-name="P4">
Videos: []</text:p>
      <text:p text:style-name="P4">
Audios: []</text:p>
      <text:p text:style-name="P4">
Images: []</text:p>
      <text:p text:style-name="P4">
Type: NewsArticle</text:p>
      <text:p text:style-name="P4">
Breadcrumbs: ['即时', '国际']</text:p>
      <text:p text:style-name="P4">
Keywords: ['苏丹', '空袭', '冲突', '古特雷斯', '联合国']</text:p>
      <!--METADATA-->
      <text:p text:style-name="P4">
苏丹军队星期六（7月8日）对乌姆杜尔曼市（Omdurman）西部发动空袭，造成至少22人死亡、数十人受伤。</text:p>
      <text:p text:style-name="P4">
路透社报道， <text:a xlink:type="simple" xlink:href="https://www.zaobao.com/realtime/world/story20230415-1383440" text:style-name="Internet_20_link" text:visited-style-name="Visited_20_Internet_20_Link">
 苏丹4月15日爆发政变冲突</text:a>
后，准军事组织快速支援部队（RSF）迅速占领了首都喀土穆及其姐妹城市乌姆杜尔曼和巴里（Bahri），苏丹军队则发动了空中和炮火打击。</text:p>
      <text:p text:style-name="P4">
冲突已持续近三个月，局势仍然紧张，多次达成的短期停火协议也并未得到遵守。苏丹联邦卫生部称，至少有1133人在战斗中丧生，近300万人流离失所，还有近70万人逃往邻国。</text:p>
      <text:p text:style-name="P4">
冲突在首都喀土穆、科尔多凡和达尔富尔等地爆发，在西达尔富尔州引发了种族暴力。援助机构称，冲突期间还发生“数量惊人”的强奸和绑架妇女和女童事件。</text:p>
      <text:p text:style-name="P4">
最近几天的战火集中在乌姆杜尔曼，该市西部是快速支援部队从其根据地达尔富尔获得援军的关键供应路线。</text:p>
      <text:p text:style-name="P4">
苏丹军队在脸书上发文说，特种部队杀死了20名“反叛士兵”，并摧毁了他们的武器装备。</text:p>
      <text:p text:style-name="P4">
联合国秘书长古特雷斯星期天（9日）在声明中谴责苏丹军队的空袭行动，并对达尔富尔地区的大规模暴力和死伤事件表示震惊。</text:p>
      <text:p text:style-name="P4">
Source: <text:a xlink:type="simple" xlink:href="https://www.zaobao.com.sg/realtime/world/story20230709-1412089" text:style-name="Internet_20_link" text:visited-style-name="Visited_20_Internet_20_Link">
https://www.zaobao.com.sg/realtime/world/story20230709-1412089</text:a>
</text:p>
      <!--NEWS-->
      <text:h text:style-name="P10" text:outline-level="1">
<text:span text:style-name="T4">
乌兹别克大选登场  现任总统可望3连霸</text:span>
</text:h>
      <text:p text:style-name="P4">
Publisher: 法新社</text:p>
      <text:p text:style-name="P4">
Published Time: 2023-07-09T09:32:09+00:00</text:p>
      <text:p text:style-name="P4">
Modified Time: 2023-07-09T09:20:02+00:00</text:p>
      <text:p text:style-name="P4">
Description: （法新社乌兹别克首都塔什干9日电） 乌兹别克今天举行总统大选，现任总统米尔济约耶夫笃定赢得第3个任期，继续领导这个富含天然气资源的中亚国家。</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7-09T09-32-09-00-00/000000.png" xlink:type="simple" xlink:show="embed" xlink:actuate="onLoad" draw:mime-type="image/png"/>
</draw:frame>
</text:p>
      <text:p text:style-name="P4">
乌兹别克是仍有严格管控的前苏联加盟共 和国，65岁的米尔济约耶夫（Shavkat Mirziyoyev）已承诺将针对外国投资和观光客进行开放。</text:p>
      <text:p text:style-name="P4">
米尔济约耶夫在强硬派已故总统卡立莫夫（Islam Karimov）掌权时担任总理，在2016年首度胜选坐上总统大位，并于2021年连任成功。</text:p>
      <text:p text:style-name="P4">
今年初，宪改公投通过，让米尔济约耶夫可以再做两任总统，且每一任的任期从5年延长至7年。</text:p>
      <text:p text:style-name="P4">
这样的改变，意味着他可以继续执政到2037年。</text:p>
      <text:p text:style-name="P4">
所有在投票前接受法新社采访的选民都表示，自己会把票投给米尔济约耶夫。他的对手是3名鲜为人知的候选人。</text:p>
      <text:p text:style-name="P4">
与阿富汗接壤的内陆国家乌兹别克，是中亚人口最多的国家，该国合格选民约有2000万人。</text:p>
      <text:p text:style-name="P4">
米尔济约耶夫将自己塑造成一位创造「新乌兹别克」的改革者。</text:p>
      <text:p text:style-name="P4">
他终止了乌兹别克棉花田血汗劳工的问题，以及释放了在卡立莫夫长期执政期间被关的政治犯。</text:p>
      <text:p text:style-name="P4">
Source: <text:a xlink:type="simple" xlink:href="https://www.rfi.fr/cn/%E5%9B%BD%E9%99%85%E6%8A%A5%E9%81%93/20230709-%E4%B9%8C%E5%85%B9%E5%88%AB%E5%85%8B%E5%A4%A7%E9%80%89%E7%99%BB%E5%9C%BA-%E7%8E%B0%E4%BB%BB%E6%80%BB%E7%BB%9F%E5%8F%AF%E6%9C%9B3%E8%BF%9E%E9%9C%B8" text:style-name="Internet_20_link" text:visited-style-name="Visited_20_Internet_20_Link">
https://www.rfi.fr/cn/%E5%9B%BD%E9%99%85%E6%8A%A5%E9%81%93/20230709-%E4%B9%8C%E5%85%B9%E5%88%AB%E5%85%8B%E5%A4%A7%E9%80%89%E7%99%BB%E5%9C%BA-%E7%8E%B0%E4%BB%BB%E6%80%BB%E7%BB%9F%E5%8F%AF%E6%9C%9B3%E8%BF%9E%E9%9C%B8</text:a>
</text:p>
      <!--NEWS-->
      <text:h text:style-name="P10" text:outline-level="1">
<text:span text:style-name="T4">
巴拉圭总统当选人11日访台   会总统蔡英文</text:span>
</text:h>
      <text:p text:style-name="P4">
Publisher: 法新社</text:p>
      <text:p text:style-name="P4">
Published Time: 2023-07-09T10:02:09+00:00</text:p>
      <text:p text:style-name="P4">
Modified Time: 2023-07-09T09:35:02+00:00</text:p>
      <text:p text:style-name="P4">
Description: （法新社台北9日电） 台湾外交部发布新闻稿指出，友邦巴拉圭总统当选人潘尼亚应中华民国（台湾）政府邀请，于7月11日至15日率团访台。</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7-09T10-02-09-00-00/000000.png" xlink:type="simple" xlink:show="embed" xlink:actuate="onLoad" draw:mime-type="image/png"/>
</draw:frame>
</text:p>
      <text:p text:style-name="P4">
潘尼亚（Santiago PenaPalacios，另译：贝尼亚）11日将率内定出任外交部长、财政部长等多位重要阁员访台5天，总统蔡英文、副总统赖清德将分别接见并讨论双边合作议题。</text:p>
      <text:p text:style-name="P4">
外交部表示，潘尼亚伉俪在就职前即远道来访，适逢7月12日台巴建交66周年纪念日，对深化两国传统邦谊具有重大意义。为示礼遇与重视，蔡总统及赖副总统将分别接见及设宴款待，并就双边合作及共同关切议题交换意见。</text:p>
      <text:p text:style-name="P4">
外交部指出，潘尼亚访台期间也将会晤外交部长吴钊燮并接受款宴，及拜会经济部长王美花、卫生福利部长薛瑞元；此外，也将参访台湾科技大学、财团法人台湾世界展望会，进行产业座谈会及参观经建文化设施。?</text:p>
      <text:p text:style-name="P4">
Source: <text:a xlink:type="simple" xlink:href="https://www.rfi.fr/cn/%E5%9B%BD%E9%99%85%E6%8A%A5%E9%81%93/20230709-%E5%B7%B4%E6%8B%89%E5%9C%AD%E6%80%BB%E7%BB%9F%E5%BD%93%E9%80%89%E4%BA%BA11%E6%97%A5%E8%AE%BF%E5%8F%B0-%E4%BC%9A%E6%80%BB%E7%BB%9F%E8%94%A1%E8%8B%B1%E6%96%87" text:style-name="Internet_20_link" text:visited-style-name="Visited_20_Internet_20_Link">
https://www.rfi.fr/cn/%E5%9B%BD%E9%99%85%E6%8A%A5%E9%81%93/20230709-%E5%B7%B4%E6%8B%89%E5%9C%AD%E6%80%BB%E7%BB%9F%E5%BD%93%E9%80%89%E4%BA%BA11%E6%97%A5%E8%AE%BF%E5%8F%B0-%E4%BC%9A%E6%80%BB%E7%BB%9F%E8%94%A1%E8%8B%B1%E6%96%87</text:a>
</text:p>
      <!--NEWS-->
      <text:h text:style-name="P10" text:outline-level="1">
<text:span text:style-name="T4">
韩国吁IAEA就福岛处理水排海安全性提供配合</text:span>
</text:h>
      <text:p text:style-name="P4">
Author: 联合早报 (Person)</text:p>
      <text:p text:style-name="P4">
Publisher: 联合早报 (Organization)</text:p>
      <text:p text:style-name="P4">
Published Time: 2023-07-09T10:22</text:p>
      <text:p text:style-name="P4">
Modified Time: 2023-07-09T11:28</text:p>
      <text:p text:style-name="P4">
Description: 韩国外交部长朴振星期六（7月8日）在首尔会见国际原子能机构（IAEA）总干事格罗西，韩方就日本福岛核处理水排海一事请求IAEA在安全性验证和消除国民顾虑方面提供配合。韩联社报道，韩...</text:p>
      <text:p text:style-name="P4">
Videos: []</text:p>
      <text:p text:style-name="P4">
Audios: []</text:p>
      <text:p text:style-name="P4">
Images: []</text:p>
      <text:p text:style-name="P4">
Type: NewsArticle</text:p>
      <text:p text:style-name="P4">
Breadcrumbs: ['即时', '国际']</text:p>
      <text:p text:style-name="P4">
Keywords: ['韩国', '福岛核电站', '国际原子能机构', '朴振']</text:p>
      <!--METADATA-->
      <text:p text:style-name="P4">
韩国外交部长朴振星期六（7月8日）在首尔会见国际原子能机构（IAEA）总干事格罗西，韩方就日本福岛核处理水排海一事请求IAEA在安全性验证和消除国民顾虑方面提供配合。</text:p>
      <text:p text:style-name="P4">
韩联社报道，韩国外交部说，朴振向格罗西阐明，韩政府在将国民健康和安全放在首位的原则下，一贯坚持福岛核处理水排海应在客观和科学的角度进行安全性验证，并以符合国际法、国际标准的方式进行处理的立场。</text:p>
      <text:p text:style-name="P4">
格罗西则向朴振说明了IAEA评估日本核处理水排海计划的安全性综合报告内容。</text:p>
      <text:p text:style-name="P4">
此外，朴振高度评价IAEA为解决朝核问题所付出的努力，并表示今后将与IAEA展开更为紧密的合作，应对朝核问题。</text:p>
      <text:p text:style-name="P4">
朴振在结束会见接受记者采访时说，双方就科学验证核污染水排海的安全性以及让民众放心的合作方案进行了讨论。</text:p>
      <text:p text:style-name="P4">
格罗西会后发推文说，比起以往所做的工作，从今起将启动的工作更为重要，IAEA将为保障所有阶段的安全而继续停留在福岛核电站。</text:p>
      <text:p text:style-name="P4">
格罗西星期六还接受了韩联社专访。谈及路透社之前有关在IAEA专家在编写核处理水排海计划安全性综合报告过程中出现意见分歧的报道，格罗西说，参与编写报告的专家团队从未对他表示过不同意相关内容，国际专家之间没有分歧。</text:p>
      <text:p text:style-name="P4">
此外，格罗西当天也与韩国原子能安全委员会委员长刘国熙举行会晤。刘国熙要求IAEA持续验证核处理水排海计划，并提出希望韩国专家和专业机构继续参与相关工作。格罗西对此回应称，将谋求可行方案。</text:p>
      <text:p text:style-name="P4">
另据路透社报道，格罗西在提及民间反对声音时指出，日本政府决定将福岛核电站核处理水排海，在地区引起关切“完全合乎逻辑”。他理解舆论的担忧，但他也补充道，IAEA上周公布的评估报告显示，如果核处理水排海按照计划执行，其实“符合国际安全标准”。</text:p>
      <text:p text:style-name="P4">
格罗西星期五（7日）抵韩当天，韩国民间团体表示了抗议，并在星期六举行了街头集会批评福岛核处理水排海计划。</text:p>
      <text:p text:style-name="P4">
格罗西星期天（9日）会见韩最大反对党官员，后者对福岛核处理水排海计划表示了强烈的公众关注，并批评了IAEA的调查结果。</text:p>
      <text:p text:style-name="P4">
Source: <text:a xlink:type="simple" xlink:href="https://www.zaobao.com.sg/realtime/world/story20230709-1412092" text:style-name="Internet_20_link" text:visited-style-name="Visited_20_Internet_20_Link">
https://www.zaobao.com.sg/realtime/world/story20230709-1412092</text:a>
</text:p>
      <!--NEWS-->
      <text:h text:style-name="P10" text:outline-level="1">
<text:span text:style-name="T4">
美宣布向乌克兰提供集束弹 欧洲盟友保持距离</text:span>
</text:h>
      <text:p text:style-name="P4">
Author: None (Language: zh)</text:p>
      <text:p text:style-name="P4">
Publisher: None</text:p>
      <text:p text:style-name="P4">
Time: 2023-07-09T10:22:00Z</text:p>
      <text:p text:style-name="P4">
Description: 美国公布了向乌克兰提供新军事援助的计划，包括向其援助有争议的集束弹。一些北约成员，比如西班牙、英国等都与美国的计划保持距离。德国也表示拒绝向乌提供此类武器。与此同时俄乌战争已持续满500天。</text:p>
      <text:p text:style-name="P4">
Videos: []</text:p>
      <text:p text:style-name="P4">
Images: []</text:p>
      <text:p text:style-name="P4">
Subject: 时政风云</text:p>
      <text:p text:style-name="P4">
Subjects: ['德中关系', '奥巴马', '欧债危机', '俄罗斯', '欧盟', '乌克兰', '西班牙', '德国', '留学德国', '留学德国']</text:p>
      <text:p text:style-name="P4">
Keywords: ['乌克兰', '集束炸弹', '德国', '美国', '俄罗斯', '拜登', '西班牙', '战争', '俄乌战争']</text:p>
      <text:p text:style-name="P4">
ID: 66168345</text:p>
      <!--METADATA-->
      <text:p text:style-name="P4">
<text:a xlink:type="simple" xlink:href="https://www.dw.com/zh/overlay/image/article/66168345/66146043" text:style-name="Internet_20_link" text:visited-style-name="Visited_20_Internet_20_Link">
 </text:a>
</text:p>
      <text:p text:style-name="P4">
集束炸弹的爆炸哑弹率也很高，这就意味着数千枚较小的未爆炸的炸弹仍会残留，并且可能在数十年后继续造成人员伤亡</text:p>
      <text:p text:style-name="P4">
（德国之声中文网）华盛顿将向乌克兰提供集束炸弹，这是一项价值8亿美元的军事援助计划的一部分，目的是帮助乌克兰击退俄罗斯的入侵。在本周五（7月7日）发给记者的一份声明中，美国国务卿布林肯表示，这项新援助计划中的武器和装备“<text:a xlink:type="simple" xlink:href="https://www.dw.com/zh/zh/美国防长乌克兰有足够的反攻能力/a-65942860" text:style-name="Internet_20_link" text:visited-style-name="Visited_20_Internet_20_Link">
 对加强乌克兰的战力 </text:a>
，帮助他们重新夺回乌克兰主权领土，保护自己的同胞至关重要”。</text:p>
      <text:p text:style-name="P4">
与此同时，德国外交部长贝尔博克（AnnalenaBaerbock）否决了向乌克兰提供此类武器的建议。贝尔博克在维也纳发表讲话时表示，德国政府将坚守奥斯陆公约。美国的另外一个盟友西班牙表示不支持美国向乌克兰提供集束弹。该国防长罗布雷斯（MargaritaRobles）周六表示：“ 西班牙坚持遵守对乌克兰的坚定承诺，同时也坚信某些武器和炸弹在任何情况下都不应提供。”她强调这是美国的决定，而非北约的决定。西班牙认为即使在“合法防御”情况下也不应使用这类武器。英国首相苏纳克（RishiSunak）也表示不会支持使用集束弹，强调英国是签署奥斯陆公约的国家之一。他表示，英国将继续以其他武器（包括重型战斗坦克）：“继续尽力支持乌克兰抵抗俄罗斯的非法和无端侵略”。</text:p>
      <text:h text:style-name="P12" text:outline-level="3">
<text:span text:style-name="T4">
美国工厂加班为乌克兰生产弹药</text:span>
</text:h>
      <text:p text:style-name="P4">
奥斯陆公约被认为是约束有争议的集束炸弹的一个里程碑。这项公约于2010年生效。迄今为止，已有110个国家签署，另外还有13个尚待批准的国家。签约国承诺不生产、储存和使用这类武器。不过，包括俄罗斯、美国、中国、印度等大国都没有签署该公约。乌克兰也不在其列，亚洲、中东、北非和东欧地区的成员国比例都很低。</text:p>
      <text:p text:style-name="P4">
集束炸弹是将小型炸弹集合成一般空用炸弹与炮弹的型态，利用数量的特性增加涵盖面积和杀伤范围，每个小型炸弹又称为子炸弹。据国际红十字会称，它们可以通过飞机、大炮和导弹发射。除了弹药在撞击时造成的最初伤害外，集束炸弹的爆炸哑弹率也很高，在最近的一些冲突中高达40%。这也是集束炸弹备受争议的原因之一。这就意味着数千枚较小的未爆炸的炸弹仍然残留，并且可能在数十年后继续造成人员伤亡。</text:p>
      <text:p text:style-name="P4">
反对使用集束炸弹的人士认为，这种武器给平民造成“巨大伤害”，“可以在冲突结束后几十年仍在伤害平民”。它们造成的影响与地雷类似，有时会导致受某个地区无法居住。例如，战争结束几十年后，老挝一些地方仍然不能住人。</text:p>
      <text:p text:style-name="P4">
根据人权观察组织的说法，俄罗斯军队在乌克兰“广泛使用了集束弹，导致许多平民伤亡”。该国际非政府组织表示，乌克兰军队也已使用了这些武器，导致“多名平民死亡和严重受伤”。</text:p>
      <text:p text:style-name="P4">
一些军事专家认为，集束弹可能有助于乌克兰在针对驻扎在战壕中的俄罗斯军队的反攻中取得进展。俄罗斯对美国的决定提出了批评，认为这增加了核战争的可能性。俄罗斯外交部发言人扎哈罗娃在周六（7月8日）表示，美国的决定是其反俄路线的又一次“公然展示”，旨在将乌克兰冲突最大限度地延长。她还指出，美国这个决定是“绝望之举”。</text:p>
      <text:p text:style-name="P4">
俄罗斯入侵乌克兰在本周六（7月8日）已进入第500天。 <text:a xlink:type="simple" xlink:href="https://www.dw.com/zh/zh/乌克兰需要迅速得到西方武器包括弹药/a-64756246" text:style-name="Internet_20_link" text:visited-style-name="Visited_20_Internet_20_Link">
 基辅方面一直在请求集束弹援助</text:a>
。乌克兰总统泽连斯基在社交媒体上发布了一段未注明日期的视频。这段影片中他视察了蛇岛，他表示在此向每一位士兵致以衷心的感谢：“这已经是我们的第500天了。”他还说："今天，我们在蛇岛上，它永远不会被占领者征服，就像乌克兰的其他地方一样，因为我们是勇敢之国"。</text:p>
      <ul>
        <li>
</li>
      </ul>
      <h5>
德国向乌克兰提供哪些“大杀器”？</h5>
      <text:h text:style-name="P12" text:outline-level="3">
<text:span text:style-name="T4">
豹1主战坦克</text:span>
</text:h>
      <text:p text:style-name="P4">
德国政府2月3日向乌克兰发放了豹1主战坦克的出口许可证。豹1坦克是二战后为联邦国防军研制的第一款主战坦克，生产于1960年代中期至1980年代中期。2月7日，德国经济部批准向乌克兰提供178辆豹1A5型坦克。</text:p>
      <ul>
        <li>
</li>
      </ul>
      <h5>
德国向乌克兰提供哪些“大杀器”？</h5>
      <text:h text:style-name="P12" text:outline-level="3">
<text:span text:style-name="T4">
豹2坦克</text:span>
</text:h>
      <text:p text:style-name="P4">
豹2坦克是主要服役于德国联邦国防军的主战坦克，总共有A1到A7等多个型号。它可用于对付最高达3500米高度的飞机和直升机，也可用于对付轻装甲地面目标，如步兵战车和装甲运输车。因此，它既是防御性武器，又是进攻性武器。德国政府发言人黑贝施特赖特（SteffenHebestreit）1月25日证实，德国打算从联邦国防军库存中向乌克兰提供14辆豹2A6主战坦克。</text:p>
      <ul>
        <li>
</li>
      </ul>
      <h5>
德国向乌克兰提供哪些“大杀器”？</h5>
      <text:h text:style-name="P12" text:outline-level="3">
<text:span text:style-name="T4">
“黄鼠狼”步兵战车</text:span>
</text:h>
      <text:p text:style-name="P4">
“黄鼠狼”步兵战车（ Marder）用于战场运兵，并提供火力支援。射击手可从战车内对外射击，是一种多用途武器系统。该战车可为6、7名射击手提供空间，打击地面和空中目标。德国准备总共向乌克兰提供40辆“黄鼠狼”步兵战车。</text:p>
      <ul>
        <li>
</li>
      </ul>
      <h5>
德国向乌克兰提供哪些“大杀器”？</h5>
      <text:h text:style-name="P12" text:outline-level="3">
<text:span text:style-name="T4">
陆基防空系统Iris-T SLM</text:span>
</text:h>
      <text:p text:style-name="P4">
Iris-T SLM是一种陆基防空系统，是德国代傲防务公司制造的Iris-T防空系统的升级版。该系统可保护城市和军队免受多次同时发生的空袭。它被认为是2022年最先进的防御系统之一，射程长达40公里，售价1.4亿欧元，属于北约的中程防空系统。去年10月，德国将首批一套Iris-TSLM移交给乌克兰武装部队。德国计划总共提供4套该系统。</text:p>
      <ul>
        <li>
</li>
      </ul>
      <h5>
德国向乌克兰提供哪些“大杀器”？</h5>
      <text:h text:style-name="P12" text:outline-level="3">
<text:span text:style-name="T4">
猎豹式自行高射炮</text:span>
</text:h>
      <text:p text:style-name="P4">
猎豹式自行高射炮是德国向乌克兰提供的首款重武器。这款防空炮具有良好的越野性能，能够紧随装甲部队行动，为前线作战单位提供低空防卫。到目前为止，德国总共交付了30辆猎豹式自行高射炮，还有7辆即将交付。</text:p>
      <ul>
        <li>
</li>
      </ul>
      <h5>
德国向乌克兰提供哪些“大杀器”？</h5>
      <text:h text:style-name="P12" text:outline-level="3">
<text:span text:style-name="T4">
PzH-2000自行榴弹炮（7台）</text:span>
</text:h>
      <text:p text:style-name="P4">
Panzerhaubitze 2000自行火炮，简称PZH 2000自行火炮，是一种由德国克劳斯-玛菲·威格曼公司和莱茵金属为德国陆军设计制造的自行火炮系统。是当今世界上最先进的火炮之一。装入火炮的60发炮弹可以10秒3发的速度发射完毕。根据所用炮弹形式，可打击30至56公里内的目标。据联邦政府网站消息，德国已经向乌克兰提供了7台这样的自行火炮。</text:p>
      <ul>
        <li>
</li>
      </ul>
      <h5>
德国向乌克兰提供哪些“大杀器”？</h5>
      <text:h text:style-name="P12" text:outline-level="3">
<text:span text:style-name="T4">
Mars II多管火箭发射系统</text:span>
</text:h>
      <text:p text:style-name="P4">
德国已经向乌克兰提供了5套MARS II 多管火箭系统。该系统可以发射与美国“海马斯”系统相同的导弹。Mars-II每分钟能够发射多达12枚导弹，射程超过70公里。不仅如此，导弹发射器系统可以使用GPS或投雷导弹进行制导。</text:p>
      <ul>
        <li>
</li>
      </ul>
      <h5>
德国向乌克兰提供哪些“大杀器”？</h5>
      <text:h text:style-name="P12" text:outline-level="3">
<text:span text:style-name="T4">
“海狸”装甲架桥车</text:span>
</text:h>
      <text:p text:style-name="P4">
装甲架桥车主要用于快速架设桥梁，令部队迅速通过河流，普遍装备于工兵部队。战时对于恢复被破坏的基础设施以及向平民众提供食品和药品都非常重要。到目前为止，德国已经向乌克兰交付了三辆“海狸”装甲架桥车，接下来还会提供13辆。</text:p>
      <ul>
        <li>
</li>
      </ul>
      <h5>
德国向乌克兰提供哪些“大杀器”？</h5>
      <text:h text:style-name="P12" text:outline-level="3">
<text:span text:style-name="T4">
铁拳三型火箭筒（3000件）</text:span>
</text:h>
      <text:p text:style-name="P4">
这是德国军火公司Dynamit NobelDefence研制的无后坐力火箭筒。德国目前向乌克兰援助了3000件铁拳三型火箭筒，外加900个配套手柄。它从肩上发射，可对付400米以外的固定目标和300米以内的移动目标，可穿透厚达300毫米的装甲钢。有媒体分析认为，在冷战期间铁拳三型火箭筒的诞生就是为了对付前苏联时代的装甲部队，而目前俄罗斯在乌克兰战场上投入数量最多的就是前苏联时代的T72主战坦克，所以向乌克兰提供这种火箭筒也是有一定针对性的。</text:p>
      <ul>
        <li>
</li>
      </ul>
      <h5>
德国向乌克兰提供哪些“大杀器”？</h5>
      <text:h text:style-name="P12" text:outline-level="3">
<text:span text:style-name="T4">
“毒刺”导弹 （500件）</text:span>
</text:h>
      <text:p text:style-name="P4">
“毒刺”（Stinger）是一种肩射红外制导地对空导弹，由美国雷神（Raytheon）公司1980年研发并在美国制造，不过，多年来也已在包括德国在内的欧洲多国生产，并延续迄今。实战经验显示，“毒刺”是一件操作简单、极其有效的利器。尤其在苏军占领阿富汗期间，美式装备的阿富汗武装曾击落不少苏制战机和直升机。一旦锁定目标并发射后，导弹即能在约4000米的距离内自动跟踪目标。</text:p>
      <ul>
        <li>
</li>
      </ul>
      <h5>
德国向乌克兰提供哪些“大杀器”？</h5>
      <text:h text:style-name="P12" text:outline-level="3">
<text:span text:style-name="T4">
“箭-2”式便携式防空导弹（2700件）</text:span>
</text:h>
      <text:p text:style-name="P4">
Strela在俄语中的意思是“箭”。这款便携式防空导弹可以说是前面提到的“毒刺”防空导弹的苏联对应版本。这次德国将前东德库存的2700件9K32“箭-2”便携式防空导弹（9K32Strela-2）送到了乌克兰。虽然箭-2的版本已经有些过时，但它仍然可以在战场上发挥效用。它的射程在500米到4.2公里之间，可以射到2300米的高空。</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路透社、法新社、美联社、德新社）</text:p>
      <text:p text:style-name="P4">
Source: <text:a xlink:type="simple" xlink:href="https://www.dw.com/zh/美宣布向乌克兰提供集束弹-欧洲盟友保持距离/a-66168345" text:style-name="Internet_20_link" text:visited-style-name="Visited_20_Internet_20_Link">
https://www.dw.com/zh/美宣布向乌克兰提供集束弹-欧洲盟友保持距离/a-66168345?maca=chi-rss-chi-all-1127-rdf</text:a>
</text:p>
      <!--NEWS-->
      <text:h text:style-name="P10" text:outline-level="1">
<text:span text:style-name="T4">
所国总理访问安全伙伴中国 着重讨论基础设施建设</text:span>
</text:h>
      <text:p text:style-name="P4">
Author: chinese@voanews.com (美国之音)</text:p>
      <text:p text:style-name="P4">
Publisher: 美国之音中文网 (Type: NewsMediaOrganization)</text:p>
      <text:p text:style-name="P4">
Published Time: 2023-07-09T10:40:37+08:00</text:p>
      <text:p text:style-name="P4">
Modified Time: 2023-07-09 03:31:14Z</text:p>
      <text:p text:style-name="P4">
Description: 所罗门群岛总理索加瓦雷（Manasseh Sogavare）周日抵达中国，这是自所罗门群岛和中国达成安全协议以来的首次访问。索加瓦雷承诺在中美竞争升级之际“保持中立”，并优先考虑国家的发展需求。</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solomon-islands-leader-visits-security-partner-china-with-focus-on-infrastructure-20230708/7173077.html" text:style-name="Internet_20_link" text:visited-style-name="Visited_20_Internet_20_Link">
https://www.voachinese.com/a/solomon-islands-leader-visits-security-partner-china-with-focus-on-infrastructure-20230708/7173077.html</text:a>
</text:p>
      <!--NEWS-->
      <text:h text:style-name="P10" text:outline-level="1">
<text:span text:style-name="T4">
耶伦结束访华：建立一个弹性有效的沟通管道</text:span>
</text:h>
      <text:p text:style-name="P4">
Author: None (Language: zh)</text:p>
      <text:p text:style-name="P4">
Publisher: None</text:p>
      <text:p text:style-name="P4">
Time: 2023-07-09T11:16:00Z</text:p>
      <text:p text:style-name="P4">
Description: 美国财政部长耶伦(Janet Yellen)结束对中国4天的访问之前表示，总共10个小时的双边会谈是 "直接 "和 "建设性的"，有助于稳定"经常是磕磕碰碰"的中美关系。</text:p>
      <text:p text:style-name="P4">
Videos: []</text:p>
      <text:p text:style-name="P4">
Images: []</text:p>
      <text:p text:style-name="P4">
Subject: 时政风云</text:p>
      <text:p text:style-name="P4">
Subjects: ['南希·佩洛西', '专题报道：习近平访美', '华盛顿']</text:p>
      <text:p text:style-name="P4">
Keywords: ['耶伦', '访华', '中美关系', '华盛顿', '李强']</text:p>
      <text:p text:style-name="P4">
ID: 66168564</text:p>
      <!--METADATA-->
      <text:p text:style-name="P4">
<text:a xlink:type="simple" xlink:href="https://www.dw.com/zh/overlay/image/article/66168564/66166862" text:style-name="Internet_20_link" text:visited-style-name="Visited_20_Internet_20_Link">
 </text:a>
</text:p>
      <text:p text:style-name="P4">
耶伦召开记者会</text:p>
      <text:p text:style-name="P4">
（德国之声中文网）在周日（7月9日）离开中国之前，耶伦在美国驻华使馆召开的记者会上说， <text:a xlink:type="simple" xlink:href="https://www.dw.com/zh/zh/专访美国可能意识到中美关系或许要失控了/a-66162395" text:style-name="Internet_20_link" text:visited-style-name="Visited_20_Internet_20_Link">
 美国和中国在一系列问题上仍存有分歧</text:a>
 ，但她表示， <text:a xlink:type="simple" xlink:href="https://www.dw.com/zh/zh/中国军机再越台海中线-耶伦吁美中多沟通/a-66164366" text:style-name="Internet_20_link" text:visited-style-name="Visited_20_Internet_20_Link">
相信她的访问加强了将两国关系带上 "更坚实 "正轨的努力 </text:a>
 。</text:p>
      <text:p text:style-name="P4">
耶伦说，美国和中国之间的重大分歧包括中国"不公平经济行为 "以及最近针对美国公司的惩罚性措施。</text:p>
      <text:p text:style-name="P4">
"不过，拜登总统和我并没有在大国冲突的框架下看待美中关系。我们相信，世界之大足以让我们两国都能蓬勃发展。"</text:p>
      <text:p text:style-name="P4">
路透社指出，因国家安全、台湾问题、美国对先进技术的出口禁令以及中国国家主导的工业政策等诸多因素，美中关系目前正处于低谷，不过一段时间以来，华盛顿在努力修复这两个最大的经济体之间的关系。上月，美国国务卿布林肯访问了北京，这是拜登就任总统以来美国最高外交官的首次访华。美国气候特使克里也计划在本月访问北京，自去年8月初时任众议院议长佩洛西访问台湾后，中美之间的气候交流便被束之高阁。</text:p>
      <text:h text:style-name="P12" text:outline-level="3">
<text:span text:style-name="T4">
<text:span text:style-name="T4">
为今年拜习会做铺垫</text:span>
</text:span>
</text:h>
      <text:p text:style-name="P4">
美国方面一段时间来的外交努力，被解读为拜登总统和习近平主席今年晚些时候可能的直接会晤进行的铺垫。新德里将于9月举行20国集团峰会，而亚太经济合作会议将于11月在旧金山举行。</text:p>
      <text:p text:style-name="P4">
耶伦在记者会上还表示，她的访问旨在建立和深化同中国新的经济团队的联系，减少误解的风险，为在气候问题和减免债务等领域进行合作铺平道路。</text:p>
      <text:p text:style-name="P4">
她说，"我确信，我们已经取得了一些进展，我认为我们可以有一个健康的经济关系，使我们双方和世界都受益"，她期望，在工作层面增加互动，进行更频繁的沟通。</text:p>
      <text:p text:style-name="P4">
</text:p>
      <text:p text:style-name="P4">
耶伦同中国政府官员和气候专家举行圆桌会议</text:p>
      <text:h text:style-name="P12" text:outline-level="3">
<text:span text:style-name="T4">
<text:span text:style-name="T4">
华盛顿将听取中国对限制技术出口的抱怨</text:span>
</text:span>
</text:h>
      <text:p text:style-name="P4">
耶伦说，中国官员对美方一项计划中的限制对外投资的行政命令表示关切，抱怨这些措施旨在伤害刚刚起步的科技产业，但她向他们保证，任何此类措施都将在小范围内实施，通过公众参与，以透明的方式颁布。</text:p>
      <text:p text:style-name="P4">
她透露，已告诉中国官员，他们可以对美国的行动提出关切，华盛顿将听取中国对限制美国技术出口的抱怨，包括高端芯片出口，并向中方进行解释，"在某些情况下，如果我们的行动没有明确的针对性，应对意外的后果做出反应。"但耶伦没有说明可能出现怎样的变化。</text:p>
      <text:p text:style-name="P4">
在本次访华行程中，耶伦会见了中国国务院总理李强、央行副行长潘功胜、国务院副总理何立峰等中共要员，此外，她还会见了在华美国企业、气候融资专家以及 <text:a xlink:type="simple" xlink:href="https://www.dw.com/zh/zh/耶伦与中国女性经济学家共进午餐促决策层性别多元/a-66164057" text:style-name="Internet_20_link" text:visited-style-name="Visited_20_Internet_20_Link">
同中国六名女性经济学家共进午餐 </text:a>
。访问之初美国财政部已放风称耶伦此行不会会晤中国国家主席习近平。</text:p>
      <text:p text:style-name="P4">
</text:p>
      <text:p text:style-name="P4">
中国国家总理李强会晤到访的美国财长耶伦</text:p>
      <text:h text:style-name="P12" text:outline-level="3">
<text:span text:style-name="T4">
<text:span text:style-name="T4">
不可能一夜之间解决所有挑战</text:span>
</text:span>
</text:h>
      <text:p text:style-name="P4">
她在多个场合敦促双方在经济和气候问题上进行更多的合作，同时批评针对美国在华公司的 "惩罚性行动"。她重申， <text:a xlink:type="simple" xlink:href="https://www.dw.com/zh/zh/耶伦美国寻求良性竞争-李强两国关系风雨过后定见彩虹/a-66153705" text:style-name="Internet_20_link" text:visited-style-name="Visited_20_Internet_20_Link">
 华盛顿没有寻求与中国经济脱钩，</text:a>
 因为这样做将"对两国都是灾难性的，并破坏世界的稳定。"</text:p>
      <text:p text:style-name="P4">
当记者问及"金砖国家"即巴西、俄罗斯、印度、中国和南非创建共同交易货币的计划时，耶伦表示，她预计美元仍将继续保持国际交易中主导货币的地位。</text:p>
      <text:p text:style-name="P4">
关于俄罗斯在乌克兰的战争，她说会谈时已告诉中方，中国企业应避免向莫斯科提供战争物资或者支持逃避制裁，这一点 "至关重要"。</text:p>
      <text:p text:style-name="P4">
耶伦表示，双方都在降低对会谈取得突破的期待，但美中也为能达成面对面的外交谈判机会而感到欣慰。她说，"没有一次访问能在一夜之间化解我们的挑战。但我期望 <text:a xlink:type="simple" xlink:href="https://www.dw.com/zh/zh/抵达中国-耶伦避免误会-相互沟通/a-66142735" text:style-name="Internet_20_link" text:visited-style-name="Visited_20_Internet_20_Link">
此行将有助于建立一个有弹性、有成效的沟通管道 </text:a>
"。</text:p>
      <text:p text:style-name="P4">
(路透社、美联社等)</text:p>
      <text:p text:style-name="P4">
Source: <text:a xlink:type="simple" xlink:href="https://www.dw.com/zh/耶伦结束访华：建立一个弹性有效的沟通管道/a-66168564" text:style-name="Internet_20_link" text:visited-style-name="Visited_20_Internet_20_Link">
https://www.dw.com/zh/耶伦结束访华：建立一个弹性有效的沟通管道/a-66168564?maca=chi-rss-chi-all-1127-rdf</text:a>
</text:p>
      <!--NEWS-->
      <text:h text:style-name="P10" text:outline-level="1">
<text:span text:style-name="T4">
耶伦访华：四天里见了谁谈了什么没谈什么？</text:span>
</text:h>
      <text:p text:style-name="P4">
Author: https://www.facebook.com/bbcworldservice/</text:p>
      <text:p text:style-name="P4">
Publisher: BBC News 中文</text:p>
      <text:p text:style-name="P4">
Published Time: 2023-07-09T11:20:40.000Z</text:p>
      <text:p text:style-name="P4">
Modified Time: 2023-07-09T11:20:40.000Z</text:p>
      <text:p text:style-name="P4">
Description: 耶伦会见了中国总理李强、中国前副总理刘鹤、中国央行行长易纲，以及刚刚履新的中国人民银行党委书记潘功胜，还和中国的女性经济学家聚餐。</text:p>
      <text:p text:style-name="P4">
Images: ["<text:a xlink:type="simple" xlink:href="https://ichef.bbci.co.uk/news/640/cpsprodpb/10F25/production/_130331496_whatsubject.jpg" text:style-name="Internet_20_link" text:visited-style-name="Visited_20_Internet_20_Link">
_130331496_wh...</text:a>
"]</text:p>
      <text:p text:style-name="P4">
Videos: []</text:p>
      <text:p text:style-name="P4">
Tags: ['中美关系', '中國', '经济', '气候变化']</text:p>
      <text:p text:style-name="P4">
Type: Article</text:p>
      <!--METADATA-->
      <text:h text:style-name="P12" text:outline-level="3">
<text:span text:style-name="T4">
耶伦访华：四天里见了谁谈了什么没谈什么？</text:span>
</text:h>
      <text:p text:style-name="P4">
2023年7月9日上午11点20分<draw:frame draw:style-name="fr1" draw:name="Image81" text:anchor-type="as-char" svg:width="6.9236in" svg:height="3.894525in" draw:z-index="0">
<draw:image xlink:href="../Images/BBC Chinese/2023-07-09T11-20-40.000Z/_130331496_whatsubject.jpg" xlink:type="simple" xlink:show="embed" xlink:actuate="onLoad" draw:mime-type="image/jpeg"/>
</draw:frame>
</text:p>
      <text:p text:style-name="P4">
图像来源，  Getty Image</text:p>
      <text:p text:style-name="P4">
图像加注文字，</text:p>
      <text:p text:style-name="P4">
耶伦与主管商务和金融的中国副总理何立峰进行了长时间会谈。</text:p>
      <text:p text:style-name="P4">
<text:span text:style-name="T4">
本周四（7月6日），美国财政部长耶伦抵达中国，并于本周日（9日）离开。这是她成为财长后的首次访华行程。</text:span>
</text:p>
      <text:p text:style-name="P4">
在四天的访问中，耶伦会见了从中国总理李强到中国的女性经济学家，谈了从“脱钩”、镓锗管制、气候合作等问题，但悬而未决的关税问题并未出现在双方公开的议程中。</text:p>
      <text:p text:style-name="P4">
从整体舆论来看，虽然美国国务卿布林肯访华时和中国国家主席习近平会面，但耶伦访华时间更长内容更加丰富，外界认为这可能与耶伦长期在美国政府内部扮演的反对“关税战”和“脱钩”的角色有关。</text:p>
      <text:p text:style-name="P4">
<text:a xlink:type="simple" xlink:href="https://www.bbc.com/zhongwen/simp/business-66118150" text:style-name="Internet_20_link" text:visited-style-name="Visited_20_Internet_20_Link">
 “好警察”耶伦出场能修补美中关系吗？ </text:a>
  * <text:a xlink:type="simple" xlink:href="https://www.bbc.com/zhongwen/simp/world-66118850" text:style-name="Internet_20_link" text:visited-style-name="Visited_20_Internet_20_Link">
 中国限制出口半导体原材料 “以牙还牙”能否撼动全球供应链 </text:a>
  * <text:a xlink:type="simple" xlink:href="https://www.bbc.com/zhongwen/simp/chinese-news-66117744" text:style-name="Internet_20_link" text:visited-style-name="Visited_20_Internet_20_Link">
 从“脱钩”到“去风险” 美欧对华政策的战略转向还是凝聚共识？ </text:a>
</text:p>
      <text:h text:style-name="P12" text:outline-level="3">
<text:span text:style-name="T4">
见了谁</text:span>
</text:h>
      <text:p text:style-name="P4">
耶伦在星期五的行程密集，分别会见了中国总理李强、中国前副总理刘鹤、中国央行行长易纲，以及刚刚履新的中国人民银行党委书记潘功胜。</text:p>
      <text:p text:style-name="P4">
周六则主要会见了分管商务和金融的中国副总理何立峰。</text:p>
      <text:p text:style-name="P4">
</text:p>
      <text:p text:style-name="P4">
图像来源，  Getty Image</text:p>
      <text:p text:style-name="P4">
图像加注文字，</text:p>
      <text:p text:style-name="P4">
李强会见耶伦。</text:p>
      <text:p text:style-name="P4">
值得一提的是耶伦与已经退休的前副总理刘鹤的见面。后者曾在美中美中贸易战中，主导中方的谈判团队，并在白宫与特朗普签下第一阶段贸易协议。</text:p>
      <text:p text:style-name="P4">
上个月，香港《南华早报》引述五名消息人士称，刘鹤在卸下所有职务后，仍参加中国政府有关经济事务的内部会议，并具有很高的影响力。中国要在一些领域与美国合作，另一些领域则要反击，而刘鹤的知识储备和经验对北京而言极为有价值。</text:p>
      <text:p text:style-name="P4">
周六主要会见的中国副总理何立峰在中共“二十大”上进入政治局委员行列，现年68岁的他在2014年成为负责规划中国经济运行的国家发展改革委的副主任，2017年升任主任。</text:p>
      <text:p text:style-name="P4">
在非官方层面，耶伦在周五与多位在华美企高管座谈，包括波音公司、美国银行和农业巨头嘉吉等，她批评了北京方面严苛对待外资企业，并表示这表明拜登政府力图减少对中国供应链依赖的努力是正确的。</text:p>
      <text:p text:style-name="P4">
周六中午，学院派经济学家出身的耶伦，与六位中国女性经济学家午餐，列席者包括金刻羽，她是伦敦政治经济学院教授，属于少有的活跃于国际舞台上的中国女性经济学家。她的父亲金立群曾任中国财政部副部长，现任亚投行行长。</text:p>
      <text:h text:style-name="P12" text:outline-level="3">
<text:span text:style-name="T4">
停滞后的接触</text:span>
</text:h>
      <text:p text:style-name="P4">
中美关系由特朗普时代开始处于低谷，在拜登上台后缓慢修复，直至去年8月美国众议院议长裴洛西（NancyPelosi）访问台湾，中国方面反映强烈，终止了几乎所有与美国的官方交流渠道。到去年11月巴厘岛G20峰会，拜登与习近平会面后，再次开启缓慢修复的过程，并规划国务卿布林肯在今年初访华。</text:p>
      <text:p text:style-name="P4">
然而，今年2月中国侦察气球事件，使中美关系修复过程再次中断。直至布林肯上个月访华。</text:p>
      <text:p text:style-name="P4">
然而布林肯前脚刚走，拜登在公开活动中称习近平为“独裁者”，招致中方反对。耶伦访华也被认为是继续这一修复过程的尝试。</text:p>
      <text:p text:style-name="P4">
在会见中，何立峰告诉耶伦，他对伤害中美关系的“意外事件”表示遗憾。这些事件导致“两国元首在去年的一次峰会上达成的共识在执行上出现了一些问题。”</text:p>
      <text:p text:style-name="P4">
据中国官方媒体新华社称，何立峰与耶伦围绕落实中美元首巴厘岛会晤重要共识，就两国和世界经济金融形势、合作应对全球共同挑战等进行了“深入、坦诚、务实”的交流，会谈具有建设性。</text:p>
      <text:p text:style-name="P4">
可见双方现阶段的工作还是回归到落实去年11月习拜会的成果，而非要解决新的问题。</text:p>
      <text:p text:style-name="P4">
</text:p>
      <text:p text:style-name="P4">
图像来源，  Getty Image</text:p>
      <text:p text:style-name="P4">
图像加注文字，</text:p>
      <text:p text:style-name="P4">
耶伦的飞机抵达北京时天空出现彩虹。</text:p>
      <text:h text:style-name="P12" text:outline-level="3">
<text:span text:style-name="T4">
谈了什么</text:span>
</text:h>
      <text:p text:style-name="P4">
耶伦虽然有对华批评的言辞，但总体延续她在美国国内的发言基调，即反对中美“脱钩”。</text:p>
      <text:p text:style-name="P4">
周四耶伦飞抵北京时天空出现彩虹，被中文舆论作为好的预兆而讨论，在第二天与李强的会面中，后者也提到这一细节称，“中美关系何尝不是如此，不完全都是风雨，经历过一轮风雨以后，我们风雨一过，我们一定会见到更多的彩虹“。</text:p>
      <text:p text:style-name="P4">
耶伦则向李强表示，美国寻求健康、而非“赢者通吃”的经济竞争，并希望有一套公平的规则，让两国能长远受益。当前有重要的国际挑战，中美对各自国家和全球都有责任展开合作和展现领导力。</text:p>
      <text:p text:style-name="P4">
在周日的记者会上，耶伦也表达了类似观点。</text:p>
      <text:p text:style-name="P4">
据路透社报道，耶伦说，华盛顿并不寻求与中国经济脱钩，指这样做“对两国都是灾难性的，对世界也是不稳定的”。</text:p>
      <text:p text:style-name="P4">
她还总结，此次访华与中国官员进行的共计10小时的双边会谈是直接、具有实质性和富有成效的，并指其有助于稳定时常不稳定的中美关系。而此次访问的目的是建立和深化与中国新经济团队的联系，减少误解的风险，并为在气候变化和债务困扰等领域的合作铺平道路。</text:p>
      <text:p text:style-name="P4">
”敲打“中国的言辞也不少，主要涉及三个方面：</text:p>
      <text:p text:style-name="P4">
就中国的“不公平经济行为”和针对美国公司的胁迫性行动有所增加，提出严重关切；</text:p>
      <text:p text:style-name="P4">
双方讨论了俄乌战争问题，耶伦说，中国企业避免向俄罗斯提供物质援助或协助其躲避制裁至关重要；</text:p>
      <text:p text:style-name="P4">
对中国本周宣布管制镓（Ga）、锗（Ge）两种半导体所需稀有金属出口，表示关切。</text:p>
      <text:p text:style-name="P4">
</text:p>
      <text:p text:style-name="P4">
图像来源，  Reuters</text:p>
      <text:p text:style-name="P4">
图像加注文字，</text:p>
      <text:p text:style-name="P4">
美国气候特使约翰克里</text:p>
      <text:h text:style-name="P12" text:outline-level="3">
<text:span text:style-name="T4">
最可能合作的领域</text:span>
</text:h>
      <text:p text:style-name="P4">
出乎意料的是，气候合作成为耶伦访华的一个要点，而非财金问题。</text:p>
      <text:p text:style-name="P4">
她在周六的讲话中说，中美这两个全球最大的温室气体排放国有共同的责任来领导气候行动，并呼吁中国支持美国主导的绿色气候基金，该基金的设立是为了帮助发展中国家适应气候变化并减轻其影响。</text:p>
      <text:p text:style-name="P4">
中美两国虽然在太阳能等新能源领域投资都在加大，但去年两国的碳排放量都有所上升。</text:p>
      <text:p text:style-name="P4">
但中美在气候合作上也非一片坦途，症结在于中国坚持认为它仍然是一个发展中国家，因此应该由美国和欧洲来支付能源转型的费用，因为欧美制造了历史上大部分的碳排放。</text:p>
      <text:p text:style-name="P4">
值得一提的是，拜登气候特使克里在耶伦抵达中国时表示，他将于下周前往中国，重启两国的全球变暖谈判。</text:p>
      <text:p text:style-name="P4">
請刷新瀏覽器</text:p>
      <text:h text:style-name="P12" text:outline-level="3">
<text:span text:style-name="T4">
没谈什么？</text:span>
</text:h>
      <text:p text:style-name="P4">
耶伦长期关心的关税问题，并未出现在公开议题中。</text:p>
      <text:p text:style-name="P4">
特朗普时代，中美之间大部分商品实施了高额关税，在拜登时代并未去除。</text:p>
      <text:p text:style-name="P4">
在美国政府内部，支持废除对华关税的主要是财政部长耶伦和商务部长雷蒙多，她们赞成废除关税，以抵御通胀。</text:p>
      <text:p text:style-name="P4">
反对者则以美国贸易代表戴琪为主，他们不愿意放弃美国对中国的重要筹码，并希望继续借关税来重塑中国的经济行为，制定一个更具战略性的中国贸易策略，保护美国的就业。</text:p>
      <text:p text:style-name="P4">
去年5月，美国财长耶伦在一场公开讲话中确认，她在向拜登呼吁取消部分对华关税，因部分关税“不太具有战略性”，而且在伤害美国消费者和企业。她表示，“在我看来，其中一些措施似乎对消费者和企业造成了更大的伤害，而且在解决我们与中国的实际问题方面并不具有战略性。”</text:p>
      <text:p text:style-name="P4">
</text:p>
      <text:p text:style-name="P4">
图像来源，  Getty Images</text:p>
      <text:p text:style-name="P4">
图像加注文字，</text:p>
      <text:p text:style-name="P4">
贸易战开始后，美国大豆出口量大幅下跌，价格也跌至10年来的最低点，这给中西部的农民造成巨大损失。</text:p>
      <text:p text:style-name="P4">
耶伦在记者会上强调，没有任何一次访问能在一夜之间解决中美之间的挑战。舆论普遍认为，耶伦此次访华主要是与中国新的经济团队建立一个有韧性、有成效的沟通渠道，以及为克里的气候谈判铺路，而不是解决贸易等具体问题。</text:p>
      <text:p text:style-name="P4">
Source: <text:a xlink:type="simple" xlink:href="https://www.bbc.com/zhongwen/simp/chinese-news-66147637" text:style-name="Internet_20_link" text:visited-style-name="Visited_20_Internet_20_Link">
https://www.bbc.com/zhongwen/simp/chinese-news-66147637</text:a>
</text:p>
      <!--NEWS-->
      <text:h text:style-name="P10" text:outline-level="1">
<text:span text:style-name="T4">
耶伦结束访华前召开记者会：此行有助稳定美中关系</text:span>
</text:h>
      <text:p text:style-name="P4">
Author: None</text:p>
      <text:p text:style-name="P4">
Publisher: Radio Free Asia (Organization)</text:p>
      <text:p text:style-name="P4">
Published Time: 2023-07-09T11:23:00-04:00</text:p>
      <text:p text:style-name="P4">
Modified Time: 2023-07-09T11:45: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4.612011in" draw:z-index="0">
<draw:image xlink:href="../Images/rfamandarin/2023-07-09T11-23-00-04-00/000000.png" xlink:type="simple" xlink:show="embed" xlink:actuate="onLoad" draw:mime-type="image/png"/>
</draw:frame>
 美国财政部长耶伦周日在美国驻中国大使馆举行新闻发布会<text:a xlink:type="simple" xlink:href="https://www.rfa.org/mandarin/Xinwen/1-07092023112130.html/@@images/image" text:style-name="Internet_20_link" text:visited-style-name="Visited_20_Internet_20_Link">
 </text:a>
美联社图片</text:p>
      <text:p text:style-name="P4">
美国财政部长耶伦在本周日结束为期4天的北京之行前公开表示，她最近几天与中国高级官员进行的10个小时的会晤是“直接的”和“富有成效的”，美国和中国在许多问题上仍存在分歧，但相信此行将推动两国关系“更加稳固”。</text:p>
      <text:p text:style-name="P4">
耶伦周日在美国驻中国大使馆举行的新闻发布会上重申，“美国和中国存在重大分歧”，华盛顿对中方“不公平经济行为”以及最近针对美国公司的惩罚性行动感到担忧。耶伦表示：“但是拜登总统和我并不从大国冲突的框架来看待美国和中国之间的关系。我们相信世界足够大，足以让我们两国繁荣发展。”</text:p>
      <text:p text:style-name="P4">
路透社的报道指出，美中关系由于台海局势、美国先进技术出口禁令和中国官方主导的产业政策等国安问题而陷入低谷以来，华盛顿一直在努力修复世界这两个最大经济体之间的关系。美国国务卿布林肯上个月访问北京，成为拜登总统任期内美国高级外交官的首次访问，而美国气候特使克里预计也将于本月到访中国。</text:p>
      <text:p text:style-name="P4">
与此同时，耶伦此行能否为拜登与习近平的会晤铺路也成为外界关注的议题。预计今年9 月在印度新德里举行的 20 国集团峰会，以及11月在美国旧金山举行的亚太经济合作组织会议都可能为“拜习会”提供机会。</text:p>
      <text:p text:style-name="P4">
耶伦在周日的记者会上表示，此行旨在建立并深化与中国新经济团队的联系，减少误解风险，为气候变化、债务困扰等领域合作铺平道路。</text:p>
      <text:p text:style-name="P4">
有不具名美国财政部高级官员在耶伦结束北京的访问后向媒体表示，此行正如预期并没有带来具体的政策突破，但在“重新建立联系”和构建美中关系方面“非常成功”。</text:p>
      <text:p text:style-name="P4">
责编：何平</text:p>
      <text:p text:style-name="P4">
Source: <text:a xlink:type="simple" xlink:href="https://www.rfa.org/mandarin/Xinwen/1-07092023112130.html" text:style-name="Internet_20_link" text:visited-style-name="Visited_20_Internet_20_Link">
https://www.rfa.org/mandarin/Xinwen/1-07092023112130.html</text:a>
</text:p>
      <!--NEWS-->
      <text:h text:style-name="P10" text:outline-level="1">
<text:span text:style-name="T4">
台湾安全官员：中国操作经济工具介入2024大选</text:span>
</text:h>
      <text:p text:style-name="P4">
Author: None</text:p>
      <text:p text:style-name="P4">
Publisher: Radio Free Asia (Organization)</text:p>
      <text:p text:style-name="P4">
Published Time: 2023-07-09T11:28:20-04:00</text:p>
      <text:p text:style-name="P4">
Modified Time: 2023-07-09T11:28: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930818in" draw:z-index="0">
<draw:image xlink:href="../Images/rfamandarin/2023-07-09T11-28-20-04-00/000000.png" xlink:type="simple" xlink:show="embed" xlink:actuate="onLoad" draw:mime-type="image/png"/>
</draw:frame>
资料图片：台湾的执政党民进党，去年即曾召开记者会批评中国禁止进口台湾的冰鲜白带鱼是以商逼政 民进党脸书</text:p>
      <text:p text:style-name="P4">
台湾中央社7月9日引述国安高级官员表示，中国目前除透过机舰扰台、认知作战外，更操作经济工具介入台湾2024年大选。例如，中方曾禁止台湾某些农渔产品输入，但随着台湾选举将至，北京方面在近期开始“由收转放”，目的是营造施惠氛围。</text:p>
      <text:p text:style-name="P4">
这位不具名安全官员指出，中方此举是营造“兵凶战危”的气氛、塑造恐慌，同时批评台湾与国际朋友间的情谊，让民众感觉国际间的朋友访台都是为了利益，塑造“不可信”的感觉。而随着选举进入热季，针对台湾内部政策讨论的争议讯息将会越来越多。根据统计，台湾去年1至6月收获举报的争议讯息约1400件，去年7至12月为1600件，今年1至6月增加到约1800件，预期下半年还会更多。</text:p>
      <text:p text:style-name="P4">
这位国安高层还强调，台湾是民主开放的社会，外界质疑国安事件常“重重举起、轻轻放下”，若要弥补弱点，法制面就要健全，以此也才能有效达到吓阻目的。</text:p>
      <text:p text:style-name="P4">
责编：何平</text:p>
      <text:p text:style-name="P4">
Source: <text:a xlink:type="simple" xlink:href="https://www.rfa.org/mandarin/Xinwen/2-07092023112432.html" text:style-name="Internet_20_link" text:visited-style-name="Visited_20_Internet_20_Link">
https://www.rfa.org/mandarin/Xinwen/2-07092023112432.html</text:a>
</text:p>
      <!--NEWS-->
      <text:h text:style-name="P10" text:outline-level="1">
<text:span text:style-name="T4">
江苏维权人士陶红因呼吁调查火灾真相　遭强迫失踪</text:span>
</text:h>
      <text:p text:style-name="P4">
Author: None</text:p>
      <text:p text:style-name="P4">
Publisher: Radio Free Asia (Organization)</text:p>
      <text:p text:style-name="P4">
Published Time: 2023-07-09T11:33:00-04:00</text:p>
      <text:p text:style-name="P4">
Modified Time: 2023-07-09T11:49: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3.88615in" draw:z-index="0">
<draw:image xlink:href="../Images/rfamandarin/2023-07-09T11-33-00-04-00/000000.png" xlink:type="simple" xlink:show="embed" xlink:actuate="onLoad" draw:mime-type="image/png"/>
</draw:frame>
 江苏维权人士陶红 <text:a xlink:type="simple" xlink:href="https://www.rfa.org/mandarin/Xinwen/3-07092023112940.html/@@images/image" text:style-name="Internet_20_link" text:visited-style-name="Visited_20_Internet_20_Link">
</text:a>
网络截图</text:p>
      <text:p text:style-name="P4">
据维权网7月9日发布的消息，江苏省张家港维权人士陶红因在去年联络各界参与调查有关江阴市维权人士毛黎惠被火烧致死事件，而在去年9月9日遭强迫失踪后，截至本周日已长达10个月。维权友人一直查无音讯，呼吁社会舆论予以关注。</text:p>
      <text:p text:style-name="P4">
据介绍，陶红因房屋、土地被当局强拆、强占而流离失所。自2012年起，陶红等多位村民向政府部门投诉要求赔偿，却屡遭相互推诿。由于江苏省各级信访部门对其投诉均不作为，陶红只得进京上访继续维权，但却遭到地方当局的报复性打压和截访虐待。陶红的家人也因此遭到牵连，其大学毕业的儿子多次打工均被骚扰恐吓，以致于数次失业。</text:p>
      <text:p text:style-name="P4">
维权网披露，陶红在被失踪前曾在微信朋友圈表示“绝不会自杀”。但截至目前，外界仍无法获悉陶红的被羁押地点。</text:p>
      <text:p text:style-name="P4">
责编：何平</text:p>
      <text:p text:style-name="P4">
Source: <text:a xlink:type="simple" xlink:href="https://www.rfa.org/mandarin/Xinwen/3-07092023112940.html" text:style-name="Internet_20_link" text:visited-style-name="Visited_20_Internet_20_Link">
https://www.rfa.org/mandarin/Xinwen/3-07092023112940.html</text:a>
</text:p>
      <!--NEWS-->
      <text:h text:style-name="P10" text:outline-level="1">
<text:span text:style-name="T4">
湖北宜昌五峰山体滑坡　官方：1人死亡 7人失联</text:span>
</text:h>
      <text:p text:style-name="P4">
Author: None</text:p>
      <text:p text:style-name="P4">
Publisher: Radio Free Asia (Organization)</text:p>
      <text:p text:style-name="P4">
Published Time: 2023-07-09T11:38:00-04:00</text:p>
      <text:p text:style-name="P4">
Modified Time: 2023-07-09T11:48: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88615in" draw:z-index="0">
<draw:image xlink:href="../Images/rfamandarin/2023-07-09T11-38-00-04-00/000000.png" xlink:type="simple" xlink:show="embed" xlink:actuate="onLoad" draw:mime-type="image/png"/>
</draw:frame>
湖北省宜昌市五峰土家族自治县长乐坪镇月山村9日发生山体滑坡事故。 <text:a xlink:type="simple" xlink:href="https://www.rfa.org/mandarin/Xinwen/4-07092023113346.html/@@images/image" text:style-name="Internet_20_link" text:visited-style-name="Visited_20_Internet_20_Link">
</text:a>
CCTV VIA REUTERS</text:p>
      <text:p text:style-name="P4">
据中国官方中新网引述湖北省宜昌市政府新闻办发布的消息，截至7月9日凌晨，周六下午发生的宜昌市五峰土家族自治县长乐坪镇月山村的山体滑坡事故目前已导致1人死亡，7人失联。</text:p>
      <text:p text:style-name="P4">
当地政府在周日的新闻发布会上表示，事发地段山体位于宜来高速公路一标段二工区工地，救援人员在周日凌晨4时救出5人，另有9人失联，伤者均为工地工人。周日上午，现场发现两名失联人员，其中1人经施救已无生命体征，另一名还在施救中。截至目前，仍有7人失联。</text:p>
      <text:p text:style-name="P4">
报道说，预计事发地段在周日和周一两天均为多云阵雨天气，滑坡体尚不稳定，救援工作难度大。目前，事发地段周边的8户17名民众已被转移。</text:p>
      <text:p text:style-name="P4">
责编：何平</text:p>
      <text:p text:style-name="P4">
Source: <text:a xlink:type="simple" xlink:href="https://www.rfa.org/mandarin/Xinwen/4-07092023113346.html" text:style-name="Internet_20_link" text:visited-style-name="Visited_20_Internet_20_Link">
https://www.rfa.org/mandarin/Xinwen/4-07092023113346.html</text:a>
</text:p>
      <!--NEWS-->
      <text:h text:style-name="P10" text:outline-level="1">
<text:span text:style-name="T4">
台湾军方否认媒体报道　重申核生化战整备以防护为主</text:span>
</text:h>
      <text:p text:style-name="P4">
Author: None</text:p>
      <text:p text:style-name="P4">
Publisher: Radio Free Asia (Organization)</text:p>
      <text:p text:style-name="P4">
Published Time: 2023-07-09T11:44:39-04:00</text:p>
      <text:p text:style-name="P4">
Modified Time: 2023-07-09T11:44: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4.980525in" draw:z-index="0">
<draw:image xlink:href="../Images/rfamandarin/2023-07-09T11-44-39-04-00/000000.png" xlink:type="simple" xlink:show="embed" xlink:actuate="onLoad" draw:mime-type="image/png"/>
</draw:frame>
图为穿戴防护装备的台湾救援人员，在台北捷运站演练生物恐攻状态下抢救伤者。 <text:a xlink:type="simple" xlink:href="https://www.rfa.org/mandarin/Xinwen/5-07092023113950.html/@@images/image" text:style-name="Internet_20_link" text:visited-style-name="Visited_20_Internet_20_Link">
</text:a>
法新社资料图片</text:p>
      <text:p text:style-name="P4">
据台湾中央社7月9日报道，针对媒体披露有关美方要求台湾开发生物战剂的消息，台湾的国防部周日回应，相关报道并非事实。</text:p>
      <text:p text:style-name="P4">
台湾的国防部周日晚间发布新闻稿表示，台湾曾签署“禁止发展、制造、储存、取得或保有生物及毒素武器并避免其可能引发之毁灭公约”，其后虽因国际政治因素，遭不平等除名于该反生物战剂公约国外，但台湾仍依公约要求，绝不发展、制造、储存、取得或保有用于军事用途的微生物制剂、其他生物制剂或毒素。</text:p>
      <text:p text:style-name="P4">
据报道，台湾的联合新闻网此前披露，美国要求台湾军方的预防医学研究所秘密建立研发病毒能力，开发生物战剂。</text:p>
      <text:p text:style-name="P4">
台湾的国防部就此强调，有关美国“敦促台湾研发生物战剂”等传闻均非事实。台湾军方核生化作战整备均以防护能量为发展主轴，预医所“生物安全第四级实验室”建置的目的是针对传染性疾病的病原进行侦测、防护及治疗，同时研发侦检生物战剂的试剂，以强化生物战剂防卫侦检能力。因此，相关报道并非事实。</text:p>
      <text:p text:style-name="P4">
责编：何平</text:p>
      <text:p text:style-name="P4">
Source: <text:a xlink:type="simple" xlink:href="https://www.rfa.org/mandarin/Xinwen/5-07092023113950.html" text:style-name="Internet_20_link" text:visited-style-name="Visited_20_Internet_20_Link">
https://www.rfa.org/mandarin/Xinwen/5-07092023113950.html</text:a>
</text:p>
      <!--NEWS-->
      <text:h text:style-name="P10" text:outline-level="1">
<text:span text:style-name="T4">
墙外文摘：习近平和普京，友谊的小船说翻就翻吗？</text:span>
</text:h>
      <text:p text:style-name="P4">
Author: None (Language: zh)</text:p>
      <text:p text:style-name="P4">
Publisher: None</text:p>
      <text:p text:style-name="P4">
Time: 2023-07-09T12:02:00Z</text:p>
      <text:p text:style-name="P4">
Description: 有评论认为，在瓦格纳事件之后，习近平仍然没办法彻底抛弃普京。他在这段关系上投入了太多，而且俄罗斯对中国仍然有用。但他们在西方引起如此多担忧的兄弟情可能已经到顶了。</text:p>
      <text:p text:style-name="P4">
Videos: []</text:p>
      <text:p text:style-name="P4">
Images: []</text:p>
      <text:p text:style-name="P4">
Subject: 评论分析</text:p>
      <text:p text:style-name="P4">
Subjects: ['薄熙来', '专题报道：习近平访美', '乌克兰', '中国共产党', '专题报道：全景观看“习马会”', '中国反腐风暴', '20国集团', '毛泽东', '中国宪法修正案取消国家主席任期限制', '周永康']</text:p>
      <text:p text:style-name="P4">
Keywords: ['中俄关系', '习近平', '普京', '俄罗斯兵变', '攻打台湾', '武统', '乌克兰战争', '台海危机', '王毅', '中国外交', '种族主义']</text:p>
      <text:p text:style-name="P4">
ID: 66168611</text:p>
      <!--METADATA-->
      <text:p text:style-name="P4">
<text:a xlink:type="simple" xlink:href="https://www.dw.com/zh/overlay/image/article/66168611/65051703" text:style-name="Internet_20_link" text:visited-style-name="Visited_20_Internet_20_Link">
 </text:a>
</text:p>
      <text:p text:style-name="P4">
2023年3月习近平访问俄罗斯</text:p>
      <text:p text:style-name="P4">
（德国之声中文网）《纽约时报》发表文章《习近平和普京的兄弟情可能已经见顶》，作者Ryan Hass认为， <text:a xlink:type="simple" xlink:href="https://www.dw.com/zh/zh/瓦格纳兵变给习近平敲响了警钟/a-66033766" text:style-name="Internet_20_link" text:visited-style-name="Visited_20_Internet_20_Link">
在瓦格纳事件之后，习近平押在普京身上的赌注看起来不是那么稳妥了</text:a>
。习近平没办法彻底抛弃普京。他在这段关系上投入了太多，而且俄罗斯对中国仍然有用。但他们在西方引起如此多担忧的兄弟情可能已经到顶了。</text:p>
      <text:p text:style-name="P4">
作者指出，虽然长期以来都有迹象表明，中国领导层并非完全支持普京的战争，但在冲突之初，中国希望它能将美国的注意力从亚洲带走，而中国一直寻求扩大在亚洲的影响力。然而这并没有成为现实。相反，自乌战开始以来，美国及其亚洲盟友在中国周围建立了更强大的军事存在，如今在限制中国获取关键技术方面也更加团结。普京一意孤行。</text:p>
      <text:p text:style-name="P4">
但中国现在意识到，乌克兰的持久战可能进一步威胁俄罗斯这个伙伴国，并损害中国自身的外交政策议程。中国有理由在此前对战争原则的模糊表述上更进一步，利用自己对俄罗斯独特的影响力，敦促实现停战。</text:p>
      <text:p text:style-name="P4">
作者说，俄罗斯的问题也让习近平在台湾问题上的谋划变得复杂。乌克兰战争表明了两件事：只靠军事力量不能保证打胜仗；而打不了胜仗就可能招致领导层权力受到挑战。面对此等情形，通过愈发好战的举动引发台海战争，对习近平来说下场可能是灾难性的。</text:p>
      <ul>
        <li>
</li>
      </ul>
      <h5>
瓦格纳佣军24小时的短命暴动</h5>
      <text:h text:style-name="P12" text:outline-level="3">
<text:span text:style-name="T4">
普里戈津：这不是政变</text:span>
</text:h>
      <text:p text:style-name="P4">
6月23日，普里戈津突然在社交媒体上发布消息称：俄罗斯国防部对瓦格纳佣兵团的后方营地发动了导弹袭击，瓦格纳兵团准备对此做出回应。不过，普里戈津只把矛头对准了国防部长绍伊古以及俄军总参谋长格拉西莫夫，暂时并没有针对普京本人。他说，"这不是军事政变，而是正义的进军。"</text:p>
      <ul>
        <li>
</li>
      </ul>
      <h5>
瓦格纳佣军24小时的短命暴动</h5>
      <text:h text:style-name="P12" text:outline-level="3">
<text:span text:style-name="T4">
接管顿河上的罗斯托夫</text:span>
</text:h>
      <text:p text:style-name="P4">
6月24日，在俄罗斯南部城市顿河上的罗斯托夫，瓦格纳雇佣军宣布接管该地区的主要军事总部。普里戈津在那里发表视频称，他的人马正直奔莫斯科开始了“正义进军”，他还说“俄罗斯马上就会有一位新总统”。接着，俄罗斯检察院就“武装暴动”立案调查，该国安全局开始侦察普里戈津的下落。</text:p>
      <ul>
        <li>
</li>
      </ul>
      <h5>
瓦格纳佣军24小时的短命暴动</h5>
      <text:h text:style-name="P12" text:outline-level="3">
<text:span text:style-name="T4">
车臣武装也要介入</text:span>
</text:h>
      <text:p text:style-name="P4">
似乎箭在弦上。车臣地区领导人小卡德罗夫(RamzanKadyrov)6月24日表示，他的武装力量已经向"局势紧张的地区"开进，准备协助克里姆林宫平定瓦格纳佣兵团的反叛。他在社交媒体上写道："我们将尽全力维护俄罗斯的统一、捍卫国格。"</text:p>
      <ul>
        <li>
</li>
      </ul>
      <h5>
瓦格纳佣军24小时的短命暴动</h5>
      <text:h text:style-name="P12" text:outline-level="3">
<text:span text:style-name="T4">
普京：从背后捅来的匕首</text:span>
</text:h>
      <text:p text:style-name="P4">
面对“叛军北上”，俄罗斯总统普京发表电视讲话，"1917年，俄罗斯曾遭受了这样的打击，当时正值第一次世界大战。但胜利却被夺走了。各种政治冒险家和外国势力令俄罗斯人自相残杀，他们为了谋取私利撕裂了国家。我们不会让这种事再次发生。"他称武装反抗是“背叛国家”，是从背后“捅过来的匕首”，“每个参与叛国的人都将受到惩罚”。但普京还说，瓦格纳士兵堪称“英雄”，是他们解放了乌克兰南部顿巴斯地区。</text:p>
      <ul>
        <li>
</li>
      </ul>
      <h5>
瓦格纳佣军24小时的短命暴动</h5>
      <text:h text:style-name="P12" text:outline-level="3">
<text:span text:style-name="T4">
莫斯科市进入“非常时期”</text:span>
</text:h>
      <text:p text:style-name="P4">
6月24日，当普里戈津的部队据称离首都还有200公里时，莫斯科实行了反恐行动模式的戒严。当局要求居民限制出行。莫斯科市政部门还下令，为了安全起见，取消周一的工作日，全市继续维持戒严状态。</text:p>
      <ul>
        <li>
</li>
      </ul>
      <h5>
瓦格纳佣军24小时的短命暴动</h5>
      <text:h text:style-name="P12" text:outline-level="3">
<text:span text:style-name="T4">
军车队突然掉头：不想“让俄罗斯流血”</text:span>
</text:h>
      <text:p text:style-name="P4">
然而，就在6月24日晚些时候，白俄总统卢卡申科突然发布声明称在俄罗斯总统普京的同意下，与普里戈津达成一项协议，瓦格纳雇佣军就此停止在俄罗斯各地的所有活动。普里戈津很快证实了这一协议，他说：“我们正在命令部队掉头，返回野战营地。”他还说理解这一时刻的重要性，并且不想“让俄罗斯流血”。至于对普里戈津的刑事追究是否取消，目前说法不一。</text:p>
      <ul>
        <li>
</li>
      </ul>
      <h5>
瓦格纳佣军24小时的短命暴动</h5>
      <text:h text:style-name="P12" text:outline-level="3">
<text:span text:style-name="T4">
普里戈津其人</text:span>
</text:h>
      <text:p text:style-name="P4">
普里戈津于1961年出生于当时的列宁格勒，即现在的圣彼得堡。曾因抢劫罪和欺诈罪在苏联监狱服刑9年。出狱后，他在家乡做热狗食品车开始，成立餐饮公司康科德（Concord），为国宴提供餐饮。这类合作给他带来“普京厨师”的称号。2014年，普里戈津创立私人雇佣军“瓦格纳集团”。</text:p>
      <ul>
        <li>
</li>
      </ul>
      <h5>
瓦格纳佣军24小时的短命暴动</h5>
      <text:h text:style-name="P12" text:outline-level="3">
<text:span text:style-name="T4">
瓦格纳军团</text:span>
</text:h>
      <text:p text:style-name="P4">
瓦格纳雇佣军于 2014年首次介入乌克兰战事，帮助俄罗斯非法吞并克里米亚半岛。2022年2月俄罗斯全面入侵乌克兰后，瓦格纳军团在乌克兰东部激战中的战斗力成为克里姆林宫的重要军事资产。兵源来自俄罗斯退役官兵、警察以及希望提前获释的囚犯，外国人除北约国家和乌克兰外，也可加入。其指挥官乌里金崇拜德国音乐家瓦格纳，这支军团因此而得名。</text:p>
      <ul>
        <li>
</li>
      </ul>
      <h5>
瓦格纳佣军24小时的短命暴动</h5>
      <text:h text:style-name="P12" text:outline-level="3">
<text:span text:style-name="T4">
普里戈津不接受国防部领导</text:span>
</text:h>
      <text:p text:style-name="P4">
瓦格纳军团一直活跃在战争前线，如在巴赫穆特包围战中发挥过极其重要的作用。但是近几个月，普里戈津与俄军高层爆发了激烈争吵，认为国防部在巴赫穆特战役期间没有提供足够弹药补给，公开指责国防部长绍伊古（右）与总参谋长格拉西莫夫应该为瓦格纳佣兵团士兵的大量伤亡负责。6月以来，俄国防部要求雇佣军月底前签署协议服从指挥，这在普里戈津看来无异于缴械，矛盾进一步激化。</text:p>
      <ul>
        <li>
</li>
      </ul>
      <h5>
瓦格纳佣军24小时的短命暴动</h5>
      <text:h text:style-name="P12" text:outline-level="3">
<text:span text:style-name="T4">
普里戈津在哪里？</text:span>
</text:h>
      <text:p text:style-name="P4">
6月26日被普里戈津点名指责“无能”的俄罗斯国防部长邵伊古在电视露面，解说称其视察前线部队，不过时间和地点都没有没有交待。而人们更关心的却是普里戈津的下落，按照同白俄罗斯达成的协议，他应该前往那里。到了吗？他的新闻官告知，“普里戈津向大家问好。一旦能收发信息，他将回答大家的问题。”</text:p>
      <ul>
        <li>
</li>
      </ul>
      <h5>
瓦格纳佣军24小时的短命暴动</h5>
      <text:h text:style-name="P12" text:outline-level="3">
<text:span text:style-name="T4">
多少人会跟他走？</text:span>
</text:h>
      <text:p text:style-name="P4">
理论上他可以带走他的雇佣军士兵前往白俄罗斯。不确定有多少人会跟他走。不过瓦格纳军团的生意遍及世界各地，利比亚、叙利亚、非洲多个国家以及拉美的委内瑞拉都是这支雇佣军捞金的地方。上战场的士兵据称每月可以拿到5000美元军饷。普里戈津自称军队仍有2.5万人，美国情报单位估计这个数字应该翻倍。</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欧美人真的分不清中日韩台吗？</text:span>
</text:span>
</text:h>
      <text:p text:style-name="P4">
台湾"上报"发表文章《王毅有所不知，欧美人没有分不清中日韩台》，作者李濠仲指出，中国外交部长王毅在青岛会"2023年中日韩合作国际论坛"的 <text:a xlink:type="simple" xlink:href="https://www.dw.com/zh/zh/长平观察我们本来是同种同文的弟兄/a-66164004" text:style-name="Internet_20_link" text:visited-style-name="Visited_20_Internet_20_Link">
种族主义言论引起哗然 </text:a>
，但是，他所谓"欧美国家分不清中日韩"，若指的是欧美人对亚洲人的容貌辨识力不足，经验上或许如此（亚洲人对西方人不也是），但就欧美人对这三个国家的评价，其中差异化却早各有定见，甚至在近年因中国对台湾的压迫愈显台面化下，欧美人也渐渐进一步厘清了中国人和台湾人的不同。中、日、韩、台并没有如王毅所说，因为肤色、容貌近似，就造成欧美人的混淆。</text:p>
      <text:p text:style-name="P4">
文章举例说，今年初 <text:a xlink:type="simple" xlink:href="https://www.dw.com/zh/zh/从数据看发展美国公众眼里中国形象的变迁/a-65972594" text:style-name="Internet_20_link" text:visited-style-name="Visited_20_Internet_20_Link">
 ，盖洛普民调公司曾发布"美国人对中国好感度"最新调查</text:a>
，结果中国人在美国民间的声誉降到1979年（中美建交）的新低，好感度仅剩15%。且自2018年以来，累计下降了38个百分点，有超过八成的美国人对中国持负面看法，有45%的表态是"非常负面"，39%是"负面"。同一时间，美国人对台湾的好感度却又创新高，达到77%，是自1996年（第一次台海危机）后，历次追踪数值的最高值。中、台不只人长得像，连语言几乎都一样，但在美国人心中的评价却完全两回事。</text:p>
      <text:p text:style-name="P4">
此外，根据"YouGov评级"2020年所做"美国人最喜欢哪些国家？"调查，东亚方面，当时美国人对日本持正面观感有58%，对韩国持正面观感有48%，对中国持正面观感只有18%，和对俄罗斯（19%）、北韩（12%）的水准差不多。在这份调查中，不只没有如王毅所说"欧美人分不清中日韩"，且真正被视为和中国一挂的，其实是俄罗斯和北韩。</text:p>
      <text:p text:style-name="P4">
作者说，即很多中国人移民美国，从来不是想靠头发染黄或隆尖鼻子变成美国人，他们寄望的是到了美国之后，可以藉美国的教育资源、法律保障、社会体系，得到一个更有尊严、人性的生活，他们根本不必"变成美国人"，就能得到在中国所没有的人权、自由和平等。</text:p>
      <text:p text:style-name="P4">
</text:p>
      <text:p text:style-name="P4">
王毅："欧美国家分不清中日韩"</text:p>
      <text:h text:style-name="P12" text:outline-level="3">
<text:span text:style-name="T4">
<text:span text:style-name="T4">
中共军队会奇袭攻台吗？</text:span>
</text:span>
</text:h>
      <text:p text:style-name="P4">
台湾"风传媒"发表文章《中共"惩越战争"─未来对台可能的用兵模式》，作者李志尧指出，中共政权素来具有强烈的民族意识，历次对外界用兵都牵涉到领土主权问题，如1950年的韩战及1969年的珍宝岛之战分别和美、苏两国正面交锋；1955年初的大陈岛之战，更是紧接在台湾和美国签订军事协防条约（1954年12月）之后；1979年2月的"惩越战争"，则是紧接在越南和苏联签订军事同盟条约（1978年底）之后，显示中共对领土主权争议态度非理性且不可预测--不惜冒军事上极大的风险而孤注一掷。</text:p>
      <text:p text:style-name="P4">
文章说，综观中共对越南的战争性质上分析，毫无疑问这次的"惩越战争"，基本上应当属于一种试探性及威慑性的有限战争，我们亦可由这次战争中北京领导高层的决策间，理出其对外用兵的行为模式--警告、试探、布局、攻击与和谈。目前中共对台军事施压是向美国想重返台湾意图提出警告，机舰绕台是试探台湾军方反应欲把台海内海化，显示中共正在为一场局部、有限、非核的战争预作布局。换言之，不管两岸最后会不会打，中共刻正依其惯采的用兵模式积极地经营台海这个战场。</text:p>
      <text:p text:style-name="P4">
作者认为，中共深知若欲使力量平衡发生决定性的改变，奇袭是主要的选项，大规模之奇袭一向是共军在开战初期的惯用战法，如1950年韩战、1962年中印战争、1979年"惩越战争"都是如此。<text:a xlink:type="simple" xlink:href="https://www.dw.com/zh/zh/美国将领习近平尚未决定2027年前武统台湾/a-66090328" text:style-name="Internet_20_link" text:visited-style-name="Visited_20_Internet_20_Link">
 假使中共决意对台动武 </text:a>
，很可能会猝然发动奇袭，以提高武力犯台的成功公算。</text:p>
      <text:p text:style-name="P4">
<text:span text:style-name="T5">
摘编自其他媒体的内容，不代表德国之声的立场或观点。</text:span>
</text:p>
      <text:p text:style-name="P4">
Source: <text:a xlink:type="simple" xlink:href="https://www.dw.com/zh/墙外文摘：习近平和普京，友谊的小船说翻就翻吗？/a-66168611" text:style-name="Internet_20_link" text:visited-style-name="Visited_20_Internet_20_Link">
https://www.dw.com/zh/墙外文摘：习近平和普京，友谊的小船说翻就翻吗？/a-66168611?maca=chi-rss-chi-all-1127-rdf</text:a>
</text:p>
      <!--NEWS-->
      <text:h text:style-name="P10" text:outline-level="1">
<text:span text:style-name="T4">
IAEA称福岛核处理水排放计画符安全标准 北韩抨击</text:span>
</text:h>
      <text:p text:style-name="P4">
Publisher: 法新社</text:p>
      <text:p text:style-name="P4">
Published Time: 2023-07-09T12:02:09+00:00</text:p>
      <text:p text:style-name="P4">
Modified Time: 2023-07-09T11:35:02+00:00</text:p>
      <text:p text:style-name="P4">
Description: （法新社首尔9日电报导）针对联合国国际原子能总署（IAEA）声称日本福岛第一核电厂核处理水排放入海计画总体符合国际安全标准，北韩今天加以抨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7-09T12-02-09-00-00/000000.png" xlink:type="simple" xlink:show="embed" xlink:actuate="onLoad" draw:mime-type="image/png"/>
</draw:frame>
</text:p>
      <text:p text:style-name="P4">
日本政府计划在未来数十年间将遭受海啸袭击的福岛第一核电厂的核处理水排放入海，国际原子能总署认定这项排放计画符合标准。</text:p>
      <text:p text:style-name="P4">
这项排放计画引起了邻国的担忧，促使中国禁止部分日本食品进口，也在南韩引发抗议行动。</text:p>
      <text:p text:style-name="P4">
北韩中央通信社（KCNA）刊登北韩国土环境保护省一名官员的声明，这名官员在声明中表示，核处理水的排放将对「人类生命、安全、及生态环境造成致命的负面影响」。</text:p>
      <text:p text:style-name="P4">
声明中提到：「重要的是，国际原子能总署的不公正行为，积极支持和促成日本排放核污染水的计画，这令人难以想像。」</text:p>
      <text:p text:style-name="P4">
在2011年311大地震引发的海啸导致福岛第一核电厂3个机组发生炉心熔毁，为冷却反应炉内熔融核燃料棒，使用了大约133万立方公尺的地下水、雨水和水，这些累积的污染水贮存在福岛第一核电厂内。</text:p>
      <text:p text:style-name="P4">
福岛第一核电厂透过净化装置去除污染水中氚以外的多数辐射物质，并计划将其稀释后在未来数十年间排入海中。</text:p>
      <text:p text:style-name="P4">
Source: <text:a xlink:type="simple" xlink:href="https://www.rfi.fr/cn/%E5%9B%BD%E9%99%85%E6%8A%A5%E9%81%93/20230709-iaea%E7%A7%B0%E7%A6%8F%E5%B2%9B%E6%A0%B8%E5%A4%84%E7%90%86%E6%B0%B4%E6%8E%92%E6%94%BE%E8%AE%A1%E7%94%BB%E7%AC%A6%E5%AE%89%E5%85%A8%E6%A0%87%E5%87%86-%E5%8C%97%E9%9F%A9%E6%8A%A8%E5%87%BB" text:style-name="Internet_20_link" text:visited-style-name="Visited_20_Internet_20_Link">
https://www.rfi.fr/cn/%E5%9B%BD%E9%99%85%E6%8A%A5%E9%81%93/20230709-iaea%E7%A7%B0%E7%A6%8F%E5%B2%9B%E6%A0%B8%E5%A4%84%E7%90%86%E6%B0%B4%E6%8E%92%E6%94%BE%E8%AE%A1%E7%94%BB%E7%AC%A6%E5%AE%89%E5%85%A8%E6%A0%87%E5%87%86-%E5%8C%97%E9%9F%A9%E6%8A%A8%E5%87%BB</text:a>
</text:p>
      <!--NEWS-->
      <text:h text:style-name="P10" text:outline-level="1">
<text:span text:style-name="T4">
乌克兰坦承引爆克里米亚大桥</text:span>
</text:h>
      <text:p text:style-name="P4">
Publisher: 法新社</text:p>
      <text:p text:style-name="P4">
Published Time: 2023-07-09T13:02:08+00:00</text:p>
      <text:p text:style-name="P4">
Modified Time: 2023-07-09T12:35:02+00:00</text:p>
      <text:p text:style-name="P4">
Description: （法新社基辅8日法新电报导）连接克里米亚半岛和俄罗斯本土的克里米亚大桥去年遇袭后严重受损，乌克兰国防部副部长马里亚尔今天坦承就是乌克兰动的手。基辅当局自曝真相，藉此纪念俄乌战争进入第500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9" text:anchor-type="as-char" svg:width="6.9236in" svg:height="3.617581in" draw:z-index="0">
<draw:image xlink:href="../Images/rficn/2023-07-09T13-02-08-00-00/000000.png" xlink:type="simple" xlink:show="embed" xlink:actuate="onLoad" draw:mime-type="image/png"/>
</draw:frame>
</text:p>
      <text:p text:style-name="P4">
马里亚尔（Hanna Maliar）在通讯软体Telegram的贴文中写道，攻击克赤海峡大桥（Kerch StraitBridge，即克里米亚大桥）是要切断莫斯科的补给线。她表示，今天是「首度攻击」大桥后的第273天，当时攻击目的是「为了破坏俄国人的后勤补给」。</text:p>
      <text:p text:style-name="P4">
俄罗斯2014年违法并吞属于乌克兰的克里米亚半岛（Crimea），大桥于4年后启用。</text:p>
      <text:p text:style-name="P4">
俄罗斯全面入侵乌克兰今天满500天，乌克兰总统泽伦斯基（VolodymyrZelenskyy）访问黑海的蛇岛。战争开打初期，岛上的乌克兰守军以剽悍态度抵抗俄国军舰，一战成名。</text:p>
      <text:p text:style-name="P4">
法新社报导，泽伦斯基在今天发布于社群媒体的影片中说，「今天我们来到蛇岛（SnakeIsland），这个永远不会被占领者征服的地方，就像整个乌克兰。因为我们是勇者的国家」。</text:p>
      <text:p text:style-name="P4">
Source: <text:a xlink:type="simple" xlink:href="https://www.rfi.fr/cn/%E5%9B%BD%E9%99%85%E6%8A%A5%E9%81%93/20230709-%E4%B9%8C%E5%85%8B%E5%85%B0%E5%9D%A6%E6%89%BF%E5%BC%95%E7%88%86%E5%85%8B%E9%87%8C%E7%B1%B3%E4%BA%9A%E5%A4%A7%E6%A1%A5" text:style-name="Internet_20_link" text:visited-style-name="Visited_20_Internet_20_Link">
https://www.rfi.fr/cn/%E5%9B%BD%E9%99%85%E6%8A%A5%E9%81%93/20230709-%E4%B9%8C%E5%85%8B%E5%85%B0%E5%9D%A6%E6%89%BF%E5%BC%95%E7%88%86%E5%85%8B%E9%87%8C%E7%B1%B3%E4%BA%9A%E5%A4%A7%E6%A1%A5</text:a>
</text:p>
      <!--NEWS-->
      <text:h text:style-name="P10" text:outline-level="1">
<text:span text:style-name="T4">
以色列连续第27轮大规模示威 抗议司法改革</text:span>
</text:h>
      <text:p text:style-name="P4">
Author: 联合早报 (Person)</text:p>
      <text:p text:style-name="P4">
Publisher: 联合早报 (Organization)</text:p>
      <text:p text:style-name="P4">
Published Time: 2023-07-09T13:17</text:p>
      <text:p text:style-name="P4">
Modified Time: 2023-07-09T13:17</text:p>
      <text:p text:style-name="P4">
Description: 以色列连续第27周爆发大规模示威活动，抗议内坦亚胡政府领导的司法制度改革。综合路透社和美国有线电视新闻网（CNN）报道，当地时间星期六（7月8日），以色列全国约有36.5万人上街游...</text:p>
      <text:p text:style-name="P4">
Videos: []</text:p>
      <text:p text:style-name="P4">
Audios: []</text:p>
      <text:p text:style-name="P4">
Images: []</text:p>
      <text:p text:style-name="P4">
Type: NewsArticle</text:p>
      <text:p text:style-name="P4">
Breadcrumbs: ['即时', '国际']</text:p>
      <text:p text:style-name="P4">
Keywords: ['以色列', '司法', '改革', '内坦亚胡', '示威活动']</text:p>
      <!--METADATA-->
      <text:p text:style-name="P4">
以色列连续第27周爆发大规模示威活动， <text:a xlink:type="simple" xlink:href="https://www.zaobao.com/realtime/world/story20230402-1378693" text:style-name="Internet_20_link" text:visited-style-name="Visited_20_Internet_20_Link">
 抗议内坦亚胡政府领导的司法制度改革</text:a>
 。</text:p>
      <text:p text:style-name="P4">
综合路透社和美国有线电视新闻网（CNN）报道，当地时间星期六（7月8日），以色列全国约有36.5万人上街游行，仅首都特拉维夫就有18万人走上街头，是该市近几周最大规模的一场示威游行。全国抗议运动的发言人承诺将“通宵达旦”地进行示威行动。</text:p>
      <text:p text:style-name="P4">
根据社交媒体平台上的视频和以色列媒体报道，以色列警方星期六用水炮驱散特拉维夫一条主要公路上聚集的示威队伍。</text:p>
      <text:p text:style-name="P4">
<text:a xlink:type="simple" xlink:href="https://www.zaobao.com/news/world/story20230116-1353752" text:style-name="Internet_20_link" text:visited-style-name="Visited_20_Internet_20_Link">
 内坦亚胡政府1月宣布改革司法制度计划</text:a>
，在全国范围内引起反对浪潮，大规模示威活动就此爆发。批评者认为改革将削弱司法独立，致使最高法院受制于政客并滋生腐败。</text:p>
      <text:p text:style-name="P4">
受到示威压力， <text:a xlink:type="simple" xlink:href="https://www.zaobao.com/realtime/world/story20230327-1376893" text:style-name="Internet_20_link" text:visited-style-name="Visited_20_Internet_20_Link">
 内坦亚胡3月宣布暂停改革计划</text:a>
，并争取时间达成广泛共识。示威潮却并未因此停止。</text:p>
      <text:p text:style-name="P4">
内坦亚胡上个月又重提改革，强调新的改革建议会更温和。预计以色列议会下周将对第一项新法案进行第一轮投票。示威活动领袖称计划在下周加大示威力度。</text:p>
      <text:p text:style-name="P4">
Source: <text:a xlink:type="simple" xlink:href="https://www.zaobao.com.sg/realtime/world/story20230709-1412107" text:style-name="Internet_20_link" text:visited-style-name="Visited_20_Internet_20_Link">
https://www.zaobao.com.sg/realtime/world/story20230709-1412107</text:a>
</text:p>
      <!--NEWS-->
      <text:h text:style-name="P10" text:outline-level="1">
<text:span text:style-name="T4">
葛罗西：外界关注福岛核处理水排放   绝对合理</text:span>
</text:h>
      <text:p text:style-name="P4">
Publisher: 法新社</text:p>
      <text:p text:style-name="P4">
Published Time: 2023-07-09T13:32:08+00:00</text:p>
      <text:p text:style-name="P4">
Modified Time: 2023-07-09T13:20:03+00:00</text:p>
      <text:p text:style-name="P4">
Description: （法新社首尔9日电） 联合国国际原子能总署（IAEA）署长葛罗西（Rafael Grossi）今天表示，日本将核处理水排放入海的计画引起区域极大关注，这「绝对合理」。葛罗西还说，国际原子能总署上周发布的报告发现，若按照计画执行，「合乎国际安全标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0" text:anchor-type="as-char" svg:width="6.9236in" svg:height="3.617581in" draw:z-index="0">
<draw:image xlink:href="../Images/rficn/2023-07-09T13-32-08-00-00/000000.png" xlink:type="simple" xlink:show="embed" xlink:actuate="onLoad" draw:mime-type="image/png"/>
</draw:frame>
</text:p>
      <text:p text:style-name="P4">
葛罗西今天会见韩国在野党共同民主党（Democratic Party）成员。</text:p>
      <text:p text:style-name="P4">
葛罗西表示：「今天这项问题引起许多人关注，这绝对合理，因为日本对此事采取的行动与处理方式…具有重大影响。」</text:p>
      <text:p text:style-name="P4">
葛罗西7日从日本抵达韩国时遭到民间团体的愤怒抗议，民间团体昨天甚至举行街头集会批评这项计画。</text:p>
      <text:p text:style-name="P4">
日本福岛第一核电厂在2011年311大地震遭受海啸侵袭后发生核子事故，持续注水冷却反应炉内熔融核燃料棒时产生的污染水等，透过净化装置去除氚以外多数辐射物质剩下的水，就称为「核处理水」。</text:p>
      <text:p text:style-name="P4">
日本计画排放的核处理水量，相当于500座奥运规模的泳池水量。</text:p>
      <text:p text:style-name="P4">
Source: <text:a xlink:type="simple" xlink:href="https://www.rfi.fr/cn/%E5%9B%BD%E9%99%85%E6%8A%A5%E9%81%93/20230709-%E8%91%9B%E7%BD%97%E8%A5%BF-%E5%A4%96%E7%95%8C%E5%85%B3%E6%B3%A8%E7%A6%8F%E5%B2%9B%E6%A0%B8%E5%A4%84%E7%90%86%E6%B0%B4%E6%8E%92%E6%94%BE-%E7%BB%9D%E5%AF%B9%E5%90%88%E7%90%86" text:style-name="Internet_20_link" text:visited-style-name="Visited_20_Internet_20_Link">
https://www.rfi.fr/cn/%E5%9B%BD%E9%99%85%E6%8A%A5%E9%81%93/20230709-%E8%91%9B%E7%BD%97%E8%A5%BF-%E5%A4%96%E7%95%8C%E5%85%B3%E6%B3%A8%E7%A6%8F%E5%B2%9B%E6%A0%B8%E5%A4%84%E7%90%86%E6%B0%B4%E6%8E%92%E6%94%BE-%E7%BB%9D%E5%AF%B9%E5%90%88%E7%90%86</text:a>
</text:p>
      <!--NEWS-->
      <text:h text:style-name="P10" text:outline-level="1">
<text:span text:style-name="T4">
德国工商总会：比起放弃中国 交流是更好的选择</text:span>
</text:h>
      <text:p text:style-name="P4">
Author: None (Language: zh)</text:p>
      <text:p text:style-name="P4">
Publisher: None</text:p>
      <text:p text:style-name="P4">
Time: 2023-07-09T13:52:00Z</text:p>
      <text:p text:style-name="P4">
Description: 德国政府正在努力减少对中国等国家的原材料依赖。德国经济界支持这一举措，但绝不希望失去中国市场。德国工商总会新主席表示，比起选择放弃，应该多与对方交流。</text:p>
      <text:p text:style-name="P4">
Videos: []</text:p>
      <text:p text:style-name="P4">
Images: []</text:p>
      <text:p text:style-name="P4">
Subject: 经济纵横</text:p>
      <text:p text:style-name="P4">
Subjects: ['德中关系', '欧债危机', '欧盟', '岛屿主权争端', '专题报道：全景观看“习马会”', '德国', '中国', '留学德国', '中共十九大', '留学德国']</text:p>
      <text:p text:style-name="P4">
Keywords: ['经济', '德国', '中国']</text:p>
      <text:p text:style-name="P4">
ID: 66169191</text:p>
      <!--METADATA-->
      <text:p text:style-name="P4">
<text:a xlink:type="simple" xlink:href="https://www.dw.com/zh/overlay/image/article/66169191/52403658" text:style-name="Internet_20_link" text:visited-style-name="Visited_20_Internet_20_Link">
 </text:a>
</text:p>
      <text:p text:style-name="P4">
大众上海工厂</text:p>
      <text:p text:style-name="P4">
（德国之声中文网）德国工商总会（DIHK）强调了中国作为德国市场的重要性。主席阿德里安（PeterAdrian）告诉德新社：“联邦政府和欧盟担心出现过度依赖，否则可能对经济产生不利影响。这种担忧是可以理解的。企业们也因此希望进一步多样化其供应链。”他补充说，在这方面，政治上的支持至关重要：“与此同时，在亚洲地区，中国是德国，是欧洲企业迄今为止最重要的市场。”    6月中旬， <text:a xlink:type="simple" xlink:href="https://www.dw.com/zh/zh/德国出台首份国家安全战略-中国是对手也是伙伴/a-65912004" text:style-name="Internet_20_link" text:visited-style-name="Visited_20_Internet_20_Link">
 德国政府提出了一项国家安全战略 </text:a>
 。随后还将出台中国战略。在安全战略中，德国将中国定位为合作伙伴、竞争对手和制度性对手。德国总理肖尔茨（OlafScholz）曾强调不会与中国脱钩， <text:a xlink:type="simple" xlink:href="https://www.dw.com/zh/zh/中国管制镓锗出口德国做好准备了吗/a-66136843" text:style-name="Internet_20_link" text:visited-style-name="Visited_20_Internet_20_Link">
 但希望减少对原材料等方面的强大依赖所带来的风险</text:a>
 。</text:p>
      <text:p text:style-name="P4">
</text:p>
      <text:p text:style-name="P4">
上月初，德国工商总会主席阿德里安率领代表团前往中国。</text:p>
      <text:p text:style-name="P4">
德国工商总会新任主席阿德里安指出：“确保在中国进行经济活动在一个合理的框架内符合双方的共同利益。”他还补充说，中国也依赖与德国保持良好的经济关系：“"因此，我们将在德国联邦总理的支持下，为确保我们的企业在中国市场得到公平对待而努力。北京至少应该提供与中国企业在欧洲同样的市场准入。"</text:p>
      <text:h text:style-name="P12" text:outline-level="3">
<text:span text:style-name="T4">
德中政府磋商在即 如何重新定位对华关系</text:span>
</text:h>
      <text:p text:style-name="P4">
Source: <text:a xlink:type="simple" xlink:href="https://www.dw.com/zh/德国工商总会：比起放弃中国-交流是更好的选择/a-66169191" text:style-name="Internet_20_link" text:visited-style-name="Visited_20_Internet_20_Link">
https://www.dw.com/zh/德国工商总会：比起放弃中国-交流是更好的选择/a-66169191?maca=chi-rss-chi-all-1127-rdf</text:a>
</text:p>
      <!--NEWS-->
      <text:h text:style-name="P10" text:outline-level="1">
<text:span text:style-name="T4">
波兰总统北约峰会前造访乌克兰 强调两国须团结</text:span>
</text:h>
      <text:p text:style-name="P4">
Publisher: 法新社</text:p>
      <text:p text:style-name="P4">
Published Time: 2023-07-09T14:02:10+00:00</text:p>
      <text:p text:style-name="P4">
Modified Time: 2023-07-09T13:50:01+00:00</text:p>
      <text:p text:style-name="P4">
Description: （法新社基辅9日电） 波兰总统杜达今天访问乌克兰时，强调必须与乌国团结一心。北大西洋公约组织（NATO）即将召开峰会之际，乌克兰希望在这次会议能得到未来可以加入北约的明确讯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7-09T14-02-10-00-00/000000.png" xlink:type="simple" xlink:show="embed" xlink:actuate="onLoad" draw:mime-type="image/png"/>
</draw:frame>
</text:p>
      <text:p text:style-name="P4">
杜达（Andrzej Duda）今天跟乌克兰总统泽伦斯基（VolodymyrZelenskyy）造访乌国西部城市卢茨克（Lutsk）时，在社群媒体上写道：「团结使我们更强大。」</text:p>
      <text:p text:style-name="P4">
波兰是最力挺乌克兰的北约国家之一，曾表示希望其他北约成员国提供乌克兰「安全保证」。</text:p>
      <text:p text:style-name="P4">
Source: <text:a xlink:type="simple" xlink:href="https://www.rfi.fr/cn/%E5%9B%BD%E9%99%85%E6%8A%A5%E9%81%93/20230709-%E6%B3%A2%E5%85%B0%E6%80%BB%E7%BB%9F%E5%8C%97%E7%BA%A6%E5%B3%B0%E4%BC%9A%E5%89%8D%E9%80%A0%E8%AE%BF%E4%B9%8C%E5%85%8B%E5%85%B0-%E5%BC%BA%E8%B0%83%E4%B8%A4%E5%9B%BD%E9%A1%BB%E5%9B%A2%E7%BB%93" text:style-name="Internet_20_link" text:visited-style-name="Visited_20_Internet_20_Link">
https://www.rfi.fr/cn/%E5%9B%BD%E9%99%85%E6%8A%A5%E9%81%93/20230709-%E6%B3%A2%E5%85%B0%E6%80%BB%E7%BB%9F%E5%8C%97%E7%BA%A6%E5%B3%B0%E4%BC%9A%E5%89%8D%E9%80%A0%E8%AE%BF%E4%B9%8C%E5%85%8B%E5%85%B0-%E5%BC%BA%E8%B0%83%E4%B8%A4%E5%9B%BD%E9%A1%BB%E5%9B%A2%E7%BB%93</text:a>
</text:p>
      <!--NEWS-->
      <text:h text:style-name="P10" text:outline-level="1">
<text:span text:style-name="T4">
德国家暴现象去年大增近10%</text:span>
</text:h>
      <text:p text:style-name="P4">
Author: None (Language: zh)</text:p>
      <text:p text:style-name="P4">
Publisher: None</text:p>
      <text:p text:style-name="P4">
Time: 2023-07-09T14:06:00Z</text:p>
      <text:p text:style-name="P4">
Description: 不久前的一份调查显示德国男性青年中有三成认为打老婆https://cms.dw.com/cma/没有什么不对，而最新的一项调查则证实，德国去年每天发生432起家暴事件。?maca=chi-rss-chi-all-1127-rdf</text:p>
      <text:p text:style-name="P4">
Videos: []</text:p>
      <text:p text:style-name="P4">
Images: []</text:p>
      <text:p text:style-name="P4">
Subject: 德国新闻</text:p>
      <text:p text:style-name="P4">
Subjects: ['德国之声系列报道：打破藩篱的亚洲女性们']</text:p>
      <text:p text:style-name="P4">
Keywords: ['家暴', '强奸', '性骚扰', '女性']</text:p>
      <text:p text:style-name="P4">
ID: 66169193</text:p>
      <!--METADATA-->
      <text:p text:style-name="P4">
<text:a xlink:type="simple" xlink:href="https://www.dw.com/zh/overlay/image/article/66169193/66098352" text:style-name="Internet_20_link" text:visited-style-name="Visited_20_Internet_20_Link">
 </text:a>
</text:p>
      <text:p text:style-name="P4">
在德国家暴不是个别现象</text:p>
      <text:p text:style-name="P4">
（德国之声中文网）据《星期日图片报》援引德国联邦刑警局的消息，去年德国有记录的家暴数量同比增加了9.4%，上升至15万7500起。换言之，德国每天发生432起家暴事件。联邦刑警局领衔撰写的"家暴"报告预计将于周二（7月11日）由联邦内政部长与联邦家庭部长共同发布。</text:p>
      <text:p text:style-name="P4">
根据这份报告，家暴的受害者中大约80%为女性；施暴嫌疑人中，78%为男性，40%为已分手伴侣，60%为现任伴侣。</text:p>
      <text:p text:style-name="P4">
2021年全德国有记录的家暴事件共有14万4044起。</text:p>
      <text:p text:style-name="P4">
上月，另一份调查显示， <text:a xlink:type="simple" xlink:href="https://www.dw.com/zh/zh/三成德国青年男子认为打老婆理所当然/a-65885221" text:style-name="Internet_20_link" text:visited-style-name="Visited_20_Internet_20_Link">
 德国有三成青年男子认为，在家打老婆理所应当</text:a>
。这个18岁至35岁的群组承认，同配偶发生争吵时，一气之下"动手"是可以接受的。</text:p>
      <text:p text:style-name="P4">
除家暴外，联邦刑警局的报告还指出，去年一年里，强奸、性骚扰事件也比一年前上升了20%。德国联邦内政部长费泽尔（NancyFaeser）对媒体表示，"暴力行径必须揭发，女性不要为此感到羞愧。"她说，"我们要设法打破沉默"，对女性施加暴力不是妇女单独面临的问题，它决不是个人的命运问题。</text:p>
      <text:p text:style-name="P4">
她还对《图片报》说，"施暴者不能从公众的视野中消失，第一次施暴后，就必须赶出家庭、扫地出门"，让每一个受害者不再担心继续受到暴行侵犯。</text:p>
      <text:h text:style-name="P12" text:outline-level="3">
<text:span text:style-name="T4">
德国在打击家暴方面表现如何？</text:span>
</text:h>
      <text:p text:style-name="P4">
（福音教通讯社、德新社等）</text:p>
      <text:p text:style-name="P4">
Source: <text:a xlink:type="simple" xlink:href="https://www.dw.com/zh/德国家暴现象去年大增近10/a-66169193" text:style-name="Internet_20_link" text:visited-style-name="Visited_20_Internet_20_Link">
https://www.dw.com/zh/德国家暴现象去年大增近10/a-66169193?maca=chi-rss-chi-all-1127-rdf</text:a>
</text:p>
      <!--NEWS-->
      <text:h text:style-name="P10" text:outline-level="1">
<text:span text:style-name="T4">
预防儿童自杀，须关注情绪和社交 (Free Version)</text:span>
</text:h>
      <text:p text:style-name="P4">
Authors: ['']</text:p>
      <text:p text:style-name="P4">
Publisher: 英国《金融时报》</text:p>
      <text:p text:style-name="P4">
Time: 2023-07-09T16:08:36+00:00</text:p>
      <text:p text:style-name="P4">
Published Time: 2023-07-10T12:00:99+08:00</text:p>
      <text:p text:style-name="P4">
Modified Time: 2023-07-10T12:08:99+08:00</text:p>
      <text:p text:style-name="P4">
Description: 徐海娜：人们从教育的角度来谈论“社交”的时候，总喜欢说，社交能力是未来需要的一种竞争力，却较少从精神健康的角度来认识社交的重要性。</text:p>
      <text:p text:style-name="P4">
Images: ["<text:a xlink:type="simple" xlink:href="https://thumbor.ftacademy.cn/unsafe/picture/1/000186981_piclink.jpg" text:style-name="Internet_20_link" text:visited-style-name="Visited_20_Internet_20_Link">
000186981_pic...</text:a>
"]</text:p>
      <text:p text:style-name="P4">
Themes: ['专栏', '心理健康', '关注']</text:p>
      <text:p text:style-name="P4">
Keywords: ['心理健康', '教育', '青少年', '亲子关系', '社交']</text:p>
      <text:p text:style-name="P4">
Type: Article</text:p>
      <!--METADATA-->
      <text:p text:style-name="P4">
<draw:frame draw:style-name="fr1" draw:name="Image115" text:anchor-type="as-char" svg:width="6.9236in" svg:height="4.617987in" draw:z-index="0">
<draw:image xlink:href="../Images/FT Chinese Free Version/2023-07-09T16-08-36-00-00/000186981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儿童自杀是一个令人心痛的话题。数年前，我孩子曾经上过的一所学校就有一名不到12岁的孩子自杀。孩子跟我说起这件事的时候，外面正在下雨，他说：“妈妈，你看，天空在哭！”</text:p>
      <text:p text:style-name="P4">
有学者研究《中国卫生健康统计年鉴》数据指出，2010年至2021年间中国的自杀死亡率显著下降，但是其中5岁到14岁儿童和青少年的自杀死亡率却在持续上升，2017年至2021年间，15岁到24岁大龄青少年和年轻人自杀死亡率也在上升。</text:p>
      <text:p text:style-name="P4">
在我现在居住的新加坡，儿童和青少年自杀现象也颇受关注。今年7月1日，新加坡援人机构（Samaritans ofSingapore）发布文告称，2022年共有476名自杀死亡者，其中10到29岁的有125人，自杀连续第四年成为10岁至29岁年龄段的首要死因。</text:p>
      <text:p text:style-name="P4">
在这个上学就意味着开始以成绩为核心的生活中，孩子们到底在承受着多大的压力呢？前不久，我一个朋友的孩子刚刚参加完高考，趁着假期到新加坡旅游。说起学习的压力时，他说在他们学校，有时候一个月只休息一天或者半天。</text:p>
      <text:p text:style-name="P4">
我曾经以为我自己上过的高中就是“最变态的”，那时候早自习从7点开始，晚自习10点结束，高三每周只有星期天的下午能休息半天。谁知教育发展了几十年之后，没有“最变态”，只有“更变态”。那时候我们中午还能回家吃饭和简单休息一下，下午的课间还有40分钟超长休息时间，晚自习前也有至少一个小时的时间吃晚饭。现在的孩子，尤其是那些寄宿制学校的孩子，自由时间几乎已经被压榨干净，据说有的学校甚至连一个月半天的休息时间都没有。在这种情况下，我觉得说什么都仿佛是在说“何不食肉糜？”好在小学和初中的情况要比高中好很多，越小的学生就越多一些可以自由支配的时间。</text:p>
      <text:p text:style-name="P4">
但是如果我们不想让孩子们的精神状态继续恶化下去的话，不想让儿童自杀的话题常常被提起的话，我们就真的需要做点什么。如果无法短时间内改变现状，那么至少也要努力在孩子们的情绪和社交两个方面，给予孩子们足够的关注，以及尽量给予孩子发展情绪健康和自由社交的时间和空间。</text:p>
      <text:p text:style-name="P4">
<text:span text:style-name="T4">
给予孩子“情绪许可”</text:span>
</text:p>
      <text:p text:style-name="P4">
首先，我们需要多关注孩子们的情绪世界。我们通过新闻报道来了解世界上发生了什么，而情绪则像是人们内心的新闻报道，人们通过情绪来了解自己和他人的内心发生了什么。可是我们很多成人，在孩子们表达出一些被认为是负面的情绪的时候，总会说，“现在学生时代吃的苦根本不叫苦”，毕竟成年后的生活才是最艰难的。我们对孩子们的情绪一贯地漠视和否认，就会导致孩子们不愿意继续表达。</text:p>
      <text:p text:style-name="P4">
美国耶鲁大学儿童研究中心的教授布兰克特在其著作《陪孩子学会情绪管理》，（英文原名：Permission toFeel）中说，我们需要通过情绪来弄清楚内心到底发生了什么，才能做出明智的决定。因此我们首先需要学习的是“情绪许可”。我们要给予自己和孩子“情绪许可”，不要总是压抑自己和孩子的感受，而要勇于承认、勇于接纳。他说，人们可能会误以为“情绪许可”就是像倒垃圾一样，宣泄出来，大吼大叫，表现冲动，好像无法控制自己一样。这种宣泄往往是破坏性的，对于我们的情绪健康没有积极意义。他说的“情绪许可”并不是单方面的，而更像是一种合作，要像打网球一样有来有回。一个人表达就要有一个人回应，一个人说就要有一个人听，听的人要保持开放性的心态，保持耐心和同理心。“通过话语、肢体语言、面部表情和眼神交流，我们对听到内容做出的反应会发出信息：我就在这儿陪着你；我不会对你指指点点；我想了解你，帮助你。”不知道有多少父母或教育工作者可以做到呢？《陪孩子学会情绪管理》一书归纳了他对于情绪教育研究25年的成果，书中还介绍了如何通过“RULER技巧”习得情绪管理技能，值得一读。</text:p>
      <text:p text:style-name="P4">
当我们学习到如何接纳情绪和帮助孩子去调节自己的情绪的时候，孩子们也会更愿意向成人寻求帮助，尤其是在感受到压力巨大，面临崩溃的时候。但是现状却是，一些孩子在表达情绪的时候，屡屡吃“闭门羹”，情绪总是被否定，那么他们与本来可以提供帮助的成人，就会越来越疏离。新加坡有心理辅导机构的工作人员就曾说过，必须父母同意，儿童和青少年才能接受心理咨询。但是，一些寻求帮助的儿童和青少年，却不愿意让父母知道，这是一个两难困境，让辅导者感到无能为力。这也让人可以从一个侧面知道，父母的支持对孩子们来说有多重要。</text:p>
      <text:p text:style-name="P4">
其实，无论是父母还是教育工作者，我们成年人都有责任去主动和孩子们建立连接，主动去沟通、去发现、去理解、去支援。记得去年我的“儿童心灵健康成长绘本”第一系列出版的时候，我曾经写过一篇《我为什么要为孩童写故事》，我说我为孩子写书的初衷就是“我想要和孩子们建立联系（Connectedwithchildren），我想通过我的书让孩子们知道，他们的感受和想法是可以被了解、被接纳和被尊重的。”今年我再次通过新加坡玲子传媒出版了另外4本童书，完成了这个系列。这些书适合幼儿园到小学低年级的孩子和家长共读。我很希望成人可以从孩子的幼年开始，就主动地去了解、接纳、尊重孩子们，让他们在成长的过程中，具备心理韧性，不至于轻易地丧失对人和人世间的信任，从而走上绝路。</text:p>
      <text:p text:style-name="P4">
在每次导读活动中，我都会对小朋友们说，把书带回家要和爸爸妈妈一起读。我非常希望家长能够通过和孩子共读童书，来体会和了解孩子们的情绪和内心世界，也希望这些书对于建立孩子和大人之间的相互理解和信任有帮助。例如《最厉害的超人爸爸》，会揭示，爸爸原来也是可以为孩子提供“精神营养”的！《家乐移民了》里面的妈妈在发现孩子的情绪变化后给出了适当的指引。《颠倒王国的一日》启发孩子用一个新的角度去看待学习和考试。《手机消失的一天》让我们一同享受家庭关系的美好。</text:p>
      <text:p text:style-name="P4">
<text:span text:style-name="T4">
社交是成长的“刚需”</text:span>
</text:p>
      <text:p text:style-name="P4">
对于疏解心理压力来说，学会体察和调节情绪是一方面，另一方面社交支援也非常重要，有时候一句良言就可以救人一命。</text:p>
      <text:p text:style-name="P4">
人们从教育的角度来谈论“社交”的时候，总是喜欢说，社交能力是未来需要的一种竞争力，却较少从精神健康的角度来认识社交的重要性。曾有机构发布数据称，过去疫情期间，人们由于大幅减少社交，焦虑和抑郁人群增加。单纯从我们的生活经验来讲，也是这样，有朋友可以倾诉我们的烦恼的时候，会体会到“喜悦一经分享就倍增，烦恼一经分享就减半”，这是人们心理上最直接的感受。</text:p>
      <text:p text:style-name="P4">
对孩子们来说，社交不仅对于维持精神健康非常重要，而且是他们成长过程中必须的养料。在一个孩子社会化的过程中，常常需要从同辈那里得到回应和确认，也常常需要通过和同辈的互动，建立对自我的认知。同辈的支持，对一个孩子的健康成长来说，非常重要。在与同辈的来往中，他们学会信任与被信任，在玩耍中，他们交换对彼此的信任。</text:p>
      <text:p text:style-name="P4">
小朋友自己对社交的重视的程度，有时会超出大人的想象。有的孩子会单纯因为在同辈面前小小的出糗就情绪低落很久。有时，我们还会看到一些各方面都比较弱势的孩子，为了能够得到和同辈做游戏的机会，不惜在集体游戏中做一个“牺牲者”，担任一个大家都不愿意担任的游戏角色。还有一些孩子，看似调皮，但出格的举动常常都是为了赢得同辈的关注。有的学校在处理欺凌事件时，会为受欺凌者建立一个支援网络，包括了同辈中的朋友。这种做法比较专业，正是因为背后的逻辑在于对同辈社交的重视，符合心理科学。我的童书《他们为什么不听我的话》和《家乐移民了》实际上关注的也是同辈社交的问题。《他们为什么不听我的话》一书去年获得了新加坡大众书局读者票选好书奖，这反映了新加坡家长们对孩子的情绪和社交话题，也表现出了关注。</text:p>
      <text:p text:style-name="P4">
有孩子常常问，我们现在为什么要上学？现代科技和网络如此发达，还有人工智能的加持，一个人想要学习什么知识，完全不必依赖学校也可以做到。但是为什么我们依然需要学校？我想答案就是在于人，在于人与人之间的相互学习，在于人与人之间的联系，在于人与人之间的交互。有的国家有合法“在家上学”的孩子，但是他们的父母也会为他们安排充足的社交时间和场合。毕竟，单纯学习知识并不能令人真正长大。我曾在《孩子勤奋的底线在哪里？》一文中说过，勤奋学习是应该的，但是也要有底线，自由而充分的社交就是其中的一条底线。</text:p>
      <text:p text:style-name="P4">
“社交与情绪管理技能的学习可以帮助学生学会如何控制情绪、关怀他人、做出负责任的决定、建立良好的人际关系以及有效地应付生活中的挑战。”这是新加坡教育部网站上的“品格与公民教育”课程说明中的一段话。这段话，我常常都会在进入一些学校演讲前温习一下。虽然我们不能直接说教，但优先关注孩童心理健康的理念应该埋在和儿童有关的人心中。说起儿童和青少年的自杀，有的是一时冲动，有的是焦虑和抑郁情绪的长期积累。虽然自杀的原因往往很复杂，但是，也不是无迹可寻。我想如果我们成人能够多做一些，主动与孩子建立有效的连接和沟通，儿童自杀的现象应该也会相应减少吧！</text:p>
      <text:p text:style-name="P4">
（本文仅代表作者观点。责编：yilin.yuan@ftchinese.com)</text:p>
      <text:p text:style-name="P4">
Source: <text:a xlink:type="simple" xlink:href="http://www.ftchinese.com/story/001100193" text:style-name="Internet_20_link" text:visited-style-name="Visited_20_Internet_20_Link">
http://www.ftchinese.com/story/001100193</text:a>
</text:p>
      <!--NEWS-->
      <text:h text:style-name="P10" text:outline-level="1">
<text:span text:style-name="T4">
AIGC将为保险业带来什么？ (Free Version)</text:span>
</text:h>
      <text:p text:style-name="P4">
Authors: ['']</text:p>
      <text:p text:style-name="P4">
Publisher: 英国《金融时报》</text:p>
      <text:p text:style-name="P4">
Time: 2023-07-09T16:12:26+00:00</text:p>
      <text:p text:style-name="P4">
Published Time: 2023-07-10T12:00:99+08:00</text:p>
      <text:p text:style-name="P4">
Modified Time: 2023-07-10T12:12:99+08:00</text:p>
      <text:p text:style-name="P4">
Description: 闫曼：在AIGC为保险行业带来新的想象空间的同时，其安全和合规方面的风险也不可小视。</text:p>
      <text:p text:style-name="P4">
Images: []</text:p>
      <text:p text:style-name="P4">
Themes: ['专栏', '人工智能', '关注']</text:p>
      <text:p text:style-name="P4">
Keywords: ['人工智能', 'ChatGPT', '保险', '众安保险']</text:p>
      <text:p text:style-name="P4">
Type: Article</text:p>
      <!--METADATA-->
      <text:p text:style-name="P4">
来自FT中文网的温馨提示：如您对更多FT中文网的内容感兴趣，请在苹果应用商店或谷歌应用市场搜索“FT中文网”，下载FT中文网的官方应用。</text:p>
      <text:p text:style-name="P4">
在AIGC的热潮之下，腾讯、字节、美团、科大讯飞……越来越多的科技巨头开始参与到这场火热的的大模型竞赛中，而在科技公司之外，传统行业也在思考AIGC在自己原有业务场景中是否能够得到落地和应用。</text:p>
      <text:p text:style-name="P4">
金融业自然不会例外，虽然在之前金融与技术的结合中，智能投顾的应用效果并不理想，但是这并不妨碍大家进一步思考AIGC在金融行业中还可以有什么新的可能。而作为金融业的代表，拥有海量C端用户和数据积累的保险业，已经开始就AIGC的应用做广泛的讨论和探索。</text:p>
      <text:p text:style-name="P4">
在今年5月的时候，众安保险与众安科技共同发布国内保险业首份AIGC（生成式人工智能技术）应用白皮书，而在最近召开的在2023世界人工智能大会（WAIC）上，众安保险又发布了保险行业首份“AIGC保险行业应用图谱”，并带来了众安AIGC中台灵犀及首批保险垂直场景AIGC应用工具——易创内容运营平台和集智经营分析平台</text:p>
      <text:p text:style-name="P4">
从众安保险近几个月的一系列发布中可以看出其对AIGC的探索热情，而在这次世界人工智能大会上，在其主办“数字基建新进阶，保险生态新价值”主题分论坛上，AIGC将如和在金融行业的商业落地，以及其中可能会有什么样的风险，成为了参会嘉宾们的讨论主题。</text:p>
      <text:p text:style-name="P4">
在众安保险总经理姜兴看来，AIGC在保险行业的应用有其天然的优势：“金融保险行业因其行业的特殊性，它是有高价值、高可得性和高丰富度的数据沉淀，我相信应该能够成为AIGC应用发展的天然土壤。”除了海量的数据积累以外，清华大学金融科技研究院副院长、中国保险与养老研究中心主任魏晨阳认为，场景丰富也是AIGC在保险业落地的一个优势，“从产品到营销，再到获客，再到保单、保单管理，每个场景都有人工智能的赋能空间。”显然，AIGC会为这些场景带来新的想象空间。</text:p>
      <text:p text:style-name="P4">
“AIGC可以通过ChatGPT能够去深入了解到保险到底在做什么，消解了我们保险公司在这方面面向客户的知识不对称性。”就这一点而言，太平金科保险科技实验室负责人叶俊锋认为AIGC对保险行业来讲意味着巨大的改变，而保险销售模式的变化也会随之而来。这一点对保险业来讲，是挑战也是机遇。</text:p>
      <text:p text:style-name="P4">
不过，对于AIGC在保险业务场景下的具体应用落地，现在业界有三个现实性的问题需要考虑：AIGC能否带来业务增量价值？AIGC带来的风险是否可控？AIGC如何与现有业务流程结合？众安保险数据科学应用中心负责人施兴天表示，现阶段要系统思考如何改造现有业务系统流程，并充分发挥AIGC能力，通过人机交互和内容生产的变化给业务带来增量价值。</text:p>
      <text:p text:style-name="P4">
但是施兴天同时认为，以现有的AIGC看到的模型能力而言，它的逻辑推理能力其实还是欠缺的，而且在精确方面也并不尽如人意。“对于一些行业应用或者对于推理准确性要求非常高的场景，我们应该让它规避这块，而不是让AIGC直接参与到非常精确、要求非常高的决策中。”</text:p>
      <text:p text:style-name="P4">
对金融保险行业来讲，除了逻辑推理和精确性方面的欠缺外，从业者们对AIGC合规和安全方面的忧虑要更高一些。</text:p>
      <text:p text:style-name="P4">
利安人寿信息技术部负责人张超认为，每个金融从业者都应该提前考虑，技术在带来价值的同时，其中有哪些需要规避的合规性风险。如何保护用户数据隐私，以及数据的脱敏和授权等等，这些都是从业人员在合规方面的忧虑。</text:p>
      <text:p text:style-name="P4">
而保险机构建立好以数据安全和技术安全为基础的安全保障机制，是火山引擎保险行业解决方案负责人崔菲婷的提出的一个解决方案，她认为，一方面，需要建立更完善的数据分别管理制度，基于用户敏感度做分析，确保敏感数据不会投入使用中；二来我们需要选择一些基于安全互信方案，做到数据隔离、网络隔离等，确保模型的提供方和模型使用者数据安全性和模型的私密性。在做好合规规避风险的基础上，AIGC才能在保险行业更好更安全地落地。</text:p>
      <text:p text:style-name="P4">
<text:span text:style-name="T5">
(作者邮箱：man.yan@ftchinese.com)</text:span>
</text:p>
      <text:p text:style-name="P4">
Source: <text:a xlink:type="simple" xlink:href="http://www.ftchinese.com/story/001100192" text:style-name="Internet_20_link" text:visited-style-name="Visited_20_Internet_20_Link">
http://www.ftchinese.com/story/001100192</text:a>
</text:p>
      <!--NEWS-->
      <text:h text:style-name="P10" text:outline-level="1">
<text:span text:style-name="T4">
《全球对话》第十三期：对话瑞典籍欧洲议会议员沃伯恩 (Free Version)</text:span>
</text:h>
      <text:p text:style-name="P4">
Authors: ['宋欣，周掌柜为FT中文网撰稿']</text:p>
      <text:p text:style-name="P4">
Publisher: 英国《金融时报》</text:p>
      <text:p text:style-name="P4">
Time: 2023-07-09T16:21:53+00:00</text:p>
      <text:p text:style-name="P4">
Published Time: 2023-07-10T12:00:99+08:00</text:p>
      <text:p text:style-name="P4">
Modified Time: 2023-07-10T12:21:99+08:00</text:p>
      <text:p text:style-name="P4">
Description: 沃伯恩表示，从欧洲角度看，我们过去十年甚至二十年面临巨大挑战，欧洲的经济发展表现实际上比世界其他地区更差，我们必须改变这一点。</text:p>
      <text:p text:style-name="P4">
Images: ["<text:a xlink:type="simple" xlink:href="https://thumbor.ftacademy.cn/unsafe/picture/0/000168250_piclink.jpg" text:style-name="Internet_20_link" text:visited-style-name="Visited_20_Internet_20_Link">
000168250_pic...</text:a>
"]</text:p>
      <text:p text:style-name="P4">
Themes: ['欧盟', '关注']</text:p>
      <text:p text:style-name="P4">
Keywords: ['欧盟', '中欧关系', '美欧关系', '贸易', 'WTO', '保护主义']</text:p>
      <text:p text:style-name="P4">
Type: Article</text:p>
      <!--METADATA-->
      <text:p text:style-name="P4">
<draw:frame draw:style-name="fr1" draw:name="Image116" text:anchor-type="as-char" svg:width="6.9236in" svg:height="4.615733in" draw:z-index="0">
<draw:image xlink:href="../Images/FT Chinese Free Version/2023-07-09T16-21-53-00-00/000168250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说到中欧关系，大部分人脑子里浮现出的第一个国家通常是法国或者是德国，再或者是英国以及意大利，很少有人会去想北欧国家，更少有人会直接想到瑞典。中瑞关系似乎更是一个极其少被提及的话题。如果我们回顾历史，就会发现1950年瑞典是继英国之后第二个和中华人民共和国建立外交关系的西方国家，比和中国1964年建交的法国还要早14年。</text:p>
      <text:p text:style-name="P4">
很多人可能会奇怪瑞典人为何可以在当时那个环境下突破各种意识形态束缚选择和中国建交？其实很大一部分原因是因为瑞典文化的本质其实是重商的实用主义，这种重商实用主义可以追溯到12世纪的以德国北部吕贝克为核心的汉莎联盟。商业文化浓厚的北欧其实天生来就是贸易自由主义拥护者。</text:p>
      <text:p text:style-name="P4">
然而俄乌战争的爆发可以说扭转了瑞典以及一众北欧国家对于国际关系的认知基础。虽然对于俄罗斯的防范心理一直都在，但是对于俄罗斯会采取的一系列战争行为，还是让他们感觉到强烈的生存危机感。这也推动瑞典和芬兰最终选择在中立了七十多年之后还是加入北约，同时瑞典看待中国的视角也发生了非常大的转变。</text:p>
      <text:p text:style-name="P4">
在这样的大背景下，欣孚团队今年在欧洲访问阶段有幸和来自瑞典的欧洲议会议员约根•沃伯恩(JörgenWarborn)进行了一次深入的交流和媒体专访，期待透过他更加透彻的了解中瑞以及中欧关系。沃伯恩议员来自中右势力欧洲人民党党团，他在当选议员之前是一位瑞典企业家。自2019年选举以来一直担任欧洲议会议员。在议会中，他担任欧洲人民党在国际贸易委员会的副协调员，一度被媒体评为欧洲议会中最拥护国际自由贸易的政治家。</text:p>
      <text:p text:style-name="P4">
访谈正文：</text:p>
      <text:p text:style-name="P4">
<text:span text:style-name="T4">
宋欣</text:span>
：早上好，欧洲议会议员沃伯恩先生。非常感谢你抽空前来。很高兴今天有机会代表《金融时报》中文网与你讨论一下过去三年中的地缘政治转变，以其对中欧关系的影响。我还想问一下你对全球经济挑战的看法，以及从长远来看欧洲应该如何应对？</text:p>
      <text:p text:style-name="P4">
<text:span text:style-name="T4">
约根•沃伯恩</text:span>
 ：非常宏大，非常有趣的问题。</text:p>
      <text:p text:style-name="P4">
<text:span text:style-name="T4">
宋欣</text:span>
 ：你如何看待过去三年全球性的地缘政治的大转变？你如何理解这些转变对中欧关系的长期影响？</text:p>
      <text:p text:style-name="P4">
<text:span text:style-name="T4">
约根•沃伯恩</text:span>
：从欧洲角度来看，我们过去十年甚至二十年面临巨大挑战。因为我们已经被其他一些经济大国所超越，尤其是中国。中国一直维持着惊人的增长，从经济角度来看表现非常好。但不仅是中国，许多亚洲国家也发展了很多。当我查看统计数据并试图理解为什么会这样，正在发生什么，在经济上有什么样的转变？我看到亚洲实现了很大程度的增长，但不仅仅是亚洲，因为即使是美国也在增长，也在超越欧洲，我们的历史与美国相似，但与中国历史有所不同。因此，我对经济发展的理解是，欧洲的表现实际上比世界其他地区更差，我们必须改变这一点。我认为我们有瑞典人，这是非常好的，我是瑞典的议员，现在由瑞典担任欧盟理事会主席国。瑞典担任主席国的主要关注领域之一是竞争力。我们需要让欧盟重新获得竞争力，这样我们才能实现增长。因为归根结底，增长意味着繁荣。</text:p>
      <text:p text:style-name="P4">
<text:span text:style-name="T4">
宋欣</text:span>
 ：非常感谢。既然你现在提到了瑞典担任欧盟主席国。你有什么期望吗？我们如何提高欧洲公司在世界范围内的竞争力？</text:p>
      <text:p text:style-name="P4">
<text:span text:style-name="T4">
约根•沃伯恩</text:span>
：欧盟理事会主席国任期为6个月。由于我们在过去20年中一直存在竞争力问题，我认为瑞典不可能在6个月内解决这个问题。但它能被提上日程是非常好的。我希望，从欧洲的角度来看，我们未来对竞争力的讨论比过去多得多。你可能也知道，瑞典人以倡导自由贸易而闻名。我们希望看到基于规则的全球贸易，这是我认为当今世界的面临挑战之一。我认为，作为瑞典人，我们能够有所贡献，让欧盟、甚至是全球部分地区重回正轨，这样我们最终的贸易往来就会增加，而不是减少。不幸的是，我看到我们在国际贸易方面有点走错了方向。</text:p>
      <text:p text:style-name="P4">
<text:span text:style-name="T4">
宋欣</text:span>
 ：你如何理解最近全球或欧盟层面面临的经济危机或潜在危机？因为现在有些银行开始面临破产——你认为在不久的将来能够解决吗？</text:p>
      <text:p text:style-name="P4">
<text:span text:style-name="T4">
约根•沃伯恩</text:span>
：自从俄乌战争以来，我们在欧洲遭受了很长一段时间的经济问题，我们看到了生活成本危机。通货膨胀正在飙升。尤其是，我们已经看到欧洲的能源价格非常高。谈到《降低通胀法》，这是美国给我们提出的挑战。人们非常担心这将如何影响欧洲企业，因为它们在美国的增长将超过在欧盟或欧盟成员国的增长，这将影响欧洲的就业和繁荣。这些都是我们正在努力解决的问题。我希望我们能够解决。</text:p>
      <text:p text:style-name="P4">
在我看来，美国所做的显然是对欧洲企业的区别对待。如果我们在世贸组织内确实有一个运作良好的争端解决方案，我认为我们应该利用它。但不幸的是，争端解决系统已经不起作用了。因此，我们必须找到其他方法来克服这个问题。与美国的谈判是正在进行的，我希望它不会以补贴竞争告终。因为我认为这不是一个好政策，这就是政客们挑选赢家和输家的时候。而我们政治家尤其不擅长这种商业决策，这应该由市场来决定。我也想批评中国，因为中国也在为他们的公司提供补贴，尤其是国有企业，从欧洲的角度来看，也是我们面临的问题。</text:p>
      <text:p text:style-name="P4">
<text:span text:style-name="T4">
宋欣</text:span>
 ：非常感谢你的剖析。最后一个问题：现在仍然有很多中国公司愿意在欧洲投资，或者想扩大在欧洲的业务，你有什么建议吗？</text:p>
      <text:p text:style-name="P4">
<text:span text:style-name="T4">
约根•沃伯恩</text:span>
：我不能给商业建议，这方面我很不擅长。但从政治角度来看，正如我之前所说，我们目前在世贸组织层面存在巨大问题。如果想进行国际贸易，我们有基于规则的国际体系。我认为，世界各地的商界领袖，尤其是中国，还必须参与讨论我们如何使世贸组织变得现代化和并且进行改革，因为如果我们能够有共同的规则，共同决定我们如何与世贸组织所有164个成员国进行贸易，那么我们就可以在世贸组织框架内进行良好的谈判，解决争端，这将有利于贸易。我们为中国企业创造确定性，使他们能够在欧洲和其他地方投资。这也是我们创造就业机会的方式。我们非常需要就业机会。这也是我们为世界各地的人民创造繁荣的方式。</text:p>
      <text:p text:style-name="P4">
<text:span text:style-name="T4">
宋欣</text:span>
 ：感谢你的剖析，这对中国以及全球读者们都非常有价值。</text:p>
      <text:p text:style-name="P4">
<text:span text:style-name="T4">
约根•沃伯恩</text:span>
 ：感谢。</text:p>
      <text:p text:style-name="P4">
（作者介绍：宋欣系前欧盟中国政策顾问，欣孚政策咨询创始人，读者微信号：SinnvollConsultancy；周掌柜系商业战略专家，多家全球化公司战略顾问。本文仅代表作者观点。责任编辑邮箱：tao.feng@ftchinese.com）</text:p>
      <text:p text:style-name="P4">
Source: <text:a xlink:type="simple" xlink:href="http://www.ftchinese.com/story/001100187" text:style-name="Internet_20_link" text:visited-style-name="Visited_20_Internet_20_Link">
http://www.ftchinese.com/story/001100187</text:a>
</text:p>
      <!--NEWS-->
      <text:h text:style-name="P10" text:outline-level="1">
<text:span text:style-name="T4">
Lex专栏：挑战Twitter的Threads能走多远？ (Free Version)</text:span>
</text:h>
      <text:p text:style-name="P4">
Authors: ['Lex专栏']</text:p>
      <text:p text:style-name="P4">
Publisher: 英国《金融时报》</text:p>
      <text:p text:style-name="P4">
Time: 2023-07-09T16:23:11+00:00</text:p>
      <text:p text:style-name="P4">
Published Time: 2023-07-06T12:00:99+08:00</text:p>
      <text:p text:style-name="P4">
Modified Time: 2023-07-06T22:01:99+08:00</text:p>
      <text:p text:style-name="P4">
Description: 这款高人气社交媒体应用不会对Meta净利润率产生太大影响，但它将巩固Meta作为世界最重要社交媒体公司的地位。</text:p>
      <text:p text:style-name="P4">
Images: ["<text:a xlink:type="simple" xlink:href="https://thumbor.ftacademy.cn/unsafe/picture/9/000186789_piclink.jpg" text:style-name="Internet_20_link" text:visited-style-name="Visited_20_Internet_20_Link">
000186789_pic...</text:a>
"]</text:p>
      <text:p text:style-name="P4">
Themes: ['社交媒体', '关注']</text:p>
      <text:p text:style-name="P4">
Keywords: ['社交媒体', 'Twitter', 'Meta', 'TikTok', '马斯克', 'Snap', '扎克伯格']</text:p>
      <text:p text:style-name="P4">
Type: Article</text:p>
      <!--METADATA-->
      <text:p text:style-name="P4">
<draw:frame draw:style-name="fr1" draw:name="Image117" text:anchor-type="as-char" svg:width="6.9236in" svg:height="4.638271in" draw:z-index="0">
<draw:image xlink:href="../Images/FT Chinese Free Version/2023-07-09T16-23-11-00-00/000186789_piclink.jpg" xlink:type="simple" xlink:show="embed" xlink:actuate="onLoad" draw:mime-type="image/jpeg"/>
</draw:frame>
</text:p>
      <text:p text:style-name="P4">
在短短一天内，Meta新推出的社交媒体应用Threads就一跃成为人气最高的Twitter替代品。Mastodon的注册量用了近七年时间才达到1000万的相同门槛。仅限受邀注册的竞争对手Bluesky的用户量只有这一总数的一个零头。Post、TruthSocial、Hive和T2等竞争对手也是如此。</text:p>
      <text:p text:style-name="P4">
对Meta来说，Threads代表着易于摘取的果实。这款应用与现有的Instagram账户关联，使其仅在美国就有超过1亿的潜在用户群。界面相当简单。此次发布恰逢Twitter在所有者埃隆•马斯克(ElonMusk)的领导下采取了一些非常不得人心的举措，其中包括对推文浏览量设置可笑的上限。</text:p>
      <text:p text:style-name="P4">
Source: <text:a xlink:type="simple" xlink:href="http://www.ftchinese.com/story/001100184" text:style-name="Internet_20_link" text:visited-style-name="Visited_20_Internet_20_Link">
http://www.ftchinese.com/story/001100184</text:a>
</text:p>
      <!--NEWS-->
      <text:h text:style-name="P10" text:outline-level="1">
<text:span text:style-name="T4">
罗马天主教宗方济各任命香港周守仁等21名枢机主教</text:span>
</text:h>
      <text:p text:style-name="P4">
Author: None</text:p>
      <text:p text:style-name="P4">
Publisher: Radio Free Asia (Organization)</text:p>
      <text:p text:style-name="P4">
Published Time: 2023-07-09T17:15:14-04:00</text:p>
      <text:p text:style-name="P4">
Modified Time: 2023-07-09T17:15: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5.1927in" draw:z-index="0">
<draw:image xlink:href="../Images/rfamandarin/2023-07-09T17-15-14-04-00/000000.png" xlink:type="simple" xlink:show="embed" xlink:actuate="onLoad" draw:mime-type="image/png"/>
</draw:frame>
 天主教香港教区主教周守仁 天主教香港教区资料图片</text:p>
      <text:p text:style-name="P4">
罗马天主教宗方济各周日任命21名枢机主教，其中包括香港主教周守仁。86岁的方济各当天在梵蒂冈圣彼得广场为朝圣者举行祈祷时宣布，相关仪式定于今年9月30日举行。</text:p>
      <text:p text:style-name="P4">
路透社的报道认为，此举选择其继任者的罗马天主教会留下了历史的印记。据悉，新任命的枢机主教来自美国、意大利、阿根廷、瑞士、南非、西班牙、哥伦比亚、南苏丹、香港、波兰、马来西亚、坦桑尼亚和葡萄牙等国家和地区。21人中有18 人的年龄在 80岁以下，而在9月份的枢机主教会议后，将有137名枢机选举人能够最终参与选定下一任教宗。这137名枢机选举人中，有超过70%由方济各任命。</text:p>
      <text:p text:style-name="P4">
报道说，方济各新任命的枢机主教中，尤其以香港周守仁主教最为引人关注。周守仁是共产党主导的中国天主教会主要联系人之一，而目前梵蒂冈正努力改善中国境内天主教信徒的处境。</text:p>
      <text:p text:style-name="P4">
责编：何平</text:p>
      <text:p text:style-name="P4">
Source: <text:a xlink:type="simple" xlink:href="https://www.rfa.org/mandarin/Xinwen/6-07092023171349.html" text:style-name="Internet_20_link" text:visited-style-name="Visited_20_Internet_20_Link">
https://www.rfa.org/mandarin/Xinwen/6-07092023171349.html</text:a>
</text:p>
      <!--NEWS-->
      <text:h text:style-name="P10" text:outline-level="1">
<text:span text:style-name="T4">
709大抓捕事件八周年  人权组织：暴露中共敌视法治的专制本质</text:span>
</text:h>
      <text:p text:style-name="P4">
Author: None</text:p>
      <text:p text:style-name="P4">
Publisher: Radio Free Asia (Organization)</text:p>
      <text:p text:style-name="P4">
Published Time: 2023-07-09T17:17:00-04:00</text:p>
      <text:p text:style-name="P4">
Modified Time: 2023-07-09T17:35: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897317in" draw:z-index="0">
<draw:image xlink:href="../Images/rfamandarin/2023-07-09T17-17-00-04-00/000000.png" xlink:type="simple" xlink:show="embed" xlink:actuate="onLoad" draw:mime-type="image/png"/>
</draw:frame>
 中国709事件律师群像 <text:a xlink:type="simple" xlink:href="https://www.rfa.org/mandarin/Xinwen/7-07092023171607.html/@@images/image" text:style-name="Internet_20_link" text:visited-style-name="Visited_20_Internet_20_Link">
</text:a>
民生观察官网截图</text:p>
      <text:p text:style-name="P4">
7月9日，是中国当局针对维权律师和人权捍卫者的“709大抓捕事件”八周年纪念日。中国民间权益组织“民生观察”当天发表声明，谴责该事件得到中共高层支持，并且暴露当局敌视法治的专制本质。</text:p>
      <text:p text:style-name="P4">
声明指出，“709大抓捕”虽直接时任公安部门负责人傅政华、孙力军二人为其个人政治目的而炮制和发动，但如此规模的抓捕显然得到中共更高层的支持，如没有时任中共政法委书记孟建柱和时任公安部长郭声琨的批准，抓捕行动绝难实施。“709”蒙难律师和公民在长达数月的单独囚禁、指定居所监视居住和与世隔绝的严苛情势下，进行了艰苦而有效的抗争，并且赢得海内外各界的尊重。但与此同时，“709事件”也与六四屠杀一样，成为当局挥之不去的噩梦和长久的负资产。</text:p>
      <text:p text:style-name="P4">
作为709大抓捕的直接蒙难者，吴淦和胡石根最后出狱。然而，709蒙难律师谢阳二次蒙难，在709大抓捕救援中发挥重要作用的余文生律师再次被抓，李昱函律师被久拖难判。</text:p>
      <text:p text:style-name="P4">
声明强调，“709大抓捕”全面暴露了中共敌视法治、仇视律师的专制本质，也直接向欧美宪政、民主世界发出了挑战，亮出了中共誓与西方宪政、民主阵营敌对到底的野心；也是红卫兵一代当权者对追求公民主体地位的律师和公民的扑杀，是共产专制党天下政治对宪政、法治、民主的公民政治的围剿，是党高于国、党大于法、党凌驾于政府之上的党国私家天下对真正的人民至上的国家的负隅顽抗，是共产专制的刀把子和枪杆子对人民意愿的碾压。</text:p>
      <text:p text:style-name="P4">
民生观察指出，709大案以及“八九”学潮都体现了中国新兴民主力量与冥顽不化的共产专制之间的较量。中共当局以所谓中国特色抗拒宪政、民主，目的不过是为了死守共产专制党天下而已。</text:p>
      <text:p text:style-name="P4">
责编：何平</text:p>
      <text:p text:style-name="P4">
Source: <text:a xlink:type="simple" xlink:href="https://www.rfa.org/mandarin/Xinwen/7-07092023171607.html" text:style-name="Internet_20_link" text:visited-style-name="Visited_20_Internet_20_Link">
https://www.rfa.org/mandarin/Xinwen/7-07092023171607.html</text:a>
</text:p>
      <!--NEWS-->
      <text:h text:style-name="P10" text:outline-level="1">
<text:span text:style-name="T4">
吉林村民黄德义因建浮桥全家18人被判刑  法院受理再审</text:span>
</text:h>
      <text:p text:style-name="P4">
Author: None</text:p>
      <text:p text:style-name="P4">
Publisher: Radio Free Asia (Organization)</text:p>
      <text:p text:style-name="P4">
Published Time: 2023-07-09T17:25:15-04:00</text:p>
      <text:p text:style-name="P4">
Modified Time: 2023-07-09T17:25: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897317in" draw:z-index="0">
<draw:image xlink:href="../Images/rfamandarin/2023-07-09T17-25-15-04-00/000000.png" xlink:type="simple" xlink:show="embed" xlink:actuate="onLoad" draw:mime-type="image/png"/>
</draw:frame>
 吉林村民黄德义自建浮桥被判刑不服申诉的受理通知书 <text:a xlink:type="simple" xlink:href="https://www.rfa.org/mandarin/Xinwen/8-07092023171905.html/@@images/image" text:style-name="Internet_20_link" text:visited-style-name="Visited_20_Internet_20_Link">
</text:a>
网络截图</text:p>
      <text:p text:style-name="P4">
近日，吉林村民黄德义自建浮桥被判刑的消息引发舆论广泛关注。目前，吉林白城市中级法院已对黄德义的申诉立案审查。</text:p>
      <text:p text:style-name="P4">
综合河南《大河报》和侨报网报道，黄德义2014年和亲友在所居住的振林村洮儿河沿岸焊了13条铁皮船搭建了一个浮桥，总投入超过13万元人民币。为收回成本，黄德义让过桥村民、路人自愿交费。然而，在浮桥建好后，黄德义被当地水利局以非法建桥为由处罚并强制其拆桥，后又因建桥收费构成“寻衅滋事罪”，被判处有期徒刑两年，缓刑两年。黄德义表示，“除了家里五岁的小孩，还有正上学的孩子，其他人都被判刑了。”</text:p>
      <text:p text:style-name="P4">
据报道，黄德义以前是名老师，“现在工作也没了，只能去外面打工。”他曾向白城市中级人民法院提交《刑事再审申请书》，但首次申诉被驳回。</text:p>
      <text:p text:style-name="P4">
该事件在网上引发舆论关注后，黄德义再次提交《刑事再审申请书》，并在7月2日收到法院《受理通知书》，落款时间为6月26日。目前，黄德义仍在等待进一步的处理结果。</text:p>
      <text:p text:style-name="P4">
责编：何平</text:p>
      <text:p text:style-name="P4">
Source: <text:a xlink:type="simple" xlink:href="https://www.rfa.org/mandarin/Xinwen/8-07092023171905.html" text:style-name="Internet_20_link" text:visited-style-name="Visited_20_Internet_20_Link">
https://www.rfa.org/mandarin/Xinwen/8-07092023171905.html</text:a>
</text:p>
      <!--NEWS-->
      <text:h text:style-name="P10" text:outline-level="1">
<text:span text:style-name="T4">
江苏维权人士王默拘留期满后又被拘禁  现已获释</text:span>
</text:h>
      <text:p text:style-name="P4">
Author: None</text:p>
      <text:p text:style-name="P4">
Publisher: Radio Free Asia (Organization)</text:p>
      <text:p text:style-name="P4">
Published Time: 2023-07-09T17:27:38-04:00</text:p>
      <text:p text:style-name="P4">
Modified Time: 2023-07-09T17:27: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3.88615in" draw:z-index="0">
<draw:image xlink:href="../Images/rfamandarin/2023-07-09T17-27-38-04-00/000000.png" xlink:type="simple" xlink:show="embed" xlink:actuate="onLoad" draw:mime-type="image/png"/>
</draw:frame>
 江苏维权人士王默 维权网截图</text:p>
      <text:p text:style-name="P4">
据维权网7月9日发布的消息，江苏维权人士王默因替家乡父老发声遭当局拘留10天，7月4日原本行政拘留期满，但他又被当局在宾馆拘禁多天。目前获悉，王默已获释回家。</text:p>
      <text:p text:style-name="P4">
据介绍，新浪网名“转世党”的王默多年来因公开在南方街头发表民主言论而为民间熟知，并先后参与“曲阜薛福顺非正常死亡事件”、“新余刘萍等三人开庭声援围观”、“郑州十君子声援团”、“焦作张小玉事件调查”等大型民间抗争活动，而遭到警方打压。</text:p>
      <text:p text:style-name="P4">
2014年10月3日，王默因在广州多地拉横幅声援香港民主抗争“真普选”，被警方以涉嫌“寻衅滋事罪”刑拘；同年11月17日，被广州市检察院更换罪名，以涉嫌“煽动颠覆国家政权罪”正式批捕。2016年4月8日，王默被广州市中级法院以相同罪名判处有期徒刑4年6个月，剥夺政治权利3年。但获释仅1个月后，王默于2019年5月14日，再次被江苏省淮安市警方以涉嫌“寻衅滋事罪”刑拘，后被判刑3年。</text:p>
      <text:p text:style-name="P4">
维权网披露，王默于今年5月18日到广州声援王爱忠案开庭，被广州警方刑事拘留后取保获释。但在6月25日，王默再次因替遭到强行剥夺土地的家乡父老发声而被警方拘留10天。拘留期满后，由于王默持续被拘禁在宾馆，因此外界此前一直没有他获释后的信息。</text:p>
      <text:p text:style-name="P4">
责编：何平</text:p>
      <text:p text:style-name="P4">
Source: <text:a xlink:type="simple" xlink:href="https://www.rfa.org/mandarin/Xinwen/9-07092023172624.html" text:style-name="Internet_20_link" text:visited-style-name="Visited_20_Internet_20_Link">
https://www.rfa.org/mandarin/Xinwen/9-07092023172624.html</text:a>
</text:p>
      <!--NEWS-->
      <text:h text:style-name="P10" text:outline-level="1">
<text:span text:style-name="T4">
美国2024年大选：共和党参选人德桑蒂斯支持取消中国贸易地位</text:span>
</text:h>
      <text:p text:style-name="P4">
Author: None</text:p>
      <text:p text:style-name="P4">
Publisher: Radio Free Asia (Organization)</text:p>
      <text:p text:style-name="P4">
Published Time: 2023-07-09T17:30:06-04:00</text:p>
      <text:p text:style-name="P4">
Modified Time: 2023-07-09T17:30: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612011in" draw:z-index="0">
<draw:image xlink:href="../Images/rfamandarin/2023-07-09T17-30-06-04-00/000000.png" xlink:type="simple" xlink:show="embed" xlink:actuate="onLoad" draw:mime-type="image/png"/>
</draw:frame>
美国2024年总统大选的共和党籍参选人、佛罗里达州州长德桑蒂斯 <text:a xlink:type="simple" xlink:href="https://www.rfa.org/mandarin/Xinwen/10-07092023172832.html/@@images/image" text:style-name="Internet_20_link" text:visited-style-name="Visited_20_Internet_20_Link">
</text:a>
美联社图片</text:p>
      <text:p text:style-name="P4">
据路透社7月9日报道，美国2024年总统大选的共和党籍参选人、佛罗里达州州长德桑蒂斯表示，如果他赢得大选，将采取措施取消中国的永久正常贸易关系地位。</text:p>
      <text:p text:style-name="P4">
德桑蒂斯周日接受福克斯新闻采访时表示，“我赞成这样做。我认为我们可能需要国会（支持），但我会酌情采取行政行动，以便能够推动我们朝这个方向发展。”</text:p>
      <text:p text:style-name="P4">
据悉，永久正常贸易关系地位是美国与外国进行自由贸易的法律指南。美国国会参议院在2000年中国准备加入世界贸易组织之际，投票通过给予中国这一地位，因此任何变更步骤也需要国会批准。</text:p>
      <text:p text:style-name="P4">
多年来，由于台海局势、美国先进技术出口禁令、中国官方主导的产业政策、人权问题、新冠疫情大流行的起源，以及贸易关税等一系列涉及国家安全的问题，美中关系一直处于紧张。美国财政部长耶伦周日表示，她最近几天与中国高级官员的会晤是“直接的”和“富有成效的”，她为期四天的北京之行有助于稳定两国关系。</text:p>
      <text:p text:style-name="P4">
德桑蒂斯则在上述采访中强调，中国是美国“面临的第一大地缘政治威胁”。</text:p>
      <text:p text:style-name="P4">
责编：何平</text:p>
      <text:p text:style-name="P4">
Source: <text:a xlink:type="simple" xlink:href="https://www.rfa.org/mandarin/Xinwen/10-07092023172832.html" text:style-name="Internet_20_link" text:visited-style-name="Visited_20_Internet_20_Link">
https://www.rfa.org/mandarin/Xinwen/10-07092023172832.html</text:a>
</text:p>
      <!--NEWS-->
      <text:h text:style-name="P10" text:outline-level="1">
<text:span text:style-name="T4">
印度将与英欧贸易代表举行贸易协定谈判</text:span>
</text:h>
      <text:p text:style-name="P4">
Author: 联合早报 (Person)</text:p>
      <text:p text:style-name="P4">
Publisher: 联合早报 (Organization)</text:p>
      <text:p text:style-name="P4">
Published Time: 2023-07-09T19:43</text:p>
      <text:p text:style-name="P4">
Modified Time: 2023-07-09T19:43</text:p>
      <text:p text:style-name="P4">
Description: 印度贸易部长戈亚尔计划在7月10日至11日出访英国两天，以就印英两国间的自由贸易协议进行磋商，同时也计划与欧洲贸易代表会面。印度商业和工业部星期天（7月9日）发声明称，戈亚尔（Pi...</text:p>
      <text:p text:style-name="P4">
Videos: []</text:p>
      <text:p text:style-name="P4">
Audios: []</text:p>
      <text:p text:style-name="P4">
Images: []</text:p>
      <text:p text:style-name="P4">
Type: NewsArticle</text:p>
      <text:p text:style-name="P4">
Breadcrumbs: ['即时', '国际']</text:p>
      <text:p text:style-name="P4">
Keywords: ['印度', '欧洲', '英国', '贸易']</text:p>
      <!--METADATA-->
      <text:p text:style-name="P4">
印度贸易部长戈亚尔计划在7月10日至11日出访英国两天，以就印英两国间的自由贸易协议进行磋商，同时也计划与欧洲贸易代表会面。</text:p>
      <text:p text:style-name="P4">
印度商业和工业部星期天（7月9日）发声明称，戈亚尔（Piyush Goyal）将在为期两天的访英行程中，分别与英国商业和贸易国务秘书巴德诺赫（KemiBadenoch）和英工业界的代表会面。</text:p>
      <text:p text:style-name="P4">
声明说，此次会谈为双方提供了一个讨论自由贸易协定主要优先事项的机会，双方将“重点解决（两国间的）贸易壁垒和促进投资，并在技术、创新和知识产权等领域推进双边合作”。</text:p>
      <text:p text:style-name="P4">
据悉，印英两国在一些关键的关税项目和投资保护规则上出现分歧，包括印度对汽车和酒类进口的关税优惠政策。</text:p>
      <text:p text:style-name="P4">
戈亚尔还将与瑞士、挪威、冰岛和列支敦士登的欧洲自由贸易联盟代表官员会面，以评估印度与联盟的贸易和经济伙伴关系协定进展。</text:p>
      <text:p text:style-name="P4">
Source: <text:a xlink:type="simple" xlink:href="https://www.zaobao.com.sg/realtime/world/story20230709-1412262" text:style-name="Internet_20_link" text:visited-style-name="Visited_20_Internet_20_Link">
https://www.zaobao.com.sg/realtime/world/story20230709-1412262</text:a>
</text:p>
      <!--NEWS-->
      <text:h text:style-name="P10" text:outline-level="1">
<text:span text:style-name="T4">
泽伦斯基盼在北约峰会获得入盟明确讯号</text:span>
</text:h>
      <text:p text:style-name="P4">
Publisher: 法新社</text:p>
      <text:p text:style-name="P4">
Published Time: 2023-07-09T20:02:07+00:00</text:p>
      <text:p text:style-name="P4">
Modified Time: 2023-07-09T19:50:02+00:00</text:p>
      <text:p text:style-name="P4">
Description: （法新社基辅9日电） 乌克兰总统泽伦斯基今天表示，希望在将登场的北大西洋公约组织（NATO）高峰会获致「可能的最佳结果」。基辅当局期望这次峰会能发出明确讯号，承诺乌克兰有朝一日可以加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6" text:anchor-type="as-char" svg:width="6.9236in" svg:height="3.617581in" draw:z-index="0">
<draw:image xlink:href="../Images/rficn/2023-07-09T20-02-07-00-00/000000.png" xlink:type="simple" xlink:show="embed" xlink:actuate="onLoad" draw:mime-type="image/png"/>
</draw:frame>
</text:p>
      <text:p text:style-name="P4">
泽伦斯基（Volodymyr Zelenskyy）与来访的波兰总统杜达（AndrzejDuda）会谈后表示，双方讨论了11日将在立陶宛首都维尔纽斯（Vilnius）召开的北约峰会，并同意将「合作为乌克兰争取可能的最佳结果」。</text:p>
      <text:p text:style-name="P4">
波兰是最力挺乌克兰的北约国家之一，曾表示希望其他北约成员国提供乌克兰「安全保证」。</text:p>
      <text:p text:style-name="P4">
泽伦斯基表示，在俄罗斯与乌克兰的战争结束前，他并不期望乌克兰真能加入北约，但他希望这次峰会能就邀请乌克兰加入北约的意向发出「明确讯号」。</text:p>
      <text:p text:style-name="P4">
美国总统拜登接受有线电视新闻网（CNN）访问时表示，目前对乌克兰加入北约一事必须审慎以对，因为现在让乌克兰加入将意味北约会与俄国开战。</text:p>
      <text:p text:style-name="P4">
他说：「我觉得在目前的战争期间，北约现在对于是否把乌克兰纳为成员国尚未达成一致意见。」</text:p>
      <text:p text:style-name="P4">
Source: <text:a xlink:type="simple" xlink:href="https://www.rfi.fr/cn/%E5%9B%BD%E9%99%85%E6%8A%A5%E9%81%93/20230709-%E6%B3%BD%E4%BC%A6%E6%96%AF%E5%9F%BA%E7%9B%BC%E5%9C%A8%E5%8C%97%E7%BA%A6%E5%B3%B0%E4%BC%9A%E8%8E%B7%E5%BE%97%E5%85%A5%E7%9B%9F%E6%98%8E%E7%A1%AE%E8%AE%AF%E5%8F%B7" text:style-name="Internet_20_link" text:visited-style-name="Visited_20_Internet_20_Link">
https://www.rfi.fr/cn/%E5%9B%BD%E9%99%85%E6%8A%A5%E9%81%93/20230709-%E6%B3%BD%E4%BC%A6%E6%96%AF%E5%9F%BA%E7%9B%BC%E5%9C%A8%E5%8C%97%E7%BA%A6%E5%B3%B0%E4%BC%9A%E8%8E%B7%E5%BE%97%E5%85%A5%E7%9B%9F%E6%98%8E%E7%A1%AE%E8%AE%AF%E5%8F%B7</text:a>
</text:p>
      <!--NEWS-->
      <text:h text:style-name="P10" text:outline-level="1">
<text:span text:style-name="T4">
耶伦：排除美国经济衰退风险仍为时过早</text:span>
</text:h>
      <text:p text:style-name="P4">
Author: 联合早报 (Person)</text:p>
      <text:p text:style-name="P4">
Publisher: 联合早报 (Organization)</text:p>
      <text:p text:style-name="P4">
Published Time: 2023-07-09T20:26</text:p>
      <text:p text:style-name="P4">
Modified Time: 2023-07-09T20:26</text:p>
      <text:p text:style-name="P4">
Description: 美国财政部长耶伦说，美国的通货膨胀率依然居高不下，虽然经济增长放缓是适当且正常的，但仍不能完全排除美国或面临经济衰退的可能。彭博社报道，耶伦此前接受哥伦比亚广播公司（CBS）采访时...</text:p>
      <text:p text:style-name="P4">
Videos: []</text:p>
      <text:p text:style-name="P4">
Audios: []</text:p>
      <text:p text:style-name="P4">
Images: []</text:p>
      <text:p text:style-name="P4">
Type: NewsArticle</text:p>
      <text:p text:style-name="P4">
Breadcrumbs: ['即时', '国际']</text:p>
      <text:p text:style-name="P4">
Keywords: ['美国', '耶伦', '经济增长', '美国联邦储备局', '通货膨胀']</text:p>
      <!--METADATA-->
      <text:p text:style-name="P4">
美国财政部长耶伦说，美国的通货膨胀率依然居高不下，虽然经济增长放缓是适当且正常的，但仍不能完全排除美国或面临经济衰退的可能。</text:p>
      <text:p text:style-name="P4">
彭博社报道，耶伦此前接受哥伦比亚广播公司（CBS）采访时说，美国面临经济衰退的风险“并非完全不存在”。这项采访记录将在星期天（7月9日）CBS的“面向全国”（Facethe Nation）节目中播出。</text:p>
      <text:p text:style-name="P4">
耶伦说：“我们有一个健康的经济，一个伟大的劳动力市场。虽然美国人很担忧高企的通胀率，但通胀问题最终会随着时间的推移下降。我希望并相信，在健康的劳动力市场背景下，会有一条降低通胀率的道路，我所看到的数据表明我们正走在这条道路上。”</text:p>
      <text:p text:style-name="P4">
美国6月的通胀率或将继续走低，但衡量潜在价格压力的一项关键指标仍以令人不安的速度运行，使美联储倾向在7月恢复加息。</text:p>
      <text:p text:style-name="P4">
美政府日前发布的报告预计，消费者价格指数（CPI）将同比上涨3.1%，这是2021年3月以来的最低年率。然而，若能除去不稳定的能源和食品成本，核心CPI将同比上涨5%。虽然这将是2021年底以来的最小年度增幅，但根据不同的通胀指标，它仍然是美联储目标的两倍多。</text:p>
      <text:p text:style-name="P4">
耶伦正在北京开展为期四天的访华行程，以在美中关系持续升温下，达到加深两国间的沟通，努力建立“稳定和建设性的关系”的目标。</text:p>
      <text:p text:style-name="P4">
耶伦告诉CBS，虽然拜登政府正在考虑加强对境外投资的控制，但这些控制的目标“非常狭窄”，也不会对中国的双边投资造成重大影响。</text:p>
      <text:p text:style-name="P4">
Source: <text:a xlink:type="simple" xlink:href="https://www.zaobao.com.sg/realtime/world/story20230709-1412274" text:style-name="Internet_20_link" text:visited-style-name="Visited_20_Internet_20_Link">
https://www.zaobao.com.sg/realtime/world/story20230709-1412274</text:a>
</text:p>
      <!--NEWS-->
      <text:h text:style-name="P10" text:outline-level="1">
<text:span text:style-name="T4">
709事件八年了,北京继续迫害人权律师 被指凸显心虚恐慌</text:span>
</text:h>
      <text:p text:style-name="P4">
Author: chinese@voanews.com (叶兵)</text:p>
      <text:p text:style-name="P4">
Publisher: 美国之音中文网 (Type: NewsMediaOrganization)</text:p>
      <text:p text:style-name="P4">
Published Time: 2023-07-09T20:49:02+08:00</text:p>
      <text:p text:style-name="P4">
Modified Time: 2023-07-09 15:46:44Z</text:p>
      <text:p text:style-name="P4">
Description: 7月9日是709事件、即中共维稳当局大举抓捕、传唤、警告、判刑维权律师和活动人士的专项镇压行动的八周年。尽管除年已七旬的女律师李煜函外，当年被捕入狱的律师和维权人士都已陆续出狱，而709事件的主要策划者和责任人由于腐败和政治问题被关进秦城监狱，但是一些709律师仍在遭受严酷迫害和打压，包括逼迁、断水断电和限制出境，其他一些律师和维权人士仍在遭受牢狱之灾，或被限制自由、监控及噤声。</text:p>
      <text:p text:style-name="P4">
Videos: []</text:p>
      <text:p text:style-name="P4">
Images: []</text:p>
      <text:p text:style-name="P4">
Categories: ['人权', '港澳', '中国', '编辑推荐']</text:p>
      <text:p text:style-name="P4">
Type: None</text:p>
      <!--METADATA-->
      <text:p text:style-name="P4">
NoneNone</text:p>
      <text:p text:style-name="P4">
Source: <text:a xlink:type="simple" xlink:href="https://www.voachinese.com/a/rights-defenders-face-much-worsened-suppression-in-china-prior-to-anniversary-of-massive-crack-down-on-lawyers-20230709/7173156.html" text:style-name="Internet_20_link" text:visited-style-name="Visited_20_Internet_20_Link">
https://www.voachinese.com/a/rights-defenders-face-much-worsened-suppression-in-china-prior-to-anniversary-of-massive-crack-down-on-lawyers-20230709/7173156.html</text:a>
</text:p>
      <!--NEWS-->
      <text:h text:style-name="P10" text:outline-level="1">
<text:span text:style-name="T4">
球后斯威雅蒂力克班西琪首度晋级温网8强</text:span>
</text:h>
      <text:p text:style-name="P4">
Publisher: 法新社</text:p>
      <text:p text:style-name="P4">
Published Time: 2023-07-09T21:32:07+00:00</text:p>
      <text:p text:style-name="P4">
Modified Time: 2023-07-09T21:20:02+00:00</text:p>
      <text:p text:style-name="P4">
Description: （法新社伦敦9日电） 波兰的世界球后斯威雅蒂今天在先失一盘后强力反攻，救下两个赛末点，后来居上以6比7（4比7）、7比6（7比2）和6比3击败瑞士好手班西琪，首度挺进温布顿网球锦标赛8强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7-09T21-32-07-00-00/000000.png" xlink:type="simple" xlink:show="embed" xlink:actuate="onLoad" draw:mime-type="image/png"/>
</draw:frame>
</text:p>
      <text:p text:style-name="P4">
法新社报导，头号种子斯威雅蒂（Iga Swiatek）未失一盘挺进第4轮，但今天在中央球场遭遇14号种子班西琪（BelindaBencic）面临苦战。曾获奥运冠军的班西琪在首盘表现勇猛，战到抢七局面后很快取得6比1优势，顺利先下一城。</text:p>
      <text:p text:style-name="P4">
斯威雅蒂频频向教练团队示意求援，还一度拿着笔记本电脑消失场边，似乎是去找寻可行作战计画。但她重回场上后对班西琪的猛烈攻势仍难以招架，在第2盘战到第12局时让对手有两次赛末点机会，看似就要淘汰出局。</text:p>
      <text:p text:style-name="P4">
不过，斯威雅蒂救下这两个赛末点，使比赛再次进入抢七局面，这次她轻松抢七成功，追成平手。</text:p>
      <text:p text:style-name="P4">
进入决胜第3盘，4度赢得大满贯赛冠军的斯威雅蒂越打越顺手，第4局破发成功，然后守住发球局，取得4比1领先，随后固守战果，鏖战逾3个小时终于赢得最后胜利，在8强赛将遭遇乌克兰好手丝薇托莉娜（ElinaSvitolina）。</text:p>
      <text:p text:style-name="P4">
Source: <text:a xlink:type="simple" xlink:href="https://www.rfi.fr/cn/%E8%BF%90%E5%8A%A8%E5%A4%A9%E5%9C%B0/20230709-%E7%90%83%E5%90%8E%E6%96%AF%E5%A8%81%E9%9B%85%E8%92%82%E5%8A%9B%E5%85%8B%E7%8F%AD%E8%A5%BF%E7%90%AA%E9%A6%96%E5%BA%A6%E6%99%8B%E7%BA%A7%E6%B8%A9%E7%BD%918%E5%BC%BA" text:style-name="Internet_20_link" text:visited-style-name="Visited_20_Internet_20_Link">
https://www.rfi.fr/cn/%E8%BF%90%E5%8A%A8%E5%A4%A9%E5%9C%B0/20230709-%E7%90%83%E5%90%8E%E6%96%AF%E5%A8%81%E9%9B%85%E8%92%82%E5%8A%9B%E5%85%8B%E7%8F%AD%E8%A5%BF%E7%90%AA%E9%A6%96%E5%BA%A6%E6%99%8B%E7%BA%A7%E6%B8%A9%E7%BD%918%E5%BC%BA</text:a>
</text:p>
      <!--NEWS-->
      <text:h text:style-name="P10" text:outline-level="1">
<text:span text:style-name="T4">
乌克兰承认袭击克里米亚大桥</text:span>
</text:h>
      <text:p text:style-name="P4">
Author: 联合早报 (Person)</text:p>
      <text:p text:style-name="P4">
Publisher: 联合早报 (Organization)</text:p>
      <text:p text:style-name="P4">
Published Time: 2023-07-09T21:51</text:p>
      <text:p text:style-name="P4">
Modified Time: 2023-07-09T22:26</text:p>
      <text:p text:style-name="P4">
Description: 乌克兰国防部副部长马里亚尔承认实施了2022年秋季对克里米亚大桥的袭击。法国国际广播电台（rfi）报道，马里亚尔（Hanna Maliar）星期六（7月8日）在即时通信平台Tele...</text:p>
      <text:p text:style-name="P4">
Videos: []</text:p>
      <text:p text:style-name="P4">
Audios: []</text:p>
      <text:p text:style-name="P4">
Images: []</text:p>
      <text:p text:style-name="P4">
Type: NewsArticle</text:p>
      <text:p text:style-name="P4">
Breadcrumbs: ['即时', '国际']</text:p>
      <text:p text:style-name="P4">
Keywords: ['俄乌战争', '克里米亚', '乌克兰', '俄罗斯']</text:p>
      <!--METADATA-->
      <text:p text:style-name="P4">
乌克兰国防部副部长马里亚尔承认实施了2022年秋季对克里米亚大桥的袭击。</text:p>
      <text:p text:style-name="P4">
法国国际广播电台（rfi）报道，马里亚尔（HannaMaliar）星期六（7月8日）在即时通信平台Telegram发文说：“273天前，我们第一次对克里米亚大桥实施打击，当时的攻击目的是为了破坏俄国人的后勤补给。”</text:p>
      <text:p text:style-name="P4">
俄罗斯在2014年夺取了克里米亚，并在四年后启用大桥。俄乌战争于2022年打响后，一辆载重汽车于同年10月在克里米亚大桥上爆炸，导致与大桥并行的铁路桥上一货运列车上的七个油罐着火，大桥部分路段受损坍塌，事故共造成四人死亡。</text:p>
      <text:p text:style-name="P4">
莫斯科将袭击事件归咎于乌克兰安全部队，但基辅多次否认这一指控。 俄总统普京曾公开指控称，大桥爆炸是乌克兰精心策划的“恐怖主义行为”。</text:p>
      <text:p text:style-name="P4">
18公里长的克里米亚大桥也称刻赤海峡大桥，是一条铁路和公路两用桥，也是连接俄罗斯和克里米亚半岛的一条关键通道。</text:p>
      <text:p text:style-name="P4">
Source: <text:a xlink:type="simple" xlink:href="https://www.zaobao.com.sg/realtime/world/story20230709-1412295" text:style-name="Internet_20_link" text:visited-style-name="Visited_20_Internet_20_Link">
https://www.zaobao.com.sg/realtime/world/story20230709-1412295</text:a>
</text:p>
      <!--NEWS-->
      <text:h text:style-name="P10" text:outline-level="1">
<text:span text:style-name="T4">
美财政部称潘功胜为人行主管符合潘将升任行长预期</text:span>
</text:h>
      <text:p text:style-name="P4">
Author: chinese@voanews.com (美国之音)</text:p>
      <text:p text:style-name="P4">
Publisher: 美国之音中文网 (Type: NewsMediaOrganization)</text:p>
      <text:p text:style-name="P4">
Published Time: 2023-07-09T22:20:07+08:00</text:p>
      <text:p text:style-name="P4">
Modified Time: 2023-07-09 14:52:39Z</text:p>
      <text:p text:style-name="P4">
Description: 美国财政部长耶伦近日几次在北京访问期间称7月1日刚被任命为央行党委书记的中国人民银行副行长潘功胜为中国人民银行的主管或代理主管，显然在符合潘功胜将升任行长的预期。</text:p>
      <text:p text:style-name="P4">
Videos: []</text:p>
      <text:p text:style-name="P4">
Images: []</text:p>
      <text:p text:style-name="P4">
Categories: ['中国', '经济·金融·贸易', '美中关系']</text:p>
      <text:p text:style-name="P4">
Type: None</text:p>
      <!--METADATA-->
      <text:p text:style-name="P4">
NoneNone</text:p>
      <text:p text:style-name="P4">
Source: <text:a xlink:type="simple" xlink:href="https://www.voachinese.com/a/u-s-calls-pan-gongsheng-china-s-central-bank-head-20230709/7173266.html" text:style-name="Internet_20_link" text:visited-style-name="Visited_20_Internet_20_Link">
https://www.voachinese.com/a/u-s-calls-pan-gongsheng-china-s-central-bank-head-20230709/7173266.html</text:a>
</text:p>
      <!--NEWS-->
      <text:h text:style-name="P10" text:outline-level="1">
<text:span text:style-name="T4">
美中央司令部称在叙利亚东部击毙ISIS首脑</text:span>
</text:h>
      <text:p text:style-name="P4">
Author: 联合早报 (Person)</text:p>
      <text:p text:style-name="P4">
Publisher: 联合早报 (Organization)</text:p>
      <text:p text:style-name="P4">
Published Time: 2023-07-09T22:24</text:p>
      <text:p text:style-name="P4">
Modified Time: 2023-07-09T22:24</text:p>
      <text:p text:style-name="P4">
Description: 美国中央司令部说，当局星期五（7月7日）在叙利亚东部击毙了一名极端组织“伊斯兰国”（ISIS）首脑。路透社报道，美国中央司令部星期天（9日）发布声明称，当局在叙利亚进行了一次打击，...</text:p>
      <text:p text:style-name="P4">
Videos: []</text:p>
      <text:p text:style-name="P4">
Audios: []</text:p>
      <text:p text:style-name="P4">
Images: []</text:p>
      <text:p text:style-name="P4">
Type: NewsArticle</text:p>
      <text:p text:style-name="P4">
Breadcrumbs: ['即时', '国际']</text:p>
      <text:p text:style-name="P4">
Keywords: ['美国', '叙利亚', '伊斯兰国组织', '恐怖组织']</text:p>
      <!--METADATA-->
      <text:p text:style-name="P4">
美国中央司令部说，当局星期五（7月7日）在叙利亚东部击毙了一名极端组织“伊斯兰国”（ISIS）首脑。</text:p>
      <text:p text:style-name="P4">
路透社报道，美国中央司令部星期天（9日）发布声明称，当局在叙利亚进行了一次打击，导致叙利亚东部的ISIS领导人乌萨马·穆哈吉尔（Usamah al-Muhajir）死亡。</text:p>
      <text:p text:style-name="P4">
不过，美当局并未公布更多穆哈吉尔的身份信息。</text:p>
      <text:p text:style-name="P4">
声明补充称，当局在此次袭击中出动了MQ-9无人机，指这些无人机“在当天早些时候曾受到俄罗斯战机的骚扰，两军持续交锋了近两个小时”。</text:p>
      <text:p text:style-name="P4">
2022年，华盛顿加强了对叙利亚境内ISIS嫌疑分子的突袭和行动，并杀死和逮捕多名组织首脑。这些领导人在ISIS于2019年失去叙利亚最后一块领土后，便一直藏匿在土耳其支持的叛军控制区。</text:p>
      <text:p text:style-name="P4">
不过，美军事指挥官表明，尽管ISIS的恐袭能力已经下降，以及重建网络的能力被削弱，但ISIS依然是该地区的一个重要威胁。</text:p>
      <text:p text:style-name="P4">
Source: <text:a xlink:type="simple" xlink:href="https://www.zaobao.com.sg/realtime/world/story20230709-1412302" text:style-name="Internet_20_link" text:visited-style-name="Visited_20_Internet_20_Link">
https://www.zaobao.com.sg/realtime/world/story20230709-1412302</text:a>
</text:p>
      <!--NEWS-->
      <text:h text:style-name="P10" text:outline-level="1">
<text:span text:style-name="T4">
艾尔段将在北约峰会场边会拜登</text:span>
</text:h>
      <text:p text:style-name="P4">
Publisher: 法新社</text:p>
      <text:p text:style-name="P4">
Published Time: 2023-07-09T22:32:09+00:00</text:p>
      <text:p text:style-name="P4">
Modified Time: 2023-07-09T22:20:04+00:00</text:p>
      <text:p text:style-name="P4">
Description: （法新社伊斯坦堡9日电） 土耳其总统府今天表示，土耳其总统艾尔段前往立陶宛出席11日登场的北大西洋公约组织（NATO）峰会时，将在场边与美国总统拜登会谈。据料双方将商讨瑞典加入北约等问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7-09T22-32-09-00-00/000000.png" xlink:type="simple" xlink:show="embed" xlink:actuate="onLoad" draw:mime-type="image/png"/>
</draw:frame>
</text:p>
      <text:p text:style-name="P4">
总统府发布声明说，艾尔段（Recep TayyipErdogan）与拜登的会谈将聚焦「乌克兰在北约的地位、瑞典加入北约一事以及交运F-16」战机等问题。土耳其希望自美国购得F-16战机。</text:p>
      <text:p text:style-name="P4">
声明没有说明这场会谈将于何时举行。</text:p>
      <text:p text:style-name="P4">
北约组织11日在立陶宛首都维尔纽斯（Vilnius）展开两天峰会，艾尔段明天将先与瑞典总理克里斯特森（UlfKristersson）会谈。克里斯特森希望能说服艾尔段，不再反对瑞典成为以美国为首北约组织的第32个成员国。</text:p>
      <text:p text:style-name="P4">
白宫今天表示，拜登曾和艾尔段通电话，讨论瑞典加入北约一事，拜登表达希望见到瑞典尽快加入北约。</text:p>
      <text:p text:style-name="P4">
Source: <text:a xlink:type="simple" xlink:href="https://www.rfi.fr/cn/%E5%9B%BD%E9%99%85%E6%8A%A5%E9%81%93/20230709-%E8%89%BE%E5%B0%94%E6%AE%B5%E5%B0%86%E5%9C%A8%E5%8C%97%E7%BA%A6%E5%B3%B0%E4%BC%9A%E5%9C%BA%E8%BE%B9%E4%BC%9A%E6%8B%9C%E7%99%BB" text:style-name="Internet_20_link" text:visited-style-name="Visited_20_Internet_20_Link">
https://www.rfi.fr/cn/%E5%9B%BD%E9%99%85%E6%8A%A5%E9%81%93/20230709-%E8%89%BE%E5%B0%94%E6%AE%B5%E5%B0%86%E5%9C%A8%E5%8C%97%E7%BA%A6%E5%B3%B0%E4%BC%9A%E5%9C%BA%E8%BE%B9%E4%BC%9A%E6%8B%9C%E7%99%BB</text:a>
</text:p>
      <!--NEWS-->
      <text:h text:style-name="P10" text:outline-level="1">
<text:span text:style-name="T4">
索罗门群岛总理访问中国</text:span>
</text:h>
      <text:p text:style-name="P4">
Publisher: 法新社</text:p>
      <text:p text:style-name="P4">
Published Time: 2023-07-09T4:02:08+00:00</text:p>
      <text:p text:style-name="P4">
Modified Time: 2023-07-09T12:35:01+00:00</text:p>
      <text:p text:style-name="P4">
Description: （法新社雪梨9日电） 索罗门群岛总理苏嘉瓦瑞（Manasseh Sogavare）今天抵达中国，这是他从索中两国达成安全协议以来的首次访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7-09T4-02-08-00-00/000000.png" xlink:type="simple" xlink:show="embed" xlink:actuate="onLoad" draw:mime-type="image/png"/>
</draw:frame>
</text:p>
      <text:p text:style-name="P4">
苏嘉瓦瑞矢言在中美关系升温下「保持中立」，并以索罗门群岛的发展需求为优先要务。</text:p>
      <text:p text:style-name="P4">
苏嘉瓦瑞2019年与台湾断交，并与北京建交。2022年4月又与中国签署内容遮遮掩掩的安全协议，引发美国与索国邻国澳洲、纽西兰关切，担忧中国藉此强化在太平洋地区的军事部署。</text:p>
      <text:p text:style-name="P4">
Source: <text:a xlink:type="simple" xlink:href="https://www.rfi.fr/cn/%E5%9B%BD%E9%99%85%E6%8A%A5%E9%81%93/20230709-%E7%B4%A2%E7%BD%97%E9%97%A8%E7%BE%A4%E5%B2%9B%E6%80%BB%E7%90%86%E8%AE%BF%E9%97%AE%E4%B8%AD%E5%9B%BD" text:style-name="Internet_20_link" text:visited-style-name="Visited_20_Internet_20_Link">
https://www.rfi.fr/cn/%E5%9B%BD%E9%99%85%E6%8A%A5%E9%81%93/20230709-%E7%B4%A2%E7%BD%97%E9%97%A8%E7%BE%A4%E5%B2%9B%E6%80%BB%E7%90%86%E8%AE%BF%E9%97%AE%E4%B8%AD%E5%9B%BD</text:a>
</text:p>
      <!--NEWS-->
      <text:h text:style-name="P10" text:outline-level="1">
<text:span text:style-name="T4">
避免骚乱再起 法国政府：国庆周末禁售烟火</text:span>
</text:h>
      <text:p text:style-name="P4">
Publisher: 法新社</text:p>
      <text:p text:style-name="P4">
Published Time: 2023-07-09T9:02:10+00:00</text:p>
      <text:p text:style-name="P4">
Modified Time: 2023-07-09T13:35:01+00:00</text:p>
      <text:p text:style-name="P4">
Description: （法新社巴黎9日电） 在法国员警枪杀一名青少年引发全国各地动乱后，法国政府今天表示，禁止在7月14日国庆假期周末贩售、持有、和运输烟火。</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7-09T9-02-10-00-00/000000.png" xlink:type="simple" xlink:show="embed" xlink:actuate="onLoad" draw:mime-type="image/png"/>
</draw:frame>
</text:p>
      <text:p text:style-name="P4">
一名员警于6月27日在巴黎近郊进行路边拦检时，射杀了一名17岁的非裔青少年。这起事件重新点燃了长期以来对法国警察部门存在系统性种族主义的不满和指责，在法国引发连续多晚的动乱，而烟火是暴动中的首选武器之一。</text:p>
      <text:p text:style-name="P4">
今天发布的法国公报中公布了一项政府法令：「为防止7月14日国庆庆祝活动期间、发生对公共秩序造成严重干扰事件的风险，在7月15日之前禁止贩售、持有、运输，和使用烟火制品和烟火。」</text:p>
      <text:p text:style-name="P4">
政府法令指出，这项禁令不包括为巴士底日（Bastille Day, 即国庆日）筹办传统烟火表演的专业单位与市政当局。</text:p>
      <text:p text:style-name="P4">
由于担心暴动再起，法国总理柏纳（Elisabeth Borne）昨天告诉「巴黎人日报」（LeParisien），政府将在国庆假日期间部署「大规模措施来保护法国人民」。</text:p>
      <text:p text:style-name="P4">
烟火表演是巴士底日庆祝活动的年度特色。烟火也时常出现在法国的抗议活动中。</text:p>
      <text:p text:style-name="P4">
拥有阿尔及利亚血统的奈尔（Nahel M.）在巴黎近郊南泰尔（Nanterre）遭警方射杀后，引发法国自2005年以来最严重的都市暴力事件。</text:p>
      <text:p text:style-name="P4">
根据官方数据，超过3700人在与奈尔之死相关的抗议活动中被捕，其中包括至少1160名未成年者。</text:p>
      <text:p text:style-name="P4">
Source: <text:a xlink:type="simple" xlink:href="https://www.rfi.fr/cn/%E5%9B%BD%E9%99%85%E6%8A%A5%E9%81%93/20230709-%E9%81%BF%E5%85%8D%E9%AA%9A%E4%B9%B1%E5%86%8D%E8%B5%B7-%E6%B3%95%E5%9B%BD%E6%94%BF%E5%BA%9C-%E5%9B%BD%E5%BA%86%E5%91%A8%E6%9C%AB%E7%A6%81%E5%94%AE%E7%83%9F%E7%81%AB" text:style-name="Internet_20_link" text:visited-style-name="Visited_20_Internet_20_Link">
https://www.rfi.fr/cn/%E5%9B%BD%E9%99%85%E6%8A%A5%E9%81%93/20230709-%E9%81%BF%E5%85%8D%E9%AA%9A%E4%B9%B1%E5%86%8D%E8%B5%B7-%E6%B3%95%E5%9B%BD%E6%94%BF%E5%BA%9C-%E5%9B%BD%E5%BA%86%E5%91%A8%E6%9C%AB%E7%A6%81%E5%94%AE%E7%83%9F%E7%81%AB</text:a>
</text:p>
      <!--NEWS-->
      <text:h text:style-name="P10" text:outline-level="1">
<text:span text:style-name="T4">
黄浦江封：和平还是战争？耶伦访华探索美中经济和平可能</text:span>
</text:h>
      <text:p text:style-name="P4">
Author: chinese@voanews.com (江枫)</text:p>
      <text:p text:style-name="P4">
Publisher: 美国之音中文网 (Type: NewsMediaOrganization)</text:p>
      <text:p text:style-name="P4">
Published Time: 2023-07-10T01:02:42+08:00</text:p>
      <text:p text:style-name="P4">
Modified Time: 2023-07-09 17:13:31Z</text:p>
      <text:p text:style-name="P4">
Description: 随着美国财长耶伦结束访华行程，美中关系也算正式恢复了官方交流。不过，这种恢复远非关系正常化，充其量只是从过去50年美中关系的最低谷爬了出来，避免了进一步下滑甚至冲突。在台海上空演出军事对峙的同时，耶伦以温和姿态与务实主义的谈判风格展示了经济和平的可能。</text:p>
      <text:p text:style-name="P4">
Videos: []</text:p>
      <text:p text:style-name="P4">
Images: []</text:p>
      <text:p text:style-name="P4">
Categories: ['特约时评', '美国', '经济·金融·贸易', '中国']</text:p>
      <text:p text:style-name="P4">
Type: None</text:p>
      <!--METADATA-->
      <text:p text:style-name="P4">
NoneNone</text:p>
      <text:p text:style-name="P4">
Source: <text:a xlink:type="simple" xlink:href="https://www.voachinese.com/a/yellen-china-pax-economica-20230709/7173363.html" text:style-name="Internet_20_link" text:visited-style-name="Visited_20_Internet_20_Link">
https://www.voachinese.com/a/yellen-china-pax-economica-20230709/7173363.html</text:a>
</text:p>
      <!--NEWS-->
      <text:h text:style-name="P10" text:outline-level="1">
<text:span text:style-name="T4">
战俘交换后得以返回乌克兰的亚速营指挥官们誓言重返前线</text:span>
</text:h>
      <text:p text:style-name="P4">
Author: chinese@voanews.com (美国之音)</text:p>
      <text:p text:style-name="P4">
Publisher: 美国之音中文网 (Type: NewsMediaOrganization)</text:p>
      <text:p text:style-name="P4">
Published Time: 2023-07-10T01:54:59+08:00</text:p>
      <text:p text:style-name="P4">
Modified Time: 2023-07-09 17:54:59Z</text:p>
      <text:p text:style-name="P4">
Description: 曾在乌克兰马里乌波尔亚速钢铁厂地下工事率部顽强抗击俄军攻击的“亚速营”的几名指挥官在被俘后的战俘交换中回到乌克兰后，誓言将重返前线。</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latest-development-in-russian-invasion-of-ukraine-20230709/7173401.html" text:style-name="Internet_20_link" text:visited-style-name="Visited_20_Internet_20_Link">
https://www.voachinese.com/a/latest-development-in-russian-invasion-of-ukraine-20230709/7173401.html</text:a>
</text:p>
      <!--NEWS-->
      <text:h text:style-name="P10" text:outline-level="1">
<text:span text:style-name="T4">
教宗任命21位红衣主教 香港和耶路撒冷主教入列引人注目</text:span>
</text:h>
      <text:p text:style-name="P4">
Author: chinese@voanews.com (美国之音)</text:p>
      <text:p text:style-name="P4">
Publisher: 美国之音中文网 (Type: NewsMediaOrganization)</text:p>
      <text:p text:style-name="P4">
Published Time: 2023-07-10T02:46:16+08:00</text:p>
      <text:p text:style-name="P4">
Modified Time: 2023-07-09 19:00:38Z</text:p>
      <text:p text:style-name="P4">
Description: 罗马天主教教宗方济各周日(7月9日)宣布，他选择了21位新的红衣主教，包括来自耶路撒冷和香港的高级教士。随着教宗继续对全球天主教神职人员产生影响，这些高级神父将选出他的继任者。</text:p>
      <text:p text:style-name="P4">
Videos: []</text:p>
      <text:p text:style-name="P4">
Images: []</text:p>
      <text:p text:style-name="P4">
Categories: ['宗教', '港澳', '中国']</text:p>
      <text:p text:style-name="P4">
Type: None</text:p>
      <!--METADATA-->
      <text:p text:style-name="P4">
NoneNone</text:p>
      <text:p text:style-name="P4">
Source: <text:a xlink:type="simple" xlink:href="https://www.voachinese.com/a/pope-names-21-new-cardinals-20230709/7173440.html" text:style-name="Internet_20_link" text:visited-style-name="Visited_20_Internet_20_Link">
https://www.voachinese.com/a/pope-names-21-new-cardinals-20230709/7173440.html</text:a>
</text:p>
      <!--NEWS-->
      <text:h text:style-name="P10" text:outline-level="1">
<text:span text:style-name="T4">
拜登称乌克兰尚未准备好加入北约</text:span>
</text:h>
      <text:p text:style-name="P4">
Author: chinese@voanews.com (美国之音)</text:p>
      <text:p text:style-name="P4">
Publisher: 美国之音中文网 (Type: NewsMediaOrganization)</text:p>
      <text:p text:style-name="P4">
Published Time: 2023-07-10T04:25:15+08:00</text:p>
      <text:p text:style-name="P4">
Modified Time: 2023-07-09 20:25:15Z</text:p>
      <text:p text:style-name="P4">
Description: 美国总统乔·拜登表示，乌克兰尚未准备好在战争结束前加入北约。他在周日播出的一次采访中告诉美国有线电视新闻网，如果乌克兰在战争期间加入该联盟，“如果是这样的话，我们将与俄罗斯交战”，这意味着北约联盟将被拖入冲突。</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biden-says-ukraine-not-ready-for-nato-membership-/7173504.html" text:style-name="Internet_20_link" text:visited-style-name="Visited_20_Internet_20_Link">
https://www.voachinese.com/a/biden-says-ukraine-not-ready-for-nato-membership-/7173504.html</text:a>
</text:p>
      <!--NEWS-->
      <text:h text:style-name="P10" text:outline-level="1">
<text:span text:style-name="T4">
美国俄克拉荷马州法官驳回要求赔偿1921年塔尔萨种族大屠杀的诉讼</text:span>
</text:h>
      <text:p text:style-name="P4">
Author: chinese@voanews.com (美国之音)</text:p>
      <text:p text:style-name="P4">
Publisher: 美国之音中文网 (Type: NewsMediaOrganization)</text:p>
      <text:p text:style-name="P4">
Published Time: 2023-07-10T05:11:47+08:00</text:p>
      <text:p text:style-name="P4">
Modified Time: 2023-07-09 21:11:47Z</text:p>
      <text:p text:style-name="P4">
Description: 俄克拉荷马州一名法官驳回了一项要求对 1921 年塔尔萨种族大屠杀进行赔偿的诉讼，挫败了这场致命种族主义暴行的幸存者为获得某种程度的法律正义而做出的努力。</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judge-dismisses-lawsuit-seeking-reparations-for-1921-tulsa-race-massacre/7173525.html" text:style-name="Internet_20_link" text:visited-style-name="Visited_20_Internet_20_Link">
https://www.voachinese.com/a/judge-dismisses-lawsuit-seeking-reparations-for-1921-tulsa-race-massacre/7173525.html</text:a>
</text:p>
      <!--NEWS-->
      <text:h text:style-name="P10" text:outline-level="1">
<text:span text:style-name="T4">
拜登抵达欧洲进行三国之行</text:span>
</text:h>
      <text:p text:style-name="P4">
Author: chinese@voanews.com (维达库斯瓦拉, 布雷德迈尔)</text:p>
      <text:p text:style-name="P4">
Publisher: 美国之音中文网 (Type: NewsMediaOrganization)</text:p>
      <text:p text:style-name="P4">
Published Time: 2023-07-10T05:52:16+08:00</text:p>
      <text:p text:style-name="P4">
Modified Time: 2023-07-09 21:52:16Z</text:p>
      <text:p text:style-name="P4">
Description: 美国总统乔·拜登周日抵达伦敦，开始为期五天的欧洲之行，首先前往英国。 随后，他前往立陶宛参加在维尔纽斯举行的北约峰会，最后一站前往芬兰与北欧领导人会面。</text:p>
      <text:p text:style-name="P4">
Videos: []</text:p>
      <text:p text:style-name="P4">
Images: []</text:p>
      <text:p text:style-name="P4">
Categories: ['美国', '欧洲', '军事', '乌克兰局势']</text:p>
      <text:p text:style-name="P4">
Type: None</text:p>
      <!--METADATA-->
      <text:p text:style-name="P4">
NoneNone</text:p>
      <text:p text:style-name="P4">
Source: <text:a xlink:type="simple" xlink:href="https://www.voachinese.com/a/biden-arrives-in-europe-on-three-nation-trip-/7173537.html" text:style-name="Internet_20_link" text:visited-style-name="Visited_20_Internet_20_Link">
https://www.voachinese.com/a/biden-arrives-in-europe-on-three-nation-trip-/7173537.html</text:a>
</text:p>
      <!--NEWS-->
      <text:h text:style-name="P10" text:outline-level="1">
<text:span text:style-name="T4">
拜登与埃尔多安通电话 讨论瑞典加入北约等问题</text:span>
</text:h>
      <text:p text:style-name="P4">
Author: 联合早报 (Person)</text:p>
      <text:p text:style-name="P4">
Publisher: 联合早报 (Organization)</text:p>
      <text:p text:style-name="P4">
Published Time: 2023-07-10T06:37</text:p>
      <text:p text:style-name="P4">
Modified Time: 2023-07-10T06:37</text:p>
      <text:p text:style-name="P4">
Description: 北约领导人即将在立陶宛首都维尔纽斯举行峰会，土耳其总统埃尔多安与美国总统拜登通电话，讨论瑞典的北约成员国资格等问题。综合路透社和法广网报道，土耳其总统办公室星期天（7月9日）发布声...</text:p>
      <text:p text:style-name="P4">
Videos: []</text:p>
      <text:p text:style-name="P4">
Audios: []</text:p>
      <text:p text:style-name="P4">
Images: []</text:p>
      <text:p text:style-name="P4">
Type: NewsArticle</text:p>
      <text:p text:style-name="P4">
Breadcrumbs: ['即时', '国际']</text:p>
      <text:p text:style-name="P4">
Keywords: ['土耳其', '瑞典', '拜登', '埃尔多安', 'F-16战机']</text:p>
      <!--METADATA-->
      <text:p text:style-name="P4">
北约领导人即将在立陶宛首都维尔纽斯举行峰会，土耳其总统埃尔多安与美国总统拜登通电话，讨论瑞典的北约成员国资格等问题。</text:p>
      <text:p text:style-name="P4">
综合路透社和法广网报道，土耳其总统办公室星期天（7月9日）发布声明称，埃尔多安与拜登举行了电话会谈。埃尔多安在电话中告诉拜登，瑞典在获得土耳其批准其加入北约的正确方向上已经采取了行动，但这些行动并没有什么效果，因为库尔德工人党（PKK）的支持者仍在瑞典举行示威活动。</text:p>
      <text:p text:style-name="P4">
瑞典加入北约的申请仍未得到北约成员国土耳其和匈牙利的支持。</text:p>
      <text:p text:style-name="P4">
土耳其已多次敦促瑞典在打击恐怖主义问题上采取更有力的措施，瑞典则一再申明已满足与土耳其谈判中商定的要求，包括提出一项新反恐法。但埃尔多安尚未表示将为瑞典开绿灯。</text:p>
      <text:p text:style-name="P4">
北约峰会召开在即，瑞典希望能在峰会期间获得北约成员国资格。</text:p>
      <text:p text:style-name="P4">
埃尔多安与拜登在电话中也同意将在北约峰会上举行面对面会晤，就土美双边关系和地区问题交换意见。</text:p>
      <text:p text:style-name="P4">
根据土耳其总统办公室的声明，埃尔多安和拜登还提到美向土交付F-16战机的事宜。声明称，注意到将向土耳其提供F-16战机的要求与瑞典加入北约相关联是”不正确的”，但埃尔多安还是感谢拜登对土耳其F-16战机请求的支持。</text:p>
      <text:p text:style-name="P4">
此外，埃尔多安和拜登在通话中也讨论了乌克兰期望加入北约的问题。</text:p>
      <text:p text:style-name="P4">
Source: <text:a xlink:type="simple" xlink:href="https://www.zaobao.com.sg/realtime/world/story20230710-1412319" text:style-name="Internet_20_link" text:visited-style-name="Visited_20_Internet_20_Link">
https://www.zaobao.com.sg/realtime/world/story20230710-1412319</text:a>
</text:p>
      <!--NEWS-->
      <text:h text:style-name="P10" text:outline-level="1">
<text:span text:style-name="T4">
波兰总统访乌：波乌团结一致将更强大</text:span>
</text:h>
      <text:p text:style-name="P4">
Author: 联合早报 (Person)</text:p>
      <text:p text:style-name="P4">
Publisher: 联合早报 (Organization)</text:p>
      <text:p text:style-name="P4">
Published Time: 2023-07-10T06:58</text:p>
      <text:p text:style-name="P4">
Modified Time: 2023-07-10T06:58</text:p>
      <text:p text:style-name="P4">
Description: 波兰总统杜达在乌克兰会见乌总统泽连斯基，强调两国团结一致的重要性。综合法新社和法广网报道，杜达星期天（7月9日）与泽连斯基一同访问乌西部城市卢茨克（Lutsk）。他在社交媒体上发文...</text:p>
      <text:p text:style-name="P4">
Videos: []</text:p>
      <text:p text:style-name="P4">
Audios: []</text:p>
      <text:p text:style-name="P4">
Images: []</text:p>
      <text:p text:style-name="P4">
Type: NewsArticle</text:p>
      <text:p text:style-name="P4">
Breadcrumbs: ['即时', '国际']</text:p>
      <text:p text:style-name="P4">
Keywords: ['乌克兰', '波兰', '北约', '俄乌战争']</text:p>
      <!--METADATA-->
      <text:p text:style-name="P4">
波兰总统杜达在乌克兰会见乌总统泽连斯基，强调两国团结一致的重要性。</text:p>
      <text:p text:style-name="P4">
综合法新社和法广网报道，杜达星期天（7月9日）与泽连斯基一同访问乌西部城市卢茨克（Lutsk）。他在社交媒体上发文说，两国团结一致将会更强大。</text:p>
      <text:p text:style-name="P4">
北约领导人即将在立陶宛举行峰会，乌克兰希望在峰会上得到一个明确的信号，即乌克兰有朝一日可以加入北约。</text:p>
      <text:p text:style-name="P4">
泽连斯基与北约秘书长斯托尔滕贝格都坦言，在战争结束前，乌克兰不太可能如愿加入北约，但乌克兰要求在此次北约峰会上得到各国的“安全承诺”。</text:p>
      <text:p text:style-name="P4">
波兰是乌克兰在北约内部的最大支持者之一，它曾呼吁北约其他成员国为乌克兰提供“安全保障”。</text:p>
      <text:p text:style-name="P4">
泽连斯基说，他与杜达就北约峰会进行了“简短但非常实质性”的讨论，波乌两国领导人同意在北约峰会上“共同努力，为基辅争取最好结果”。</text:p>
      <text:p text:style-name="P4">
美国总统拜登星期天赴欧洲访问前指出，”现在让乌克兰加入北约将意味北约会与俄罗斯开战”，在目前战争期间，北约成员国就是否吸纳乌克兰一事尚未达成一致意见。</text:p>
      <text:p text:style-name="P4">
Source: <text:a xlink:type="simple" xlink:href="https://www.zaobao.com.sg/realtime/world/story20230710-1412320" text:style-name="Internet_20_link" text:visited-style-name="Visited_20_Internet_20_Link">
https://www.zaobao.com.sg/realtime/world/story20230710-1412320</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